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283cm"/>
    </style:style>
    <style:style style:name="co4" style:family="table-column">
      <style:table-column-properties fo:break-before="auto" style:column-width="4.316cm"/>
    </style:style>
    <style:style style:name="co5" style:family="table-column">
      <style:table-column-properties fo:break-before="auto" style:column-width="2.496cm"/>
    </style:style>
    <style:style style:name="co6" style:family="table-column">
      <style:table-column-properties fo:break-before="auto" style:column-width="4.3cm"/>
    </style:style>
    <style:style style:name="co7" style:family="table-column">
      <style:table-column-properties fo:break-before="auto" style:column-width="2.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color="#80808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color="#80808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9" style:family="table-cell" style:parent-style-name="Default" style:data-style-name="N109"/>
    <style:style style:name="ce10" style:family="table-cell" style:parent-style-name="Default" style:data-style-name="N109">
      <style:text-properties fo:color="#808080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2" table:number-columns-repeated="3" table:default-cell-style-name="ce4"/>
        <table:table-column table:style-name="co2" table:number-columns-repeated="2" table:default-cell-style-name="ce6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ce4"/>
        <table:table-column table:style-name="co2" table:default-cell-style-name="ce6"/>
        <table:table-column table:style-name="co2" table:default-cell-style-name="ce9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ce4"/>
        <table:table-column table:style-name="co2" table:default-cell-style-name="ce6"/>
        <table:table-column table:style-name="co2" table:default-cell-style-name="ce9"/>
        <table:table-row table:style-name="ro1">
          <table:table-cell office:value-type="string">
            <text:p>Perfect Environment</text:p>
          </table:table-cell>
          <table:table-cell/>
          <table:table-cell table:style-name="Default"/>
          <table:table-cell table:number-columns-repeated="3" table:style-name="ce3" office:value-type="string">
            <text:p>Frontières</text:p>
          </table:table-cell>
          <table:table-cell table:style-name="ce3" table:number-columns-repeated="3"/>
          <table:table-cell office:value-type="string">
            <text:p>Real Environment</text:p>
          </table:table-cell>
          <table:table-cell/>
          <table:table-cell table:style-name="Default"/>
          <table:table-cell table:number-columns-repeated="3" table:style-name="ce3" office:value-type="string">
            <text:p>Frontières</text:p>
          </table:table-cell>
          <table:table-cell table:style-name="ce3" table:number-columns-repeated="3"/>
          <table:table-cell office:value-type="string">
            <text:p>Real Environment</text:p>
          </table:table-cell>
          <table:table-cell/>
          <table:table-cell table:style-name="Default"/>
          <table:table-cell table:number-columns-repeated="3" table:style-name="ce3" office:value-type="string">
            <text:p>Frontières</text:p>
          </table:table-cell>
          <table:table-cell table:style-name="ce3"/>
          <table:table-cell table:style-name="Default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Res: ~</text:p>
          </table:table-cell>
          <table:table-cell table:style-name="ce3" office:value-type="string">
            <text:p>Intégrité</text:p>
          </table:table-cell>
          <table:table-cell table:style-name="ce3" office:value-type="string">
            <text:p>Primaires</text:p>
          </table:table-cell>
          <table:table-cell table:style-name="ce3" office:value-type="string">
            <text:p>Secondaires</text:p>
          </table:table-cell>
          <table:table-cell table:style-name="ce3" office:value-type="string">
            <text:p>Fausses</text:p>
          </table:table-cell>
          <table:table-cell table:style-name="ce3" office:value-type="string">
            <text:p>Total</text:p>
          </table:table-cell>
          <table:table-cell table:style-name="ce3" table:number-columns-repeated="2"/>
          <table:table-cell table:style-name="ce1" office:value-type="float" office:value="1">
            <text:p>1</text:p>
          </table:table-cell>
          <table:table-cell office:value-type="string">
            <text:p>Res: [360,90]</text:p>
          </table:table-cell>
          <table:table-cell table:style-name="ce3" office:value-type="string">
            <text:p>Intégrité</text:p>
          </table:table-cell>
          <table:table-cell table:style-name="ce3" office:value-type="string">
            <text:p>Primaires</text:p>
          </table:table-cell>
          <table:table-cell table:style-name="ce3" office:value-type="string">
            <text:p>Secondaires</text:p>
          </table:table-cell>
          <table:table-cell table:style-name="ce3" office:value-type="string">
            <text:p>Fausses</text:p>
          </table:table-cell>
          <table:table-cell table:style-name="ce3" office:value-type="string">
            <text:p>Total</text:p>
          </table:table-cell>
          <table:table-cell office:value-type="string">
            <text:p>(P+S)/F</text:p>
          </table:table-cell>
          <table:table-cell table:style-name="ce3"/>
          <table:table-cell table:style-name="ce1" office:value-type="float" office:value="1">
            <text:p>1</text:p>
          </table:table-cell>
          <table:table-cell office:value-type="string">
            <text:p>Res: [720,180]</text:p>
          </table:table-cell>
          <table:table-cell table:style-name="ce3" office:value-type="string">
            <text:p>Intégrité</text:p>
          </table:table-cell>
          <table:table-cell table:style-name="ce3" office:value-type="string">
            <text:p>Primaires</text:p>
          </table:table-cell>
          <table:table-cell table:style-name="ce3" office:value-type="string">
            <text:p>Secondaires</text:p>
          </table:table-cell>
          <table:table-cell table:style-name="ce3" office:value-type="string">
            <text:p>Fausses</text:p>
          </table:table-cell>
          <table:table-cell table:style-name="ce3" office:value-type="string">
            <text:p>Total</text:p>
          </table:table-cell>
          <table:table-cell office:value-type="string">
            <text:p>(P+S)/F</text:p>
          </table:table-cell>
        </table:table-row>
        <table:table-row table:style-name="ro1"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float" office:value="99.0196">
            <text:p>99,0196</text:p>
          </table:table-cell>
          <table:table-cell office:value-type="float" office:value="100">
            <text:p>100,000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4">
            <text:p>404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float" office:value="3.9216">
            <text:p>3,9216</text:p>
          </table:table-cell>
          <table:table-cell office:value-type="float" office:value="1.0526">
            <text:p>1,0526</text:p>
          </table:table-cell>
          <table:table-cell office:value-type="float" office:value="20.7895">
            <text:p>20,7895</text:p>
          </table:table-cell>
          <table:table-cell office:value-type="float" office:value="78.1579">
            <text:p>78,1579</text:p>
          </table:table-cell>
          <table:table-cell office:value-type="float" office:value="1520">
            <text:p>1520</text:p>
          </table:table-cell>
          <table:table-cell table:formula="of:=([.N3]+[.M3])/[.O3]" office:value-type="float" office:value="0.279461193302277">
            <text:p>0,2795</text:p>
          </table:table-cell>
          <table:table-cell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float" office:value="67.6471">
            <text:p>67,6471</text:p>
          </table:table-cell>
          <table:table-cell office:value-type="float" office:value="100">
            <text:p>100,0000</text:p>
          </table:table-cell>
          <table:table-cell table:number-columns-repeated="2" office:value-type="float" office:value="0">
            <text:p>0,0000</text:p>
          </table:table-cell>
          <table:table-cell office:value-type="float" office:value="276">
            <text:p>276</text:p>
          </table:table-cell>
          <table:table-cell table:style-name="Default" table:formula="of:=([.V3]+[.W3])/[.X3]" office:value-type="float" office:value="0">
            <text:p>#DIV/0!</text:p>
          </table:table-cell>
        </table:table-row>
        <table:table-row table:style-name="ro1">
          <table:table-cell office:value-type="string">
            <text:p>Occ. V6 Inc. V18</text:p>
          </table:table-cell>
          <table:table-cell office:value-type="string">
            <text:p>Alg 2</text:p>
          </table:table-cell>
          <table:table-cell office:value-type="float" office:value="99.0196">
            <text:p>99,0196</text:p>
          </table:table-cell>
          <table:table-cell office:value-type="float" office:value="100">
            <text:p>100,000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4">
            <text:p>404</text:p>
          </table:table-cell>
          <table:table-cell table:number-columns-repeated="2"/>
          <table:table-cell office:value-type="string">
            <text:p>Occ. V6 Inc. V18</text:p>
          </table:table-cell>
          <table:table-cell office:value-type="string">
            <text:p>Alg 2</text:p>
          </table:table-cell>
          <table:table-cell office:value-type="float" office:value="3.9216">
            <text:p>3,9216</text:p>
          </table:table-cell>
          <table:table-cell office:value-type="float" office:value="0.4706">
            <text:p>0,4706</text:p>
          </table:table-cell>
          <table:table-cell office:value-type="float" office:value="12.1176">
            <text:p>12,1176</text:p>
          </table:table-cell>
          <table:table-cell office:value-type="float" office:value="87.4118">
            <text:p>87,4118</text:p>
          </table:table-cell>
          <table:table-cell office:value-type="float" office:value="3400">
            <text:p>3400</text:p>
          </table:table-cell>
          <table:table-cell table:formula="of:=([.N4]+[.M4])/[.O4]" office:value-type="float" office:value="0.14401030524483">
            <text:p>0,1440</text:p>
          </table:table-cell>
          <table:table-cell/>
          <table:table-cell office:value-type="string">
            <text:p>Occ. V6 Inc. V18</text:p>
          </table:table-cell>
          <table:table-cell office:value-type="string">
            <text:p>Alg 2</text:p>
          </table:table-cell>
          <table:table-cell office:value-type="float" office:value="67.6471">
            <text:p>67,6471</text:p>
          </table:table-cell>
          <table:table-cell office:value-type="float" office:value="25.3676">
            <text:p>25,3676</text:p>
          </table:table-cell>
          <table:table-cell office:value-type="float" office:value="37.5">
            <text:p>37,5000</text:p>
          </table:table-cell>
          <table:table-cell office:value-type="float" office:value="37.1324">
            <text:p>37,1324</text:p>
          </table:table-cell>
          <table:table-cell office:value-type="float" office:value="1088">
            <text:p>1088</text:p>
          </table:table-cell>
          <table:table-cell table:formula="of:=([.V4]+[.W4])/[.X4]" office:value-type="float" office:value="1.69306589393629">
            <text:p>1,6931</text:p>
          </table:table-cell>
        </table:table-row>
        <table:table-row table:style-name="ro1">
          <table:table-cell office:value-type="string">
            <text:p>Occ. V6 Inc. V26</text:p>
          </table:table-cell>
          <table:table-cell office:value-type="string">
            <text:p>Alg 3</text:p>
          </table:table-cell>
          <table:table-cell office:value-type="float" office:value="99.0196">
            <text:p>99,0196</text:p>
          </table:table-cell>
          <table:table-cell office:value-type="float" office:value="100">
            <text:p>100,000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4">
            <text:p>404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3</text:p>
          </table:table-cell>
          <table:table-cell office:value-type="float" office:value="3.9216">
            <text:p>3,9216</text:p>
          </table:table-cell>
          <table:table-cell office:value-type="float" office:value="0.4215">
            <text:p>0,4215</text:p>
          </table:table-cell>
          <table:table-cell office:value-type="float" office:value="10.8535">
            <text:p>10,8535</text:p>
          </table:table-cell>
          <table:table-cell office:value-type="float" office:value="88.725">
            <text:p>88,7250</text:p>
          </table:table-cell>
          <table:table-cell office:value-type="float" office:value="3796">
            <text:p>3796</text:p>
          </table:table-cell>
          <table:table-cell table:formula="of:=([.N5]+[.M5])/[.O5]" office:value-type="float" office:value="0.127078050154973">
            <text:p>0,1271</text:p>
          </table:table-cell>
          <table:table-cell/>
          <table:table-cell office:value-type="string">
            <text:p>Occ. V6 Inc. V26</text:p>
          </table:table-cell>
          <table:table-cell office:value-type="string">
            <text:p>Alg 3</text:p>
          </table:table-cell>
          <table:table-cell office:value-type="float" office:value="67.6471">
            <text:p>67,6471</text:p>
          </table:table-cell>
          <table:table-cell office:value-type="float" office:value="17.3804">
            <text:p>17,3804</text:p>
          </table:table-cell>
          <table:table-cell office:value-type="float" office:value="38.7909">
            <text:p>38,7909</text:p>
          </table:table-cell>
          <table:table-cell office:value-type="float" office:value="43.8287">
            <text:p>43,8287</text:p>
          </table:table-cell>
          <table:table-cell office:value-type="float" office:value="1588">
            <text:p>1588</text:p>
          </table:table-cell>
          <table:table-cell table:formula="of:=([.V5]+[.W5])/[.X5]" office:value-type="float" office:value="1.28160999527707">
            <text:p>1,2816</text:p>
          </table:table-cell>
        </table:table-row>
        <table:table-row table:style-name="ro1">
          <table:table-cell office:value-type="string">
            <text:p>Occ. V18 Inc. V6</text:p>
          </table:table-cell>
          <table:table-cell office:value-type="string">
            <text:p>Alg 4</text:p>
          </table:table-cell>
          <table:table-cell office:value-type="float" office:value="100">
            <text:p>100,0000</text:p>
          </table:table-cell>
          <table:table-cell office:value-type="float" office:value="50.2463">
            <text:p>50,2463</text:p>
          </table:table-cell>
          <table:table-cell office:value-type="float" office:value="49.7537">
            <text:p>49,7537</text:p>
          </table:table-cell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 table:number-columns-repeated="2"/>
          <table:table-cell office:value-type="string">
            <text:p>Occ. V18 Inc. V6</text:p>
          </table:table-cell>
          <table:table-cell office:value-type="string">
            <text:p>Alg 4</text:p>
          </table:table-cell>
          <table:table-cell office:value-type="float" office:value="15.6863">
            <text:p>15,6863</text:p>
          </table:table-cell>
          <table:table-cell office:value-type="float" office:value="1.4337">
            <text:p>1,4337</text:p>
          </table:table-cell>
          <table:table-cell office:value-type="float" office:value="25">
            <text:p>25,0000</text:p>
          </table:table-cell>
          <table:table-cell office:value-type="float" office:value="73.5663">
            <text:p>73,5663</text:p>
          </table:table-cell>
          <table:table-cell office:value-type="float" office:value="4464">
            <text:p>4464</text:p>
          </table:table-cell>
          <table:table-cell table:formula="of:=([.N6]+[.M6])/[.O6]" office:value-type="float" office:value="0.359318057317005">
            <text:p>0,3593</text:p>
          </table:table-cell>
          <table:table-cell/>
          <table:table-cell office:value-type="string">
            <text:p>Occ. V18 Inc. V6</text:p>
          </table:table-cell>
          <table:table-cell office:value-type="string">
            <text:p>Alg 4</text:p>
          </table:table-cell>
          <table:table-cell office:value-type="float" office:value="83.3333">
            <text:p>83,3333</text:p>
          </table:table-cell>
          <table:table-cell office:value-type="float" office:value="40.0943">
            <text:p>40,0943</text:p>
          </table:table-cell>
          <table:table-cell office:value-type="float" office:value="34.9057">
            <text:p>34,9057</text:p>
          </table:table-cell>
          <table:table-cell office:value-type="float" office:value="25">
            <text:p>25,0000</text:p>
          </table:table-cell>
          <table:table-cell office:value-type="float" office:value="848">
            <text:p>848</text:p>
          </table:table-cell>
          <table:table-cell table:formula="of:=([.V6]+[.W6])/[.X6]" office:value-type="float" office:value="3">
            <text:p>3,0000</text:p>
          </table:table-cell>
        </table:table-row>
        <table:table-row table:style-name="ro1">
          <table:table-cell office:value-type="string">
            <text:p>Occ. V18 Inc. V18</text:p>
          </table:table-cell>
          <table:table-cell office:value-type="string">
            <text:p>Alg 5</text:p>
          </table:table-cell>
          <table:table-cell office:value-type="float" office:value="100">
            <text:p>100,0000</text:p>
          </table:table-cell>
          <table:table-cell office:value-type="float" office:value="50.2463">
            <text:p>50,2463</text:p>
          </table:table-cell>
          <table:table-cell office:value-type="float" office:value="49.7537">
            <text:p>49,7537</text:p>
          </table:table-cell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 table:number-columns-repeated="2"/>
          <table:table-cell office:value-type="string">
            <text:p>Occ. V18 Inc. V18</text:p>
          </table:table-cell>
          <table:table-cell office:value-type="string">
            <text:p>Alg 5</text:p>
          </table:table-cell>
          <table:table-cell office:value-type="float" office:value="15.6863">
            <text:p>15,6863</text:p>
          </table:table-cell>
          <table:table-cell office:value-type="float" office:value="1.0088">
            <text:p>1,0088</text:p>
          </table:table-cell>
          <table:table-cell office:value-type="float" office:value="19.1047">
            <text:p>19,1047</text:p>
          </table:table-cell>
          <table:table-cell office:value-type="float" office:value="79.8865">
            <text:p>79,8865</text:p>
          </table:table-cell>
          <table:table-cell office:value-type="float" office:value="6344">
            <text:p>6344</text:p>
          </table:table-cell>
          <table:table-cell table:formula="of:=([.N7]+[.M7])/[.O7]" office:value-type="float" office:value="0.251775957139191">
            <text:p>0,2518</text:p>
          </table:table-cell>
          <table:table-cell/>
          <table:table-cell office:value-type="string">
            <text:p>Occ. V18 Inc. V18</text:p>
          </table:table-cell>
          <table:table-cell office:value-type="string">
            <text:p>Alg 5</text:p>
          </table:table-cell>
          <table:table-cell office:value-type="float" office:value="83.3333">
            <text:p>83,3333</text:p>
          </table:table-cell>
          <table:table-cell office:value-type="float" office:value="19.8135">
            <text:p>19,8135</text:p>
          </table:table-cell>
          <table:table-cell office:value-type="float" office:value="44.289">
            <text:p>44,2890</text:p>
          </table:table-cell>
          <table:table-cell office:value-type="float" office:value="35.8974">
            <text:p>35,8974</text:p>
          </table:table-cell>
          <table:table-cell office:value-type="float" office:value="1716">
            <text:p>1716</text:p>
          </table:table-cell>
          <table:table-cell table:formula="of:=([.V7]+[.W7])/[.X7]" office:value-type="float" office:value="1.78571428571429">
            <text:p>1,7857</text:p>
          </table:table-cell>
        </table:table-row>
        <table:table-row table:style-name="ro1"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float" office:value="100">
            <text:p>100,0000</text:p>
          </table:table-cell>
          <table:table-cell office:value-type="float" office:value="50.2463">
            <text:p>50,2463</text:p>
          </table:table-cell>
          <table:table-cell office:value-type="float" office:value="49.7537">
            <text:p>49,7537</text:p>
          </table:table-cell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float" office:value="15.6863">
            <text:p>15,6863</text:p>
          </table:table-cell>
          <table:table-cell office:value-type="float" office:value="0.9496">
            <text:p>0,9496</text:p>
          </table:table-cell>
          <table:table-cell office:value-type="float" office:value="17.9822">
            <text:p>17,9822</text:p>
          </table:table-cell>
          <table:table-cell office:value-type="float" office:value="81.0682">
            <text:p>81,0682</text:p>
          </table:table-cell>
          <table:table-cell office:value-type="float" office:value="6740">
            <text:p>6740</text:p>
          </table:table-cell>
          <table:table-cell table:formula="of:=([.N8]+[.M8])/[.O8]" office:value-type="float" office:value="0.233529300021463">
            <text:p>0,2335</text:p>
          </table:table-cell>
          <table:table-cell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float" office:value="83.3333">
            <text:p>83,3333</text:p>
          </table:table-cell>
          <table:table-cell office:value-type="float" office:value="15.1246">
            <text:p>15,1246</text:p>
          </table:table-cell>
          <table:table-cell office:value-type="float" office:value="44.484">
            <text:p>44,4840</text:p>
          </table:table-cell>
          <table:table-cell office:value-type="float" office:value="40.3915">
            <text:p>40,3915</text:p>
          </table:table-cell>
          <table:table-cell office:value-type="float" office:value="2248">
            <text:p>2248</text:p>
          </table:table-cell>
          <table:table-cell table:formula="of:=([.V8]+[.W8])/[.X8]" office:value-type="float" office:value="1.47577089239073">
            <text:p>1,4758</text:p>
          </table:table-cell>
        </table:table-row>
        <table:table-row table:style-name="ro1">
          <table:table-cell office:value-type="string">
            <text:p>Occ. V26 Inc. V6</text:p>
          </table:table-cell>
          <table:table-cell office:value-type="string">
            <text:p>Alg 7</text:p>
          </table:table-cell>
          <table:table-cell office:value-type="float" office:value="100">
            <text:p>100,0000</text:p>
          </table:table-cell>
          <table:table-cell table:number-columns-repeated="2" office:value-type="float" office:value="50">
            <text:p>50,0000</text:p>
          </table:table-cell>
          <table:table-cell office:value-type="float" office:value="0">
            <text:p>0</text:p>
          </table:table-cell>
          <table:table-cell office:value-type="float" office:value="816">
            <text:p>816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7</text:p>
          </table:table-cell>
          <table:table-cell office:value-type="float" office:value="15.6863">
            <text:p>15,6863</text:p>
          </table:table-cell>
          <table:table-cell office:value-type="float" office:value="1.3434">
            <text:p>1,3434</text:p>
          </table:table-cell>
          <table:table-cell office:value-type="float" office:value="27.9597">
            <text:p>27,9597</text:p>
          </table:table-cell>
          <table:table-cell office:value-type="float" office:value="70.6969">
            <text:p>70,6969</text:p>
          </table:table-cell>
          <table:table-cell office:value-type="float" office:value="4764">
            <text:p>4764</text:p>
          </table:table-cell>
          <table:table-cell table:formula="of:=([.N9]+[.M9])/[.O9]" office:value-type="float" office:value="0.41448917845054">
            <text:p>0,4145</text:p>
          </table:table-cell>
          <table:table-cell/>
          <table:table-cell office:value-type="string">
            <text:p>Occ. V26 Inc. V6</text:p>
          </table:table-cell>
          <table:table-cell office:value-type="string">
            <text:p>Alg 7</text:p>
          </table:table-cell>
          <table:table-cell office:value-type="float" office:value="83.3333">
            <text:p>83,3333</text:p>
          </table:table-cell>
          <table:table-cell office:value-type="float" office:value="40.0943">
            <text:p>40,0943</text:p>
          </table:table-cell>
          <table:table-cell office:value-type="float" office:value="34.9057">
            <text:p>34,9057</text:p>
          </table:table-cell>
          <table:table-cell office:value-type="float" office:value="25">
            <text:p>25,0000</text:p>
          </table:table-cell>
          <table:table-cell office:value-type="float" office:value="848">
            <text:p>848</text:p>
          </table:table-cell>
          <table:table-cell table:formula="of:=([.V9]+[.W9])/[.X9]" office:value-type="float" office:value="3">
            <text:p>3,0000</text:p>
          </table:table-cell>
        </table:table-row>
        <table:table-row table:style-name="ro1">
          <table:table-cell office:value-type="string">
            <text:p>Occ. V26 Inc. V18</text:p>
          </table:table-cell>
          <table:table-cell office:value-type="string">
            <text:p>Alg 8</text:p>
          </table:table-cell>
          <table:table-cell office:value-type="float" office:value="100">
            <text:p>100,0000</text:p>
          </table:table-cell>
          <table:table-cell table:number-columns-repeated="2" office:value-type="float" office:value="50">
            <text:p>50,0000</text:p>
          </table:table-cell>
          <table:table-cell office:value-type="float" office:value="0">
            <text:p>0</text:p>
          </table:table-cell>
          <table:table-cell office:value-type="float" office:value="816">
            <text:p>816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8</text:p>
          </table:table-cell>
          <table:table-cell office:value-type="float" office:value="15.6863">
            <text:p>15,6863</text:p>
          </table:table-cell>
          <table:table-cell office:value-type="float" office:value="0.9633">
            <text:p>0,9633</text:p>
          </table:table-cell>
          <table:table-cell office:value-type="float" office:value="21.4931">
            <text:p>21,4931</text:p>
          </table:table-cell>
          <table:table-cell office:value-type="float" office:value="77.5436">
            <text:p>77,5436</text:p>
          </table:table-cell>
          <table:table-cell office:value-type="float" office:value="6644">
            <text:p>6644</text:p>
          </table:table-cell>
          <table:table-cell table:formula="of:=([.N10]+[.M10])/[.O10]" office:value-type="float" office:value="0.289597078288859">
            <text:p>0,2896</text:p>
          </table:table-cell>
          <table:table-cell/>
          <table:table-cell office:value-type="string">
            <text:p>Occ. V26 Inc. V18</text:p>
          </table:table-cell>
          <table:table-cell office:value-type="string">
            <text:p>Alg 8</text:p>
          </table:table-cell>
          <table:table-cell office:value-type="float" office:value="83.3333">
            <text:p>83,3333</text:p>
          </table:table-cell>
          <table:table-cell office:value-type="float" office:value="19.1011">
            <text:p>19,1011</text:p>
          </table:table-cell>
          <table:table-cell office:value-type="float" office:value="46.2921">
            <text:p>46,2921</text:p>
          </table:table-cell>
          <table:table-cell office:value-type="float" office:value="34.6067">
            <text:p>34,6067</text:p>
          </table:table-cell>
          <table:table-cell office:value-type="float" office:value="1780">
            <text:p>1780</text:p>
          </table:table-cell>
          <table:table-cell table:formula="of:=([.V10]+[.W10])/[.X10]" office:value-type="float" office:value="1.88961097128591">
            <text:p>1,8896</text:p>
          </table:table-cell>
        </table:table-row>
        <table:table-row table:style-name="ro1">
          <table:table-cell office:value-type="string">
            <text:p>Occ. V26 Inc. V26</text:p>
          </table:table-cell>
          <table:table-cell office:value-type="string">
            <text:p>Alg 9</text:p>
          </table:table-cell>
          <table:table-cell office:value-type="float" office:value="100">
            <text:p>100,0000</text:p>
          </table:table-cell>
          <table:table-cell table:number-columns-repeated="2" office:value-type="float" office:value="50">
            <text:p>50,0000</text:p>
          </table:table-cell>
          <table:table-cell office:value-type="float" office:value="0">
            <text:p>0</text:p>
          </table:table-cell>
          <table:table-cell office:value-type="float" office:value="816">
            <text:p>816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9</text:p>
          </table:table-cell>
          <table:table-cell office:value-type="float" office:value="15.6863">
            <text:p>15,6863</text:p>
          </table:table-cell>
          <table:table-cell office:value-type="float" office:value="0.9091">
            <text:p>0,9091</text:p>
          </table:table-cell>
          <table:table-cell office:value-type="float" office:value="20.2841">
            <text:p>20,2841</text:p>
          </table:table-cell>
          <table:table-cell office:value-type="float" office:value="78.8068">
            <text:p>78,8068</text:p>
          </table:table-cell>
          <table:table-cell office:value-type="float" office:value="7040">
            <text:p>7040</text:p>
          </table:table-cell>
          <table:table-cell table:formula="of:=([.N11]+[.M11])/[.O11]" office:value-type="float" office:value="0.268926031763756">
            <text:p>0,2689</text:p>
          </table:table-cell>
          <table:table-cell/>
          <table:table-cell office:value-type="string">
            <text:p>Occ. V26 Inc. V26</text:p>
          </table:table-cell>
          <table:table-cell office:value-type="string">
            <text:p>Alg 9</text:p>
          </table:table-cell>
          <table:table-cell office:value-type="float" office:value="83.3333">
            <text:p>83,3333</text:p>
          </table:table-cell>
          <table:table-cell office:value-type="float" office:value="14.7059">
            <text:p>14,7059</text:p>
          </table:table-cell>
          <table:table-cell office:value-type="float" office:value="46.0208">
            <text:p>46,0208</text:p>
          </table:table-cell>
          <table:table-cell office:value-type="float" office:value="39.2734">
            <text:p>39,2734</text:p>
          </table:table-cell>
          <table:table-cell office:value-type="float" office:value="2312">
            <text:p>2312</text:p>
          </table:table-cell>
          <table:table-cell table:formula="of:=([.V11]+[.W11])/[.X11]" office:value-type="float" office:value="1.54625522618363">
            <text:p>1,5463</text:p>
          </table:table-cell>
        </table:table-row>
        <table:table-row table:style-name="ro1">
          <table:table-cell table:style-name="ce2" office:value-type="string">
            <text:p>Occ. V6 Inc. V6 Edge</text:p>
          </table:table-cell>
          <table:table-cell table:style-name="ce2" office:value-type="string">
            <text:p>Alg 10</text:p>
          </table:table-cell>
          <table:table-cell table:style-name="ce5" office:value-type="float" office:value="99.0196">
            <text:p>99,0196</text:p>
          </table:table-cell>
          <table:table-cell table:style-name="ce5" office:value-type="float" office:value="100">
            <text:p>100,000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404">
            <text:p>404</text:p>
          </table:table-cell>
          <table:table-cell table:style-name="ce2" table:number-columns-repeated="2"/>
          <table:table-cell table:style-name="ce2" office:value-type="string">
            <text:p>Occ. V6 Inc. V6 Edge</text:p>
          </table:table-cell>
          <table:table-cell table:style-name="ce2" office:value-type="string">
            <text:p>Alg 10</text:p>
          </table:table-cell>
          <table:table-cell table:style-name="ce5" office:value-type="float" office:value="3.9216">
            <text:p>3,9216</text:p>
          </table:table-cell>
          <table:table-cell table:style-name="ce5" office:value-type="float" office:value="1.0526">
            <text:p>1,0526</text:p>
          </table:table-cell>
          <table:table-cell table:style-name="ce5" office:value-type="float" office:value="20.7895">
            <text:p>20,7895</text:p>
          </table:table-cell>
          <table:table-cell table:style-name="ce5" office:value-type="float" office:value="78.1579">
            <text:p>78,1579</text:p>
          </table:table-cell>
          <table:table-cell table:style-name="ce7" office:value-type="float" office:value="1520">
            <text:p>1520</text:p>
          </table:table-cell>
          <table:table-cell table:style-name="ce10" table:formula="of:=([.N12]+[.M12])/[.O12]" office:value-type="float" office:value="0.279461193302277">
            <text:p>0,2795</text:p>
          </table:table-cell>
          <table:table-cell table:style-name="ce2"/>
          <table:table-cell table:style-name="ce2" office:value-type="string">
            <text:p>Occ. V6 Inc. V6 Edge</text:p>
          </table:table-cell>
          <table:table-cell table:style-name="ce2" office:value-type="string">
            <text:p>Alg 10</text:p>
          </table:table-cell>
          <table:table-cell table:style-name="ce5" office:value-type="float" office:value="67.6471">
            <text:p>67,6471</text:p>
          </table:table-cell>
          <table:table-cell table:style-name="ce5" office:value-type="float" office:value="100">
            <text:p>100,0000</text:p>
          </table:table-cell>
          <table:table-cell table:number-columns-repeated="2" table:style-name="ce5" office:value-type="float" office:value="0">
            <text:p>0,0000</text:p>
          </table:table-cell>
          <table:table-cell table:style-name="ce7" office:value-type="float" office:value="276">
            <text:p>276</text:p>
          </table:table-cell>
          <table:table-cell table:style-name="ce10" table:formula="of:=([.V12]+[.W12])/[.X12]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Occ. V6 Inc. V18 Edge</text:p>
          </table:table-cell>
          <table:table-cell table:style-name="ce2" office:value-type="string">
            <text:p>Alg 11</text:p>
          </table:table-cell>
          <table:table-cell table:style-name="ce5" office:value-type="float" office:value="99.0196">
            <text:p>99,0196</text:p>
          </table:table-cell>
          <table:table-cell table:style-name="ce5" office:value-type="float" office:value="100">
            <text:p>100,000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404">
            <text:p>404</text:p>
          </table:table-cell>
          <table:table-cell table:style-name="ce2" table:number-columns-repeated="2"/>
          <table:table-cell table:style-name="ce2" office:value-type="string">
            <text:p>Occ. V6 Inc. V18 Edge</text:p>
          </table:table-cell>
          <table:table-cell table:style-name="ce2" office:value-type="string">
            <text:p>Alg 11</text:p>
          </table:table-cell>
          <table:table-cell table:style-name="ce5" office:value-type="float" office:value="3.9216">
            <text:p>3,9216</text:p>
          </table:table-cell>
          <table:table-cell table:style-name="ce5" office:value-type="float" office:value="0.4706">
            <text:p>0,4706</text:p>
          </table:table-cell>
          <table:table-cell table:style-name="ce5" office:value-type="float" office:value="12.1176">
            <text:p>12,1176</text:p>
          </table:table-cell>
          <table:table-cell table:style-name="ce5" office:value-type="float" office:value="87.4118">
            <text:p>87,4118</text:p>
          </table:table-cell>
          <table:table-cell table:style-name="ce7" office:value-type="float" office:value="3400">
            <text:p>3400</text:p>
          </table:table-cell>
          <table:table-cell table:style-name="ce10" table:formula="of:=([.N13]+[.M13])/[.O13]" office:value-type="float" office:value="0.14401030524483">
            <text:p>0,1440</text:p>
          </table:table-cell>
          <table:table-cell table:style-name="ce2"/>
          <table:table-cell table:style-name="ce2" office:value-type="string">
            <text:p>Occ. V6 Inc. V18 Edge</text:p>
          </table:table-cell>
          <table:table-cell table:style-name="ce2" office:value-type="string">
            <text:p>Alg 11</text:p>
          </table:table-cell>
          <table:table-cell table:style-name="ce5" office:value-type="float" office:value="67.6471">
            <text:p>67,6471</text:p>
          </table:table-cell>
          <table:table-cell table:style-name="ce5" office:value-type="float" office:value="25.3676">
            <text:p>25,3676</text:p>
          </table:table-cell>
          <table:table-cell table:style-name="ce5" office:value-type="float" office:value="37.5">
            <text:p>37,5000</text:p>
          </table:table-cell>
          <table:table-cell table:style-name="ce5" office:value-type="float" office:value="37.1324">
            <text:p>37,1324</text:p>
          </table:table-cell>
          <table:table-cell table:style-name="ce7" office:value-type="float" office:value="1088">
            <text:p>1088</text:p>
          </table:table-cell>
          <table:table-cell table:style-name="ce10" table:formula="of:=([.V13]+[.W13])/[.X13]" office:value-type="float" office:value="1.69306589393629">
            <text:p>1,6931</text:p>
          </table:table-cell>
        </table:table-row>
        <table:table-row table:style-name="ro1">
          <table:table-cell table:style-name="ce2" office:value-type="string">
            <text:p>Occ. V6 Inc. V26 Edge</text:p>
          </table:table-cell>
          <table:table-cell table:style-name="ce2" office:value-type="string">
            <text:p>Alg 12</text:p>
          </table:table-cell>
          <table:table-cell table:style-name="ce5" office:value-type="float" office:value="99.0196">
            <text:p>99,0196</text:p>
          </table:table-cell>
          <table:table-cell table:style-name="ce5" office:value-type="float" office:value="100">
            <text:p>100,000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404">
            <text:p>404</text:p>
          </table:table-cell>
          <table:table-cell table:style-name="ce2" table:number-columns-repeated="2"/>
          <table:table-cell table:style-name="ce2" office:value-type="string">
            <text:p>Occ. V6 Inc. V26 Edge</text:p>
          </table:table-cell>
          <table:table-cell table:style-name="ce2" office:value-type="string">
            <text:p>Alg 12</text:p>
          </table:table-cell>
          <table:table-cell table:style-name="ce5" office:value-type="float" office:value="3.9216">
            <text:p>3,9216</text:p>
          </table:table-cell>
          <table:table-cell table:style-name="ce5" office:value-type="float" office:value="0.4215">
            <text:p>0,4215</text:p>
          </table:table-cell>
          <table:table-cell table:style-name="ce5" office:value-type="float" office:value="10.8535">
            <text:p>10,8535</text:p>
          </table:table-cell>
          <table:table-cell table:style-name="ce5" office:value-type="float" office:value="88.725">
            <text:p>88,7250</text:p>
          </table:table-cell>
          <table:table-cell table:style-name="ce7" office:value-type="float" office:value="3796">
            <text:p>3796</text:p>
          </table:table-cell>
          <table:table-cell table:style-name="ce10" table:formula="of:=([.N14]+[.M14])/[.O14]" office:value-type="float" office:value="0.127078050154973">
            <text:p>0,1271</text:p>
          </table:table-cell>
          <table:table-cell table:style-name="ce2"/>
          <table:table-cell table:style-name="ce2" office:value-type="string">
            <text:p>Occ. V6 Inc. V26 Edge</text:p>
          </table:table-cell>
          <table:table-cell table:style-name="ce2" office:value-type="string">
            <text:p>Alg 12</text:p>
          </table:table-cell>
          <table:table-cell table:style-name="ce5" office:value-type="float" office:value="67.6471">
            <text:p>67,6471</text:p>
          </table:table-cell>
          <table:table-cell table:style-name="ce5" office:value-type="float" office:value="17.3804">
            <text:p>17,3804</text:p>
          </table:table-cell>
          <table:table-cell table:style-name="ce5" office:value-type="float" office:value="38.7909">
            <text:p>38,7909</text:p>
          </table:table-cell>
          <table:table-cell table:style-name="ce5" office:value-type="float" office:value="43.8287">
            <text:p>43,8287</text:p>
          </table:table-cell>
          <table:table-cell table:style-name="ce7" office:value-type="float" office:value="1588">
            <text:p>1588</text:p>
          </table:table-cell>
          <table:table-cell table:style-name="ce10" table:formula="of:=([.V14]+[.W14])/[.X14]" office:value-type="float" office:value="1.28160999527707">
            <text:p>1,2816</text:p>
          </table:table-cell>
        </table:table-row>
        <table:table-row table:style-name="ro1">
          <table:table-cell table:style-name="ce2" office:value-type="string">
            <text:p>Occ. V18 Inc. V6 Edge</text:p>
          </table:table-cell>
          <table:table-cell table:style-name="ce2" office:value-type="string">
            <text:p>Alg 13</text:p>
          </table:table-cell>
          <table:table-cell table:style-name="ce5" office:value-type="float" office:value="100">
            <text:p>100,0000</text:p>
          </table:table-cell>
          <table:table-cell table:style-name="ce5" office:value-type="float" office:value="50.2463">
            <text:p>50,2463</text:p>
          </table:table-cell>
          <table:table-cell table:style-name="ce5" office:value-type="float" office:value="49.7537">
            <text:p>49,753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812">
            <text:p>812</text:p>
          </table:table-cell>
          <table:table-cell table:style-name="ce2" table:number-columns-repeated="2"/>
          <table:table-cell table:style-name="ce2" office:value-type="string">
            <text:p>Occ. V18 Inc. V6 Edge</text:p>
          </table:table-cell>
          <table:table-cell table:style-name="ce2" office:value-type="string">
            <text:p>Alg 13</text:p>
          </table:table-cell>
          <table:table-cell table:style-name="ce5" office:value-type="float" office:value="15.6863">
            <text:p>15,6863</text:p>
          </table:table-cell>
          <table:table-cell table:style-name="ce5" office:value-type="float" office:value="1.4337">
            <text:p>1,4337</text:p>
          </table:table-cell>
          <table:table-cell table:style-name="ce5" office:value-type="float" office:value="25">
            <text:p>25,0000</text:p>
          </table:table-cell>
          <table:table-cell table:style-name="ce5" office:value-type="float" office:value="73.5663">
            <text:p>73,5663</text:p>
          </table:table-cell>
          <table:table-cell table:style-name="ce7" office:value-type="float" office:value="4464">
            <text:p>4464</text:p>
          </table:table-cell>
          <table:table-cell table:style-name="ce10" table:formula="of:=([.N15]+[.M15])/[.O15]" office:value-type="float" office:value="0.359318057317005">
            <text:p>0,3593</text:p>
          </table:table-cell>
          <table:table-cell table:style-name="ce2"/>
          <table:table-cell table:style-name="ce2" office:value-type="string">
            <text:p>Occ. V18 Inc. V6 Edge</text:p>
          </table:table-cell>
          <table:table-cell table:style-name="ce2" office:value-type="string">
            <text:p>Alg 13</text:p>
          </table:table-cell>
          <table:table-cell table:style-name="ce5" office:value-type="float" office:value="83.3333">
            <text:p>83,3333</text:p>
          </table:table-cell>
          <table:table-cell table:style-name="ce5" office:value-type="float" office:value="40.0943">
            <text:p>40,0943</text:p>
          </table:table-cell>
          <table:table-cell table:style-name="ce5" office:value-type="float" office:value="34.9057">
            <text:p>34,9057</text:p>
          </table:table-cell>
          <table:table-cell table:style-name="ce5" office:value-type="float" office:value="25">
            <text:p>25,0000</text:p>
          </table:table-cell>
          <table:table-cell table:style-name="ce7" office:value-type="float" office:value="848">
            <text:p>848</text:p>
          </table:table-cell>
          <table:table-cell table:style-name="ce10" table:formula="of:=([.V15]+[.W15])/[.X15]" office:value-type="float" office:value="3">
            <text:p>3,0000</text:p>
          </table:table-cell>
        </table:table-row>
        <table:table-row table:style-name="ro1">
          <table:table-cell table:style-name="ce2" office:value-type="string">
            <text:p>Occ. V18 Inc. V18 Edge</text:p>
          </table:table-cell>
          <table:table-cell table:style-name="ce2" office:value-type="string">
            <text:p>Alg 14</text:p>
          </table:table-cell>
          <table:table-cell table:style-name="ce5" office:value-type="float" office:value="100">
            <text:p>100,0000</text:p>
          </table:table-cell>
          <table:table-cell table:style-name="ce5" office:value-type="float" office:value="50.2463">
            <text:p>50,2463</text:p>
          </table:table-cell>
          <table:table-cell table:style-name="ce5" office:value-type="float" office:value="49.7537">
            <text:p>49,753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812">
            <text:p>812</text:p>
          </table:table-cell>
          <table:table-cell table:style-name="ce2" table:number-columns-repeated="2"/>
          <table:table-cell table:style-name="ce2" office:value-type="string">
            <text:p>Occ. V18 Inc. V18 Edge</text:p>
          </table:table-cell>
          <table:table-cell table:style-name="ce2" office:value-type="string">
            <text:p>Alg 14</text:p>
          </table:table-cell>
          <table:table-cell table:style-name="ce5" office:value-type="float" office:value="15.6863">
            <text:p>15,6863</text:p>
          </table:table-cell>
          <table:table-cell table:style-name="ce5" office:value-type="float" office:value="1.0088">
            <text:p>1,0088</text:p>
          </table:table-cell>
          <table:table-cell table:style-name="ce5" office:value-type="float" office:value="19.1047">
            <text:p>19,1047</text:p>
          </table:table-cell>
          <table:table-cell table:style-name="ce5" office:value-type="float" office:value="79.8865">
            <text:p>79,8865</text:p>
          </table:table-cell>
          <table:table-cell table:style-name="ce7" office:value-type="float" office:value="6344">
            <text:p>6344</text:p>
          </table:table-cell>
          <table:table-cell table:style-name="ce10" table:formula="of:=([.N16]+[.M16])/[.O16]" office:value-type="float" office:value="0.251775957139191">
            <text:p>0,2518</text:p>
          </table:table-cell>
          <table:table-cell table:style-name="ce2"/>
          <table:table-cell table:style-name="ce2" office:value-type="string">
            <text:p>Occ. V18 Inc. V18 Edge</text:p>
          </table:table-cell>
          <table:table-cell table:style-name="ce2" office:value-type="string">
            <text:p>Alg 14</text:p>
          </table:table-cell>
          <table:table-cell table:style-name="ce5" office:value-type="float" office:value="83.3333">
            <text:p>83,3333</text:p>
          </table:table-cell>
          <table:table-cell table:style-name="ce5" office:value-type="float" office:value="19.8135">
            <text:p>19,8135</text:p>
          </table:table-cell>
          <table:table-cell table:style-name="ce5" office:value-type="float" office:value="44.289">
            <text:p>44,2890</text:p>
          </table:table-cell>
          <table:table-cell table:style-name="ce5" office:value-type="float" office:value="35.8974">
            <text:p>35,8974</text:p>
          </table:table-cell>
          <table:table-cell table:style-name="ce7" office:value-type="float" office:value="1716">
            <text:p>1716</text:p>
          </table:table-cell>
          <table:table-cell table:style-name="ce10" table:formula="of:=([.V16]+[.W16])/[.X16]" office:value-type="float" office:value="1.78571428571429">
            <text:p>1,7857</text:p>
          </table:table-cell>
        </table:table-row>
        <table:table-row table:style-name="ro1">
          <table:table-cell table:style-name="ce2" office:value-type="string">
            <text:p>Occ. V18 Inc. V26 Edge</text:p>
          </table:table-cell>
          <table:table-cell table:style-name="ce2" office:value-type="string">
            <text:p>Alg 15</text:p>
          </table:table-cell>
          <table:table-cell table:style-name="ce5" office:value-type="float" office:value="100">
            <text:p>100,0000</text:p>
          </table:table-cell>
          <table:table-cell table:style-name="ce5" office:value-type="float" office:value="50.2463">
            <text:p>50,2463</text:p>
          </table:table-cell>
          <table:table-cell table:style-name="ce5" office:value-type="float" office:value="49.7537">
            <text:p>49,753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812">
            <text:p>812</text:p>
          </table:table-cell>
          <table:table-cell table:style-name="ce2" table:number-columns-repeated="2"/>
          <table:table-cell table:style-name="ce2" office:value-type="string">
            <text:p>Occ. V18 Inc. V26 Edge</text:p>
          </table:table-cell>
          <table:table-cell table:style-name="ce2" office:value-type="string">
            <text:p>Alg 15</text:p>
          </table:table-cell>
          <table:table-cell table:style-name="ce5" office:value-type="float" office:value="15.6863">
            <text:p>15,6863</text:p>
          </table:table-cell>
          <table:table-cell table:style-name="ce5" office:value-type="float" office:value="0.9496">
            <text:p>0,9496</text:p>
          </table:table-cell>
          <table:table-cell table:style-name="ce5" office:value-type="float" office:value="17.9822">
            <text:p>17,9822</text:p>
          </table:table-cell>
          <table:table-cell table:style-name="ce5" office:value-type="float" office:value="81.0682">
            <text:p>81,0682</text:p>
          </table:table-cell>
          <table:table-cell table:style-name="ce7" office:value-type="float" office:value="6740">
            <text:p>6740</text:p>
          </table:table-cell>
          <table:table-cell table:style-name="ce10" table:formula="of:=([.N17]+[.M17])/[.O17]" office:value-type="float" office:value="0.233529300021463">
            <text:p>0,2335</text:p>
          </table:table-cell>
          <table:table-cell table:style-name="ce2"/>
          <table:table-cell table:style-name="ce2" office:value-type="string">
            <text:p>Occ. V18 Inc. V26 Edge</text:p>
          </table:table-cell>
          <table:table-cell table:style-name="ce2" office:value-type="string">
            <text:p>Alg 15</text:p>
          </table:table-cell>
          <table:table-cell table:style-name="ce5" office:value-type="float" office:value="83.3333">
            <text:p>83,3333</text:p>
          </table:table-cell>
          <table:table-cell table:style-name="ce5" office:value-type="float" office:value="15.1246">
            <text:p>15,1246</text:p>
          </table:table-cell>
          <table:table-cell table:style-name="ce5" office:value-type="float" office:value="44.484">
            <text:p>44,4840</text:p>
          </table:table-cell>
          <table:table-cell table:style-name="ce5" office:value-type="float" office:value="40.3915">
            <text:p>40,3915</text:p>
          </table:table-cell>
          <table:table-cell table:style-name="ce7" office:value-type="float" office:value="2248">
            <text:p>2248</text:p>
          </table:table-cell>
          <table:table-cell table:style-name="ce10" table:formula="of:=([.V17]+[.W17])/[.X17]" office:value-type="float" office:value="1.47577089239073">
            <text:p>1,4758</text:p>
          </table:table-cell>
        </table:table-row>
        <table:table-row table:style-name="ro1">
          <table:table-cell table:style-name="ce2" office:value-type="string">
            <text:p>Occ. V26 Inc. V6 Edge</text:p>
          </table:table-cell>
          <table:table-cell table:style-name="ce2" office:value-type="string">
            <text:p>Alg 16</text:p>
          </table:table-cell>
          <table:table-cell table:style-name="ce5" office:value-type="float" office:value="100">
            <text:p>100,0000</text:p>
          </table:table-cell>
          <table:table-cell table:number-columns-repeated="2" table:style-name="ce5" office:value-type="float" office:value="50">
            <text:p>50,000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816">
            <text:p>816</text:p>
          </table:table-cell>
          <table:table-cell table:style-name="ce2" table:number-columns-repeated="2"/>
          <table:table-cell table:style-name="ce2" office:value-type="string">
            <text:p>Occ. V26 Inc. V6 Edge</text:p>
          </table:table-cell>
          <table:table-cell table:style-name="ce2" office:value-type="string">
            <text:p>Alg 16</text:p>
          </table:table-cell>
          <table:table-cell table:style-name="ce5" office:value-type="float" office:value="15.6863">
            <text:p>15,6863</text:p>
          </table:table-cell>
          <table:table-cell table:style-name="ce5" office:value-type="float" office:value="1.3434">
            <text:p>1,3434</text:p>
          </table:table-cell>
          <table:table-cell table:style-name="ce5" office:value-type="float" office:value="27.9597">
            <text:p>27,9597</text:p>
          </table:table-cell>
          <table:table-cell table:style-name="ce5" office:value-type="float" office:value="70.6969">
            <text:p>70,6969</text:p>
          </table:table-cell>
          <table:table-cell table:style-name="ce7" office:value-type="float" office:value="4764">
            <text:p>4764</text:p>
          </table:table-cell>
          <table:table-cell table:style-name="ce10" table:formula="of:=([.N18]+[.M18])/[.O18]" office:value-type="float" office:value="0.41448917845054">
            <text:p>0,4145</text:p>
          </table:table-cell>
          <table:table-cell table:style-name="ce2"/>
          <table:table-cell table:style-name="ce2" office:value-type="string">
            <text:p>Occ. V26 Inc. V6 Edge</text:p>
          </table:table-cell>
          <table:table-cell table:style-name="ce2" office:value-type="string">
            <text:p>Alg 16</text:p>
          </table:table-cell>
          <table:table-cell table:style-name="ce5" office:value-type="float" office:value="83.3333">
            <text:p>83,3333</text:p>
          </table:table-cell>
          <table:table-cell table:style-name="ce5" office:value-type="float" office:value="40.0943">
            <text:p>40,0943</text:p>
          </table:table-cell>
          <table:table-cell table:style-name="ce5" office:value-type="float" office:value="34.9057">
            <text:p>34,9057</text:p>
          </table:table-cell>
          <table:table-cell table:style-name="ce5" office:value-type="float" office:value="25">
            <text:p>25,0000</text:p>
          </table:table-cell>
          <table:table-cell table:style-name="ce7" office:value-type="float" office:value="848">
            <text:p>848</text:p>
          </table:table-cell>
          <table:table-cell table:style-name="ce10" table:formula="of:=([.V18]+[.W18])/[.X18]" office:value-type="float" office:value="3">
            <text:p>3,0000</text:p>
          </table:table-cell>
        </table:table-row>
        <table:table-row table:style-name="ro1">
          <table:table-cell table:style-name="ce2" office:value-type="string">
            <text:p>Occ. V26 Inc. V18 Edge</text:p>
          </table:table-cell>
          <table:table-cell table:style-name="ce2" office:value-type="string">
            <text:p>Alg 17</text:p>
          </table:table-cell>
          <table:table-cell table:style-name="ce5" office:value-type="float" office:value="100">
            <text:p>100,0000</text:p>
          </table:table-cell>
          <table:table-cell table:number-columns-repeated="2" table:style-name="ce5" office:value-type="float" office:value="50">
            <text:p>50,000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816">
            <text:p>816</text:p>
          </table:table-cell>
          <table:table-cell table:style-name="ce2" table:number-columns-repeated="2"/>
          <table:table-cell table:style-name="ce2" office:value-type="string">
            <text:p>Occ. V26 Inc. V18 Edge</text:p>
          </table:table-cell>
          <table:table-cell table:style-name="ce2" office:value-type="string">
            <text:p>Alg 17</text:p>
          </table:table-cell>
          <table:table-cell table:style-name="ce5" office:value-type="float" office:value="15.6863">
            <text:p>15,6863</text:p>
          </table:table-cell>
          <table:table-cell table:style-name="ce5" office:value-type="float" office:value="0.9633">
            <text:p>0,9633</text:p>
          </table:table-cell>
          <table:table-cell table:style-name="ce5" office:value-type="float" office:value="21.4931">
            <text:p>21,4931</text:p>
          </table:table-cell>
          <table:table-cell table:style-name="ce5" office:value-type="float" office:value="77.5436">
            <text:p>77,5436</text:p>
          </table:table-cell>
          <table:table-cell table:style-name="ce7" office:value-type="float" office:value="6644">
            <text:p>6644</text:p>
          </table:table-cell>
          <table:table-cell table:style-name="ce10" table:formula="of:=([.N19]+[.M19])/[.O19]" office:value-type="float" office:value="0.289597078288859">
            <text:p>0,2896</text:p>
          </table:table-cell>
          <table:table-cell table:style-name="ce2"/>
          <table:table-cell table:style-name="ce2" office:value-type="string">
            <text:p>Occ. V26 Inc. V18 Edge</text:p>
          </table:table-cell>
          <table:table-cell table:style-name="ce2" office:value-type="string">
            <text:p>Alg 17</text:p>
          </table:table-cell>
          <table:table-cell table:style-name="ce5" office:value-type="float" office:value="83.3333">
            <text:p>83,3333</text:p>
          </table:table-cell>
          <table:table-cell table:style-name="ce5" office:value-type="float" office:value="19.1011">
            <text:p>19,1011</text:p>
          </table:table-cell>
          <table:table-cell table:style-name="ce5" office:value-type="float" office:value="46.2921">
            <text:p>46,2921</text:p>
          </table:table-cell>
          <table:table-cell table:style-name="ce5" office:value-type="float" office:value="34.6067">
            <text:p>34,6067</text:p>
          </table:table-cell>
          <table:table-cell table:style-name="ce7" office:value-type="float" office:value="1780">
            <text:p>1780</text:p>
          </table:table-cell>
          <table:table-cell table:style-name="ce10" table:formula="of:=([.V19]+[.W19])/[.X19]" office:value-type="float" office:value="1.88961097128591">
            <text:p>1,8896</text:p>
          </table:table-cell>
        </table:table-row>
        <table:table-row table:style-name="ro1">
          <table:table-cell table:style-name="ce2" office:value-type="string">
            <text:p>Occ. V26 Inc. V26 Edge</text:p>
          </table:table-cell>
          <table:table-cell table:style-name="ce2" office:value-type="string">
            <text:p>Alg 18</text:p>
          </table:table-cell>
          <table:table-cell table:style-name="ce5" office:value-type="float" office:value="100">
            <text:p>100,0000</text:p>
          </table:table-cell>
          <table:table-cell table:number-columns-repeated="2" table:style-name="ce5" office:value-type="float" office:value="50">
            <text:p>50,000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816">
            <text:p>816</text:p>
          </table:table-cell>
          <table:table-cell table:style-name="ce2" table:number-columns-repeated="2"/>
          <table:table-cell table:style-name="ce2" office:value-type="string">
            <text:p>Occ. V26 Inc. V26 Edge</text:p>
          </table:table-cell>
          <table:table-cell table:style-name="ce2" office:value-type="string">
            <text:p>Alg 18</text:p>
          </table:table-cell>
          <table:table-cell table:style-name="ce5" office:value-type="float" office:value="15.6863">
            <text:p>15,6863</text:p>
          </table:table-cell>
          <table:table-cell table:style-name="ce5" office:value-type="float" office:value="0.9091">
            <text:p>0,9091</text:p>
          </table:table-cell>
          <table:table-cell table:style-name="ce5" office:value-type="float" office:value="20.2841">
            <text:p>20,2841</text:p>
          </table:table-cell>
          <table:table-cell table:style-name="ce5" office:value-type="float" office:value="78.8068">
            <text:p>78,8068</text:p>
          </table:table-cell>
          <table:table-cell table:style-name="ce7" office:value-type="float" office:value="7040">
            <text:p>7040</text:p>
          </table:table-cell>
          <table:table-cell table:style-name="ce10" table:formula="of:=([.N20]+[.M20])/[.O20]" office:value-type="float" office:value="0.268926031763756">
            <text:p>0,2689</text:p>
          </table:table-cell>
          <table:table-cell table:style-name="ce2"/>
          <table:table-cell table:style-name="ce2" office:value-type="string">
            <text:p>Occ. V26 Inc. V26 Edge</text:p>
          </table:table-cell>
          <table:table-cell table:style-name="ce2" office:value-type="string">
            <text:p>Alg 18</text:p>
          </table:table-cell>
          <table:table-cell table:style-name="ce5" office:value-type="float" office:value="83.3333">
            <text:p>83,3333</text:p>
          </table:table-cell>
          <table:table-cell table:style-name="ce5" office:value-type="float" office:value="14.7059">
            <text:p>14,7059</text:p>
          </table:table-cell>
          <table:table-cell table:style-name="ce5" office:value-type="float" office:value="46.0208">
            <text:p>46,0208</text:p>
          </table:table-cell>
          <table:table-cell table:style-name="ce5" office:value-type="float" office:value="39.2734">
            <text:p>39,2734</text:p>
          </table:table-cell>
          <table:table-cell table:style-name="ce7" office:value-type="float" office:value="2312">
            <text:p>2312</text:p>
          </table:table-cell>
          <table:table-cell table:style-name="ce10" table:formula="of:=([.V20]+[.W20])/[.X20]" office:value-type="float" office:value="1.54625522618363">
            <text:p>1,5463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5"/>
          <table:table-cell table:number-columns-repeated="4"/>
          <table:table-cell table:style-name="ce9" table:number-columns-repeated="4"/>
          <table:table-cell table:style-name="Default"/>
          <table:table-cell/>
        </table:table-row>
        <table:table-row table:style-name="ro1">
          <table:table-cell office:value-type="string">
            <text:p>Perfect Environment</text:p>
          </table:table-cell>
          <table:table-cell/>
          <table:table-cell table:style-name="Default"/>
          <table:table-cell table:number-columns-repeated="3" table:style-name="ce3" office:value-type="string">
            <text:p>Frontières</text:p>
          </table:table-cell>
          <table:table-cell table:style-name="ce3" table:number-columns-repeated="3"/>
          <table:table-cell office:value-type="string">
            <text:p>Real Environment</text:p>
          </table:table-cell>
          <table:table-cell/>
          <table:table-cell table:style-name="Default"/>
          <table:table-cell table:number-columns-repeated="3" table:style-name="ce3" office:value-type="string">
            <text:p>Frontières</text:p>
          </table:table-cell>
          <table:table-cell table:style-name="ce3"/>
          <table:table-cell/>
          <table:table-cell table:style-name="ce3"/>
          <table:table-cell office:value-type="string">
            <text:p>Real Environment</text:p>
          </table:table-cell>
          <table:table-cell/>
          <table:table-cell table:style-name="ce9"/>
          <table:table-cell table:number-columns-repeated="3" table:style-name="ce11" office:value-type="string">
            <text:p>Frontières</text:p>
          </table:table-cell>
          <table:table-cell table:style-name="ce3"/>
          <table:table-cell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Res: ~</text:p>
          </table:table-cell>
          <table:table-cell table:style-name="ce3" office:value-type="string">
            <text:p>Intégrité</text:p>
          </table:table-cell>
          <table:table-cell table:style-name="ce3" office:value-type="string">
            <text:p>Primaires</text:p>
          </table:table-cell>
          <table:table-cell table:style-name="ce3" office:value-type="string">
            <text:p>Secondaires</text:p>
          </table:table-cell>
          <table:table-cell table:style-name="ce3" office:value-type="string">
            <text:p>Fausses</text:p>
          </table:table-cell>
          <table:table-cell table:style-name="ce3" office:value-type="string">
            <text:p>Total</text:p>
          </table:table-cell>
          <table:table-cell table:style-name="ce3" table:number-columns-repeated="2"/>
          <table:table-cell table:style-name="ce1" office:value-type="float" office:value="2">
            <text:p>2</text:p>
          </table:table-cell>
          <table:table-cell office:value-type="string">
            <text:p>Res: [360,90]</text:p>
          </table:table-cell>
          <table:table-cell table:style-name="ce3" office:value-type="string">
            <text:p>Intégrité</text:p>
          </table:table-cell>
          <table:table-cell table:style-name="ce3" office:value-type="string">
            <text:p>Primaires</text:p>
          </table:table-cell>
          <table:table-cell table:style-name="ce3" office:value-type="string">
            <text:p>Secondaires</text:p>
          </table:table-cell>
          <table:table-cell table:style-name="ce3" office:value-type="string">
            <text:p>Fausses</text:p>
          </table:table-cell>
          <table:table-cell table:style-name="ce3" office:value-type="string">
            <text:p>Total</text:p>
          </table:table-cell>
          <table:table-cell office:value-type="string">
            <text:p>(P+S)/F</text:p>
          </table:table-cell>
          <table:table-cell table:style-name="ce3"/>
          <table:table-cell table:style-name="ce1" office:value-type="float" office:value="2">
            <text:p>2</text:p>
          </table:table-cell>
          <table:table-cell office:value-type="string">
            <text:p>Res: [720,180]</text:p>
          </table:table-cell>
          <table:table-cell table:style-name="ce11" office:value-type="string">
            <text:p>Intégrité</text:p>
          </table:table-cell>
          <table:table-cell table:style-name="ce11" office:value-type="string">
            <text:p>Primaires</text:p>
          </table:table-cell>
          <table:table-cell table:style-name="ce11" office:value-type="string">
            <text:p>Secondaires</text:p>
          </table:table-cell>
          <table:table-cell table:style-name="ce11" office:value-type="string">
            <text:p>Fausses</text:p>
          </table:table-cell>
          <table:table-cell table:style-name="ce3" office:value-type="string">
            <text:p>Total</text:p>
          </table:table-cell>
          <table:table-cell office:value-type="string">
            <text:p>(P+S)/F</text:p>
          </table:table-cell>
        </table:table-row>
        <table:table-row table:style-name="ro1"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float" office:value="86">
            <text:p>86,0000</text:p>
          </table:table-cell>
          <table:table-cell office:value-type="float" office:value="100">
            <text:p>100,000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float" office:value="60">
            <text:p>60,0000</text:p>
          </table:table-cell>
          <table:table-cell table:style-name="ce6" office:value-type="float" office:value="49.1803">
            <text:p>49,1803</text:p>
          </table:table-cell>
          <table:table-cell table:style-name="ce6" office:value-type="float" office:value="44.2623">
            <text:p>44,2623</text:p>
          </table:table-cell>
          <table:table-cell table:style-name="ce6" office:value-type="float" office:value="6.5574">
            <text:p>6,5574</text:p>
          </table:table-cell>
          <table:table-cell office:value-type="float" office:value="244">
            <text:p>244</text:p>
          </table:table-cell>
          <table:table-cell table:formula="of:=([.N25]+[.M25])/[.O25]" office:value-type="float" office:value="14.2499466251868">
            <text:p>14,2499</text:p>
          </table:table-cell>
          <table:table-cell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float" office:value="68">
            <text:p>68,0000</text:p>
          </table:table-cell>
          <table:table-cell office:value-type="float" office:value="80.9524">
            <text:p>80,9524</text:p>
          </table:table-cell>
          <table:table-cell office:value-type="float" office:value="19.0476">
            <text:p>19,0476</text:p>
          </table:table-cell>
          <table:table-cell office:value-type="float" office:value="0">
            <text:p>0,0000</text:p>
          </table:table-cell>
          <table:table-cell office:value-type="float" office:value="168">
            <text:p>168</text:p>
          </table:table-cell>
          <table:table-cell table:formula="of:=([.V25]+[.W25])/[.X25]" office:value-type="float" office:value="0">
            <text:p>#DIV/0!</text:p>
          </table:table-cell>
        </table:table-row>
        <table:table-row table:style-name="ro1">
          <table:table-cell office:value-type="string">
            <text:p>Occ. V6 Inc. V18</text:p>
          </table:table-cell>
          <table:table-cell office:value-type="string">
            <text:p>Alg 2</text:p>
          </table:table-cell>
          <table:table-cell office:value-type="float" office:value="100">
            <text:p>100,0000</text:p>
          </table:table-cell>
          <table:table-cell office:value-type="float" office:value="68.4932">
            <text:p>68,4932</text:p>
          </table:table-cell>
          <table:table-cell office:value-type="float" office:value="31.5068">
            <text:p>31,5068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number-columns-repeated="2"/>
          <table:table-cell office:value-type="string">
            <text:p>Occ. V6 Inc. V18</text:p>
          </table:table-cell>
          <table:table-cell office:value-type="string">
            <text:p>Alg 2</text:p>
          </table:table-cell>
          <table:table-cell office:value-type="float" office:value="60">
            <text:p>60,0000</text:p>
          </table:table-cell>
          <table:table-cell table:style-name="ce6" office:value-type="float" office:value="21.2766">
            <text:p>21,2766</text:p>
          </table:table-cell>
          <table:table-cell table:style-name="ce6" office:value-type="float" office:value="61.7021">
            <text:p>61,7021</text:p>
          </table:table-cell>
          <table:table-cell table:style-name="ce6" office:value-type="float" office:value="17.0213">
            <text:p>17,0213</text:p>
          </table:table-cell>
          <table:table-cell office:value-type="float" office:value="564">
            <text:p>564</text:p>
          </table:table-cell>
          <table:table-cell table:formula="of:=([.N26]+[.M26])/[.O26]" office:value-type="float" office:value="4.87499192188611">
            <text:p>4,8750</text:p>
          </table:table-cell>
          <table:table-cell/>
          <table:table-cell office:value-type="string">
            <text:p>Occ. V6 Inc. V18</text:p>
          </table:table-cell>
          <table:table-cell office:value-type="string">
            <text:p>Alg 2</text:p>
          </table:table-cell>
          <table:table-cell office:value-type="float" office:value="68">
            <text:p>68,0000</text:p>
          </table:table-cell>
          <table:table-cell office:value-type="float" office:value="56.6667">
            <text:p>56,6667</text:p>
          </table:table-cell>
          <table:table-cell office:value-type="float" office:value="43.3333">
            <text:p>43,3333</text:p>
          </table:table-cell>
          <table:table-cell office:value-type="float" office:value="0">
            <text:p>0,0000</text:p>
          </table:table-cell>
          <table:table-cell office:value-type="float" office:value="240">
            <text:p>240</text:p>
          </table:table-cell>
          <table:table-cell table:formula="of:=([.V26]+[.W26])/[.X26]" office:value-type="float" office:value="0">
            <text:p>#DIV/0!</text:p>
          </table:table-cell>
        </table:table-row>
        <table:table-row table:style-name="ro1">
          <table:table-cell office:value-type="string">
            <text:p>Occ. V6 Inc. V26</text:p>
          </table:table-cell>
          <table:table-cell office:value-type="string">
            <text:p>Alg 3</text:p>
          </table:table-cell>
          <table:table-cell office:value-type="float" office:value="100">
            <text:p>100,0000</text:p>
          </table:table-cell>
          <table:table-cell office:value-type="float" office:value="56.1798">
            <text:p>56,1798</text:p>
          </table:table-cell>
          <table:table-cell office:value-type="float" office:value="43.8202">
            <text:p>43,8202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3</text:p>
          </table:table-cell>
          <table:table-cell office:value-type="float" office:value="60">
            <text:p>60,0000</text:p>
          </table:table-cell>
          <table:table-cell table:style-name="ce6" office:value-type="float" office:value="16.8539">
            <text:p>16,8539</text:p>
          </table:table-cell>
          <table:table-cell table:style-name="ce6" office:value-type="float" office:value="60.1124">
            <text:p>60,1124</text:p>
          </table:table-cell>
          <table:table-cell table:style-name="ce6" office:value-type="float" office:value="23.0337">
            <text:p>23,0337</text:p>
          </table:table-cell>
          <table:table-cell office:value-type="float" office:value="712">
            <text:p>712</text:p>
          </table:table-cell>
          <table:table-cell table:formula="of:=([.N27]+[.M27])/[.O27]" office:value-type="float" office:value="3.34146489708557">
            <text:p>3,3415</text:p>
          </table:table-cell>
          <table:table-cell/>
          <table:table-cell office:value-type="string">
            <text:p>Occ. V6 Inc. V26</text:p>
          </table:table-cell>
          <table:table-cell office:value-type="string">
            <text:p>Alg 3</text:p>
          </table:table-cell>
          <table:table-cell office:value-type="float" office:value="68">
            <text:p>68,0000</text:p>
          </table:table-cell>
          <table:table-cell office:value-type="float" office:value="56.6667">
            <text:p>56,6667</text:p>
          </table:table-cell>
          <table:table-cell office:value-type="float" office:value="43.3333">
            <text:p>43,3333</text:p>
          </table:table-cell>
          <table:table-cell office:value-type="float" office:value="0">
            <text:p>0,0000</text:p>
          </table:table-cell>
          <table:table-cell office:value-type="float" office:value="240">
            <text:p>240</text:p>
          </table:table-cell>
          <table:table-cell table:formula="of:=([.V27]+[.W27])/[.X27]" office:value-type="float" office:value="0">
            <text:p>#DIV/0!</text:p>
          </table:table-cell>
        </table:table-row>
        <table:table-row table:style-name="ro1">
          <table:table-cell office:value-type="string">
            <text:p>Occ. V18 Inc. V6</text:p>
          </table:table-cell>
          <table:table-cell office:value-type="string">
            <text:p>Alg 4</text:p>
          </table:table-cell>
          <table:table-cell office:value-type="float" office:value="86">
            <text:p>86,0000</text:p>
          </table:table-cell>
          <table:table-cell office:value-type="float" office:value="100">
            <text:p>100,000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Occ. V18 Inc. V6</text:p>
          </table:table-cell>
          <table:table-cell office:value-type="string">
            <text:p>Alg 4</text:p>
          </table:table-cell>
          <table:table-cell office:value-type="float" office:value="60">
            <text:p>60,0000</text:p>
          </table:table-cell>
          <table:table-cell table:style-name="ce6" office:value-type="float" office:value="38.4615">
            <text:p>38,4615</text:p>
          </table:table-cell>
          <table:table-cell table:style-name="ce6" office:value-type="float" office:value="51.2821">
            <text:p>51,2821</text:p>
          </table:table-cell>
          <table:table-cell table:style-name="ce6" office:value-type="float" office:value="10.2564">
            <text:p>10,2564</text:p>
          </table:table-cell>
          <table:table-cell office:value-type="float" office:value="312">
            <text:p>312</text:p>
          </table:table-cell>
          <table:table-cell table:formula="of:=([.N28]+[.M28])/[.O28]" office:value-type="float" office:value="8.75000975000975">
            <text:p>8,7500</text:p>
          </table:table-cell>
          <table:table-cell/>
          <table:table-cell office:value-type="string">
            <text:p>Occ. V18 Inc. V6</text:p>
          </table:table-cell>
          <table:table-cell office:value-type="string">
            <text:p>Alg 4</text:p>
          </table:table-cell>
          <table:table-cell office:value-type="float" office:value="68">
            <text:p>68,0000</text:p>
          </table:table-cell>
          <table:table-cell office:value-type="float" office:value="80.9524">
            <text:p>80,9524</text:p>
          </table:table-cell>
          <table:table-cell office:value-type="float" office:value="19.0476">
            <text:p>19,0476</text:p>
          </table:table-cell>
          <table:table-cell office:value-type="float" office:value="0">
            <text:p>0,0000</text:p>
          </table:table-cell>
          <table:table-cell office:value-type="float" office:value="168">
            <text:p>168</text:p>
          </table:table-cell>
          <table:table-cell table:formula="of:=([.V28]+[.W28])/[.X28]" office:value-type="float" office:value="0">
            <text:p>#DIV/0!</text:p>
          </table:table-cell>
        </table:table-row>
        <table:table-row table:style-name="ro1">
          <table:table-cell office:value-type="string">
            <text:p>Occ. V18 Inc. V18</text:p>
          </table:table-cell>
          <table:table-cell office:value-type="string">
            <text:p>Alg 5</text:p>
          </table:table-cell>
          <table:table-cell office:value-type="float" office:value="100">
            <text:p>100,0000</text:p>
          </table:table-cell>
          <table:table-cell office:value-type="float" office:value="68.4932">
            <text:p>68,4932</text:p>
          </table:table-cell>
          <table:table-cell office:value-type="float" office:value="31.5068">
            <text:p>31,5068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number-columns-repeated="2"/>
          <table:table-cell office:value-type="string">
            <text:p>Occ. V18 Inc. V18</text:p>
          </table:table-cell>
          <table:table-cell office:value-type="string">
            <text:p>Alg 5</text:p>
          </table:table-cell>
          <table:table-cell office:value-type="float" office:value="60">
            <text:p>60,0000</text:p>
          </table:table-cell>
          <table:table-cell table:style-name="ce6" office:value-type="float" office:value="18.9873">
            <text:p>18,9873</text:p>
          </table:table-cell>
          <table:table-cell table:style-name="ce6" office:value-type="float" office:value="63.2911">
            <text:p>63,2911</text:p>
          </table:table-cell>
          <table:table-cell table:style-name="ce6" office:value-type="float" office:value="17.7215">
            <text:p>17,7215</text:p>
          </table:table-cell>
          <table:table-cell office:value-type="float" office:value="632">
            <text:p>632</text:p>
          </table:table-cell>
          <table:table-cell table:formula="of:=([.N29]+[.M29])/[.O29]" office:value-type="float" office:value="4.6428575459188">
            <text:p>4,6429</text:p>
          </table:table-cell>
          <table:table-cell/>
          <table:table-cell office:value-type="string">
            <text:p>Occ. V18 Inc. V18</text:p>
          </table:table-cell>
          <table:table-cell office:value-type="string">
            <text:p>Alg 5</text:p>
          </table:table-cell>
          <table:table-cell office:value-type="float" office:value="68">
            <text:p>68,0000</text:p>
          </table:table-cell>
          <table:table-cell office:value-type="float" office:value="56.6667">
            <text:p>56,6667</text:p>
          </table:table-cell>
          <table:table-cell office:value-type="float" office:value="43.3333">
            <text:p>43,3333</text:p>
          </table:table-cell>
          <table:table-cell office:value-type="float" office:value="0">
            <text:p>0,0000</text:p>
          </table:table-cell>
          <table:table-cell office:value-type="float" office:value="240">
            <text:p>240</text:p>
          </table:table-cell>
          <table:table-cell table:formula="of:=([.V29]+[.W29])/[.X29]" office:value-type="float" office:value="0">
            <text:p>#DIV/0!</text:p>
          </table:table-cell>
        </table:table-row>
        <table:table-row table:style-name="ro1"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float" office:value="100">
            <text:p>100,0000</text:p>
          </table:table-cell>
          <table:table-cell office:value-type="float" office:value="56.1798">
            <text:p>56,1798</text:p>
          </table:table-cell>
          <table:table-cell office:value-type="float" office:value="43.8202">
            <text:p>43,8202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float" office:value="60">
            <text:p>60,0000</text:p>
          </table:table-cell>
          <table:table-cell table:style-name="ce6" office:value-type="float" office:value="15.3846">
            <text:p>15,3846</text:p>
          </table:table-cell>
          <table:table-cell table:style-name="ce6" office:value-type="float" office:value="61.5385">
            <text:p>61,5385</text:p>
          </table:table-cell>
          <table:table-cell table:style-name="ce6" office:value-type="float" office:value="23.0769">
            <text:p>23,0769</text:p>
          </table:table-cell>
          <table:table-cell office:value-type="float" office:value="780">
            <text:p>780</text:p>
          </table:table-cell>
          <table:table-cell table:formula="of:=([.N30]+[.M30])/[.O30]" office:value-type="float" office:value="3.333337666671">
            <text:p>3,3333</text:p>
          </table:table-cell>
          <table:table-cell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float" office:value="68">
            <text:p>68,0000</text:p>
          </table:table-cell>
          <table:table-cell office:value-type="float" office:value="56.6667">
            <text:p>56,6667</text:p>
          </table:table-cell>
          <table:table-cell office:value-type="float" office:value="43.3333">
            <text:p>43,3333</text:p>
          </table:table-cell>
          <table:table-cell office:value-type="float" office:value="0">
            <text:p>0,0000</text:p>
          </table:table-cell>
          <table:table-cell office:value-type="float" office:value="240">
            <text:p>240</text:p>
          </table:table-cell>
          <table:table-cell table:formula="of:=([.V30]+[.W30])/[.X30]" office:value-type="float" office:value="0">
            <text:p>#DIV/0!</text:p>
          </table:table-cell>
        </table:table-row>
        <table:table-row table:style-name="ro1">
          <table:table-cell office:value-type="string">
            <text:p>Occ. V26 Inc. V6</text:p>
          </table:table-cell>
          <table:table-cell office:value-type="string">
            <text:p>Alg 7</text:p>
          </table:table-cell>
          <table:table-cell office:value-type="float" office:value="86">
            <text:p>86,0000</text:p>
          </table:table-cell>
          <table:table-cell office:value-type="float" office:value="100">
            <text:p>100,000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7</text:p>
          </table:table-cell>
          <table:table-cell office:value-type="float" office:value="60">
            <text:p>60,0000</text:p>
          </table:table-cell>
          <table:table-cell table:style-name="ce6" office:value-type="float" office:value="38.4615">
            <text:p>38,4615</text:p>
          </table:table-cell>
          <table:table-cell table:style-name="ce6" office:value-type="float" office:value="51.2821">
            <text:p>51,2821</text:p>
          </table:table-cell>
          <table:table-cell table:style-name="ce6" office:value-type="float" office:value="10.2564">
            <text:p>10,2564</text:p>
          </table:table-cell>
          <table:table-cell office:value-type="float" office:value="312">
            <text:p>312</text:p>
          </table:table-cell>
          <table:table-cell table:formula="of:=([.N31]+[.M31])/[.O31]" office:value-type="float" office:value="8.75000975000975">
            <text:p>8,7500</text:p>
          </table:table-cell>
          <table:table-cell/>
          <table:table-cell office:value-type="string">
            <text:p>Occ. V26 Inc. V6</text:p>
          </table:table-cell>
          <table:table-cell office:value-type="string">
            <text:p>Alg 7</text:p>
          </table:table-cell>
          <table:table-cell office:value-type="float" office:value="68">
            <text:p>68,0000</text:p>
          </table:table-cell>
          <table:table-cell office:value-type="float" office:value="80.9524">
            <text:p>80,9524</text:p>
          </table:table-cell>
          <table:table-cell office:value-type="float" office:value="19.0476">
            <text:p>19,0476</text:p>
          </table:table-cell>
          <table:table-cell office:value-type="float" office:value="0">
            <text:p>0,0000</text:p>
          </table:table-cell>
          <table:table-cell office:value-type="float" office:value="168">
            <text:p>168</text:p>
          </table:table-cell>
          <table:table-cell table:formula="of:=([.V31]+[.W31])/[.X31]" office:value-type="float" office:value="0">
            <text:p>#DIV/0!</text:p>
          </table:table-cell>
        </table:table-row>
        <table:table-row table:style-name="ro1">
          <table:table-cell office:value-type="string">
            <text:p>Occ. V26 Inc. V18</text:p>
          </table:table-cell>
          <table:table-cell office:value-type="string">
            <text:p>Alg 8</text:p>
          </table:table-cell>
          <table:table-cell office:value-type="float" office:value="100">
            <text:p>100,0000</text:p>
          </table:table-cell>
          <table:table-cell office:value-type="float" office:value="68.4932">
            <text:p>68,4932</text:p>
          </table:table-cell>
          <table:table-cell office:value-type="float" office:value="31.5068">
            <text:p>31,5068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8</text:p>
          </table:table-cell>
          <table:table-cell office:value-type="float" office:value="60">
            <text:p>60,0000</text:p>
          </table:table-cell>
          <table:table-cell table:style-name="ce6" office:value-type="float" office:value="18.9873">
            <text:p>18,9873</text:p>
          </table:table-cell>
          <table:table-cell table:style-name="ce6" office:value-type="float" office:value="63.2911">
            <text:p>63,2911</text:p>
          </table:table-cell>
          <table:table-cell table:style-name="ce6" office:value-type="float" office:value="17.7215">
            <text:p>17,7215</text:p>
          </table:table-cell>
          <table:table-cell office:value-type="float" office:value="632">
            <text:p>632</text:p>
          </table:table-cell>
          <table:table-cell table:formula="of:=([.N32]+[.M32])/[.O32]" office:value-type="float" office:value="4.6428575459188">
            <text:p>4,6429</text:p>
          </table:table-cell>
          <table:table-cell/>
          <table:table-cell office:value-type="string">
            <text:p>Occ. V26 Inc. V18</text:p>
          </table:table-cell>
          <table:table-cell office:value-type="string">
            <text:p>Alg 8</text:p>
          </table:table-cell>
          <table:table-cell office:value-type="float" office:value="68">
            <text:p>68,0000</text:p>
          </table:table-cell>
          <table:table-cell office:value-type="float" office:value="56.6667">
            <text:p>56,6667</text:p>
          </table:table-cell>
          <table:table-cell office:value-type="float" office:value="43.3333">
            <text:p>43,3333</text:p>
          </table:table-cell>
          <table:table-cell office:value-type="float" office:value="0">
            <text:p>0,0000</text:p>
          </table:table-cell>
          <table:table-cell office:value-type="float" office:value="240">
            <text:p>240</text:p>
          </table:table-cell>
          <table:table-cell table:formula="of:=([.V32]+[.W32])/[.X32]" office:value-type="float" office:value="0">
            <text:p>#DIV/0!</text:p>
          </table:table-cell>
        </table:table-row>
        <table:table-row table:style-name="ro1">
          <table:table-cell office:value-type="string">
            <text:p>Occ. V26 Inc. V26</text:p>
          </table:table-cell>
          <table:table-cell office:value-type="string">
            <text:p>Alg 9</text:p>
          </table:table-cell>
          <table:table-cell office:value-type="float" office:value="100">
            <text:p>100,0000</text:p>
          </table:table-cell>
          <table:table-cell office:value-type="float" office:value="56.1798">
            <text:p>56,1798</text:p>
          </table:table-cell>
          <table:table-cell office:value-type="float" office:value="43.8202">
            <text:p>43,8202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9</text:p>
          </table:table-cell>
          <table:table-cell office:value-type="float" office:value="60">
            <text:p>60,0000</text:p>
          </table:table-cell>
          <table:table-cell table:style-name="ce6" office:value-type="float" office:value="15.3846">
            <text:p>15,3846</text:p>
          </table:table-cell>
          <table:table-cell table:style-name="ce6" office:value-type="float" office:value="61.5385">
            <text:p>61,5385</text:p>
          </table:table-cell>
          <table:table-cell table:style-name="ce6" office:value-type="float" office:value="23.0769">
            <text:p>23,0769</text:p>
          </table:table-cell>
          <table:table-cell office:value-type="float" office:value="780">
            <text:p>780</text:p>
          </table:table-cell>
          <table:table-cell table:formula="of:=([.N33]+[.M33])/[.O33]" office:value-type="float" office:value="3.333337666671">
            <text:p>3,3333</text:p>
          </table:table-cell>
          <table:table-cell/>
          <table:table-cell office:value-type="string">
            <text:p>Occ. V26 Inc. V26</text:p>
          </table:table-cell>
          <table:table-cell office:value-type="string">
            <text:p>Alg 9</text:p>
          </table:table-cell>
          <table:table-cell office:value-type="float" office:value="68">
            <text:p>68,0000</text:p>
          </table:table-cell>
          <table:table-cell office:value-type="float" office:value="56.6667">
            <text:p>56,6667</text:p>
          </table:table-cell>
          <table:table-cell office:value-type="float" office:value="43.3333">
            <text:p>43,3333</text:p>
          </table:table-cell>
          <table:table-cell office:value-type="float" office:value="0">
            <text:p>0,0000</text:p>
          </table:table-cell>
          <table:table-cell office:value-type="float" office:value="240">
            <text:p>240</text:p>
          </table:table-cell>
          <table:table-cell table:formula="of:=([.V33]+[.W33])/[.X33]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Occ. V6 Inc. V6 Edge</text:p>
          </table:table-cell>
          <table:table-cell table:style-name="ce2" office:value-type="string">
            <text:p>Alg 10</text:p>
          </table:table-cell>
          <table:table-cell table:style-name="ce5" office:value-type="float" office:value="86">
            <text:p>86,0000</text:p>
          </table:table-cell>
          <table:table-cell table:style-name="ce5" office:value-type="float" office:value="100">
            <text:p>100,000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72">
            <text:p>172</text:p>
          </table:table-cell>
          <table:table-cell table:style-name="ce2" table:number-columns-repeated="2"/>
          <table:table-cell table:style-name="ce2" office:value-type="string">
            <text:p>Occ. V6 Inc. V6 Edge</text:p>
          </table:table-cell>
          <table:table-cell table:style-name="ce2" office:value-type="string">
            <text:p>Alg 10</text:p>
          </table:table-cell>
          <table:table-cell table:style-name="ce5" office:value-type="float" office:value="60">
            <text:p>60,0000</text:p>
          </table:table-cell>
          <table:table-cell table:style-name="ce7" office:value-type="float" office:value="49.1803">
            <text:p>49,1803</text:p>
          </table:table-cell>
          <table:table-cell table:style-name="ce7" office:value-type="float" office:value="44.2623">
            <text:p>44,2623</text:p>
          </table:table-cell>
          <table:table-cell table:style-name="ce7" office:value-type="float" office:value="6.5574">
            <text:p>6,5574</text:p>
          </table:table-cell>
          <table:table-cell table:style-name="ce7" office:value-type="float" office:value="244">
            <text:p>244</text:p>
          </table:table-cell>
          <table:table-cell table:style-name="ce10" table:formula="of:=([.N34]+[.M34])/[.O34]" office:value-type="float" office:value="14.2499466251868">
            <text:p>14,2499</text:p>
          </table:table-cell>
          <table:table-cell table:style-name="ce2"/>
          <table:table-cell table:style-name="ce2" office:value-type="string">
            <text:p>Occ. V6 Inc. V6 Edge</text:p>
          </table:table-cell>
          <table:table-cell table:style-name="ce2" office:value-type="string">
            <text:p>Alg 10</text:p>
          </table:table-cell>
          <table:table-cell table:style-name="ce5" office:value-type="float" office:value="68">
            <text:p>68,0000</text:p>
          </table:table-cell>
          <table:table-cell table:style-name="ce5" office:value-type="float" office:value="80.9524">
            <text:p>80,9524</text:p>
          </table:table-cell>
          <table:table-cell table:style-name="ce5" office:value-type="float" office:value="19.0476">
            <text:p>19,0476</text:p>
          </table:table-cell>
          <table:table-cell table:style-name="ce5" office:value-type="float" office:value="0">
            <text:p>0,0000</text:p>
          </table:table-cell>
          <table:table-cell table:style-name="ce7" office:value-type="float" office:value="168">
            <text:p>168</text:p>
          </table:table-cell>
          <table:table-cell table:style-name="ce10" table:formula="of:=([.V34]+[.W34])/[.X34]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Occ. V6 Inc. V18 Edge</text:p>
          </table:table-cell>
          <table:table-cell table:style-name="ce2" office:value-type="string">
            <text:p>Alg 11</text:p>
          </table:table-cell>
          <table:table-cell table:style-name="ce5" office:value-type="float" office:value="100">
            <text:p>100,0000</text:p>
          </table:table-cell>
          <table:table-cell table:style-name="ce5" office:value-type="float" office:value="68.4932">
            <text:p>68,4932</text:p>
          </table:table-cell>
          <table:table-cell table:style-name="ce5" office:value-type="float" office:value="31.5068">
            <text:p>31,506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92">
            <text:p>292</text:p>
          </table:table-cell>
          <table:table-cell table:style-name="ce2" table:number-columns-repeated="2"/>
          <table:table-cell table:style-name="ce2" office:value-type="string">
            <text:p>Occ. V6 Inc. V18 Edge</text:p>
          </table:table-cell>
          <table:table-cell table:style-name="ce2" office:value-type="string">
            <text:p>Alg 11</text:p>
          </table:table-cell>
          <table:table-cell table:style-name="ce5" office:value-type="float" office:value="60">
            <text:p>60,0000</text:p>
          </table:table-cell>
          <table:table-cell table:style-name="ce7" office:value-type="float" office:value="21.2766">
            <text:p>21,2766</text:p>
          </table:table-cell>
          <table:table-cell table:style-name="ce7" office:value-type="float" office:value="61.7021">
            <text:p>61,7021</text:p>
          </table:table-cell>
          <table:table-cell table:style-name="ce7" office:value-type="float" office:value="17.0213">
            <text:p>17,0213</text:p>
          </table:table-cell>
          <table:table-cell table:style-name="ce7" office:value-type="float" office:value="564">
            <text:p>564</text:p>
          </table:table-cell>
          <table:table-cell table:style-name="ce10" table:formula="of:=([.N35]+[.M35])/[.O35]" office:value-type="float" office:value="4.87499192188611">
            <text:p>4,8750</text:p>
          </table:table-cell>
          <table:table-cell table:style-name="ce2"/>
          <table:table-cell table:style-name="ce2" office:value-type="string">
            <text:p>Occ. V6 Inc. V18 Edge</text:p>
          </table:table-cell>
          <table:table-cell table:style-name="ce2" office:value-type="string">
            <text:p>Alg 11</text:p>
          </table:table-cell>
          <table:table-cell table:style-name="ce5" office:value-type="float" office:value="68">
            <text:p>68,0000</text:p>
          </table:table-cell>
          <table:table-cell table:style-name="ce5" office:value-type="float" office:value="56.6667">
            <text:p>56,6667</text:p>
          </table:table-cell>
          <table:table-cell table:style-name="ce5" office:value-type="float" office:value="43.3333">
            <text:p>43,3333</text:p>
          </table:table-cell>
          <table:table-cell table:style-name="ce5" office:value-type="float" office:value="0">
            <text:p>0,0000</text:p>
          </table:table-cell>
          <table:table-cell table:style-name="ce7" office:value-type="float" office:value="240">
            <text:p>240</text:p>
          </table:table-cell>
          <table:table-cell table:style-name="ce10" table:formula="of:=([.V35]+[.W35])/[.X35]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Occ. V6 Inc. V26 Edge</text:p>
          </table:table-cell>
          <table:table-cell table:style-name="ce2" office:value-type="string">
            <text:p>Alg 12</text:p>
          </table:table-cell>
          <table:table-cell table:style-name="ce5" office:value-type="float" office:value="100">
            <text:p>100,0000</text:p>
          </table:table-cell>
          <table:table-cell table:style-name="ce5" office:value-type="float" office:value="56.1798">
            <text:p>56,1798</text:p>
          </table:table-cell>
          <table:table-cell table:style-name="ce5" office:value-type="float" office:value="43.8202">
            <text:p>43,82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56">
            <text:p>356</text:p>
          </table:table-cell>
          <table:table-cell table:style-name="ce2" table:number-columns-repeated="2"/>
          <table:table-cell table:style-name="ce2" office:value-type="string">
            <text:p>Occ. V6 Inc. V26 Edge</text:p>
          </table:table-cell>
          <table:table-cell table:style-name="ce2" office:value-type="string">
            <text:p>Alg 12</text:p>
          </table:table-cell>
          <table:table-cell table:style-name="ce5" office:value-type="float" office:value="60">
            <text:p>60,0000</text:p>
          </table:table-cell>
          <table:table-cell table:style-name="ce7" office:value-type="float" office:value="16.8539">
            <text:p>16,8539</text:p>
          </table:table-cell>
          <table:table-cell table:style-name="ce7" office:value-type="float" office:value="60.1124">
            <text:p>60,1124</text:p>
          </table:table-cell>
          <table:table-cell table:style-name="ce7" office:value-type="float" office:value="23.0337">
            <text:p>23,0337</text:p>
          </table:table-cell>
          <table:table-cell table:style-name="ce7" office:value-type="float" office:value="712">
            <text:p>712</text:p>
          </table:table-cell>
          <table:table-cell table:style-name="ce10" table:formula="of:=([.N36]+[.M36])/[.O36]" office:value-type="float" office:value="3.34146489708557">
            <text:p>3,3415</text:p>
          </table:table-cell>
          <table:table-cell table:style-name="ce2"/>
          <table:table-cell table:style-name="ce2" office:value-type="string">
            <text:p>Occ. V6 Inc. V26 Edge</text:p>
          </table:table-cell>
          <table:table-cell table:style-name="ce2" office:value-type="string">
            <text:p>Alg 12</text:p>
          </table:table-cell>
          <table:table-cell table:style-name="ce5" office:value-type="float" office:value="68">
            <text:p>68,0000</text:p>
          </table:table-cell>
          <table:table-cell table:style-name="ce5" office:value-type="float" office:value="56.6667">
            <text:p>56,6667</text:p>
          </table:table-cell>
          <table:table-cell table:style-name="ce5" office:value-type="float" office:value="43.3333">
            <text:p>43,3333</text:p>
          </table:table-cell>
          <table:table-cell table:style-name="ce5" office:value-type="float" office:value="0">
            <text:p>0,0000</text:p>
          </table:table-cell>
          <table:table-cell table:style-name="ce7" office:value-type="float" office:value="240">
            <text:p>240</text:p>
          </table:table-cell>
          <table:table-cell table:style-name="ce10" table:formula="of:=([.V36]+[.W36])/[.X36]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Occ. V18 Inc. V6 Edge</text:p>
          </table:table-cell>
          <table:table-cell table:style-name="ce2" office:value-type="string">
            <text:p>Alg 13</text:p>
          </table:table-cell>
          <table:table-cell table:style-name="ce5" office:value-type="float" office:value="86">
            <text:p>86,0000</text:p>
          </table:table-cell>
          <table:table-cell table:style-name="ce5" office:value-type="float" office:value="100">
            <text:p>100,000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72">
            <text:p>172</text:p>
          </table:table-cell>
          <table:table-cell table:style-name="ce8" table:number-columns-repeated="2"/>
          <table:table-cell table:style-name="ce2" office:value-type="string">
            <text:p>Occ. V18 Inc. V6 Edge</text:p>
          </table:table-cell>
          <table:table-cell table:style-name="ce2" office:value-type="string">
            <text:p>Alg 13</text:p>
          </table:table-cell>
          <table:table-cell table:style-name="ce5" office:value-type="float" office:value="60">
            <text:p>60,0000</text:p>
          </table:table-cell>
          <table:table-cell table:style-name="ce7" office:value-type="float" office:value="38.4615">
            <text:p>38,4615</text:p>
          </table:table-cell>
          <table:table-cell table:style-name="ce7" office:value-type="float" office:value="51.2821">
            <text:p>51,2821</text:p>
          </table:table-cell>
          <table:table-cell table:style-name="ce7" office:value-type="float" office:value="10.2564">
            <text:p>10,2564</text:p>
          </table:table-cell>
          <table:table-cell table:style-name="ce7" office:value-type="float" office:value="312">
            <text:p>312</text:p>
          </table:table-cell>
          <table:table-cell table:style-name="ce10" table:formula="of:=([.N37]+[.M37])/[.O37]" office:value-type="float" office:value="8.75000975000975">
            <text:p>8,7500</text:p>
          </table:table-cell>
          <table:table-cell table:style-name="ce8"/>
          <table:table-cell table:style-name="ce2" office:value-type="string">
            <text:p>Occ. V18 Inc. V6 Edge</text:p>
          </table:table-cell>
          <table:table-cell table:style-name="ce2" office:value-type="string">
            <text:p>Alg 13</text:p>
          </table:table-cell>
          <table:table-cell table:style-name="ce5" office:value-type="float" office:value="68">
            <text:p>68,0000</text:p>
          </table:table-cell>
          <table:table-cell table:style-name="ce5" office:value-type="float" office:value="80.9524">
            <text:p>80,9524</text:p>
          </table:table-cell>
          <table:table-cell table:style-name="ce5" office:value-type="float" office:value="19.0476">
            <text:p>19,0476</text:p>
          </table:table-cell>
          <table:table-cell table:style-name="ce5" office:value-type="float" office:value="0">
            <text:p>0,0000</text:p>
          </table:table-cell>
          <table:table-cell table:style-name="ce7" office:value-type="float" office:value="168">
            <text:p>168</text:p>
          </table:table-cell>
          <table:table-cell table:style-name="ce10" table:formula="of:=([.V37]+[.W37])/[.X37]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Occ. V18 Inc. V18 Edge</text:p>
          </table:table-cell>
          <table:table-cell table:style-name="ce2" office:value-type="string">
            <text:p>Alg 14</text:p>
          </table:table-cell>
          <table:table-cell table:style-name="ce5" office:value-type="float" office:value="100">
            <text:p>100,0000</text:p>
          </table:table-cell>
          <table:table-cell table:style-name="ce5" office:value-type="float" office:value="68.4932">
            <text:p>68,4932</text:p>
          </table:table-cell>
          <table:table-cell table:style-name="ce5" office:value-type="float" office:value="31.5068">
            <text:p>31,506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92">
            <text:p>292</text:p>
          </table:table-cell>
          <table:table-cell table:style-name="ce8" table:number-columns-repeated="2"/>
          <table:table-cell table:style-name="ce2" office:value-type="string">
            <text:p>Occ. V18 Inc. V18 Edge</text:p>
          </table:table-cell>
          <table:table-cell table:style-name="ce2" office:value-type="string">
            <text:p>Alg 14</text:p>
          </table:table-cell>
          <table:table-cell table:style-name="ce5" office:value-type="float" office:value="60">
            <text:p>60,0000</text:p>
          </table:table-cell>
          <table:table-cell table:style-name="ce7" office:value-type="float" office:value="18.9873">
            <text:p>18,9873</text:p>
          </table:table-cell>
          <table:table-cell table:style-name="ce7" office:value-type="float" office:value="63.2911">
            <text:p>63,2911</text:p>
          </table:table-cell>
          <table:table-cell table:style-name="ce7" office:value-type="float" office:value="17.7215">
            <text:p>17,7215</text:p>
          </table:table-cell>
          <table:table-cell table:style-name="ce7" office:value-type="float" office:value="632">
            <text:p>632</text:p>
          </table:table-cell>
          <table:table-cell table:style-name="ce10" table:formula="of:=([.N38]+[.M38])/[.O38]" office:value-type="float" office:value="4.6428575459188">
            <text:p>4,6429</text:p>
          </table:table-cell>
          <table:table-cell table:style-name="ce8"/>
          <table:table-cell table:style-name="ce2" office:value-type="string">
            <text:p>Occ. V18 Inc. V18 Edge</text:p>
          </table:table-cell>
          <table:table-cell table:style-name="ce2" office:value-type="string">
            <text:p>Alg 14</text:p>
          </table:table-cell>
          <table:table-cell table:style-name="ce5" office:value-type="float" office:value="68">
            <text:p>68,0000</text:p>
          </table:table-cell>
          <table:table-cell table:style-name="ce5" office:value-type="float" office:value="56.6667">
            <text:p>56,6667</text:p>
          </table:table-cell>
          <table:table-cell table:style-name="ce5" office:value-type="float" office:value="43.3333">
            <text:p>43,3333</text:p>
          </table:table-cell>
          <table:table-cell table:style-name="ce5" office:value-type="float" office:value="0">
            <text:p>0,0000</text:p>
          </table:table-cell>
          <table:table-cell table:style-name="ce7" office:value-type="float" office:value="240">
            <text:p>240</text:p>
          </table:table-cell>
          <table:table-cell table:style-name="ce10" table:formula="of:=([.V38]+[.W38])/[.X38]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Occ. V18 Inc. V26 Edge</text:p>
          </table:table-cell>
          <table:table-cell table:style-name="ce2" office:value-type="string">
            <text:p>Alg 15</text:p>
          </table:table-cell>
          <table:table-cell table:style-name="ce5" office:value-type="float" office:value="100">
            <text:p>100,0000</text:p>
          </table:table-cell>
          <table:table-cell table:style-name="ce5" office:value-type="float" office:value="56.1798">
            <text:p>56,1798</text:p>
          </table:table-cell>
          <table:table-cell table:style-name="ce5" office:value-type="float" office:value="43.8202">
            <text:p>43,82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56">
            <text:p>356</text:p>
          </table:table-cell>
          <table:table-cell table:style-name="ce2" table:number-columns-repeated="2"/>
          <table:table-cell table:style-name="ce2" office:value-type="string">
            <text:p>Occ. V18 Inc. V26 Edge</text:p>
          </table:table-cell>
          <table:table-cell table:style-name="ce2" office:value-type="string">
            <text:p>Alg 15</text:p>
          </table:table-cell>
          <table:table-cell table:style-name="ce5" office:value-type="float" office:value="60">
            <text:p>60,0000</text:p>
          </table:table-cell>
          <table:table-cell table:style-name="ce7" office:value-type="float" office:value="15.3846">
            <text:p>15,3846</text:p>
          </table:table-cell>
          <table:table-cell table:style-name="ce7" office:value-type="float" office:value="61.5385">
            <text:p>61,5385</text:p>
          </table:table-cell>
          <table:table-cell table:style-name="ce7" office:value-type="float" office:value="23.0769">
            <text:p>23,0769</text:p>
          </table:table-cell>
          <table:table-cell table:style-name="ce7" office:value-type="float" office:value="780">
            <text:p>780</text:p>
          </table:table-cell>
          <table:table-cell table:style-name="ce10" table:formula="of:=([.N39]+[.M39])/[.O39]" office:value-type="float" office:value="3.333337666671">
            <text:p>3,3333</text:p>
          </table:table-cell>
          <table:table-cell table:style-name="ce2"/>
          <table:table-cell table:style-name="ce2" office:value-type="string">
            <text:p>Occ. V18 Inc. V26 Edge</text:p>
          </table:table-cell>
          <table:table-cell table:style-name="ce2" office:value-type="string">
            <text:p>Alg 15</text:p>
          </table:table-cell>
          <table:table-cell table:style-name="ce5" office:value-type="float" office:value="68">
            <text:p>68,0000</text:p>
          </table:table-cell>
          <table:table-cell table:style-name="ce5" office:value-type="float" office:value="56.6667">
            <text:p>56,6667</text:p>
          </table:table-cell>
          <table:table-cell table:style-name="ce5" office:value-type="float" office:value="43.3333">
            <text:p>43,3333</text:p>
          </table:table-cell>
          <table:table-cell table:style-name="ce5" office:value-type="float" office:value="0">
            <text:p>0,0000</text:p>
          </table:table-cell>
          <table:table-cell table:style-name="ce7" office:value-type="float" office:value="240">
            <text:p>240</text:p>
          </table:table-cell>
          <table:table-cell table:style-name="ce10" table:formula="of:=([.V39]+[.W39])/[.X39]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Occ. V26 Inc. V6 Edge</text:p>
          </table:table-cell>
          <table:table-cell table:style-name="ce2" office:value-type="string">
            <text:p>Alg 16</text:p>
          </table:table-cell>
          <table:table-cell table:style-name="ce5" office:value-type="float" office:value="86">
            <text:p>86,0000</text:p>
          </table:table-cell>
          <table:table-cell table:style-name="ce5" office:value-type="float" office:value="100">
            <text:p>100,000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72">
            <text:p>172</text:p>
          </table:table-cell>
          <table:table-cell table:style-name="ce2" table:number-columns-repeated="2"/>
          <table:table-cell table:style-name="ce2" office:value-type="string">
            <text:p>Occ. V26 Inc. V6 Edge</text:p>
          </table:table-cell>
          <table:table-cell table:style-name="ce2" office:value-type="string">
            <text:p>Alg 16</text:p>
          </table:table-cell>
          <table:table-cell table:style-name="ce5" office:value-type="float" office:value="60">
            <text:p>60,0000</text:p>
          </table:table-cell>
          <table:table-cell table:style-name="ce7" office:value-type="float" office:value="38.4615">
            <text:p>38,4615</text:p>
          </table:table-cell>
          <table:table-cell table:style-name="ce7" office:value-type="float" office:value="51.2821">
            <text:p>51,2821</text:p>
          </table:table-cell>
          <table:table-cell table:style-name="ce7" office:value-type="float" office:value="10.2564">
            <text:p>10,2564</text:p>
          </table:table-cell>
          <table:table-cell table:style-name="ce7" office:value-type="float" office:value="312">
            <text:p>312</text:p>
          </table:table-cell>
          <table:table-cell table:style-name="ce10" table:formula="of:=([.N40]+[.M40])/[.O40]" office:value-type="float" office:value="8.75000975000975">
            <text:p>8,7500</text:p>
          </table:table-cell>
          <table:table-cell table:style-name="ce2"/>
          <table:table-cell table:style-name="ce2" office:value-type="string">
            <text:p>Occ. V26 Inc. V6 Edge</text:p>
          </table:table-cell>
          <table:table-cell table:style-name="ce2" office:value-type="string">
            <text:p>Alg 16</text:p>
          </table:table-cell>
          <table:table-cell table:style-name="ce5" office:value-type="float" office:value="68">
            <text:p>68,0000</text:p>
          </table:table-cell>
          <table:table-cell table:style-name="ce5" office:value-type="float" office:value="80.9524">
            <text:p>80,9524</text:p>
          </table:table-cell>
          <table:table-cell table:style-name="ce5" office:value-type="float" office:value="19.0476">
            <text:p>19,0476</text:p>
          </table:table-cell>
          <table:table-cell table:style-name="ce5" office:value-type="float" office:value="0">
            <text:p>0,0000</text:p>
          </table:table-cell>
          <table:table-cell table:style-name="ce7" office:value-type="float" office:value="168">
            <text:p>168</text:p>
          </table:table-cell>
          <table:table-cell table:style-name="ce10" table:formula="of:=([.V40]+[.W40])/[.X40]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Occ. V26 Inc. V18 Edge</text:p>
          </table:table-cell>
          <table:table-cell table:style-name="ce2" office:value-type="string">
            <text:p>Alg 17</text:p>
          </table:table-cell>
          <table:table-cell table:style-name="ce5" office:value-type="float" office:value="100">
            <text:p>100,0000</text:p>
          </table:table-cell>
          <table:table-cell table:style-name="ce5" office:value-type="float" office:value="68.4932">
            <text:p>68,4932</text:p>
          </table:table-cell>
          <table:table-cell table:style-name="ce5" office:value-type="float" office:value="31.5068">
            <text:p>31,506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92">
            <text:p>292</text:p>
          </table:table-cell>
          <table:table-cell table:style-name="ce2" table:number-columns-repeated="2"/>
          <table:table-cell table:style-name="ce2" office:value-type="string">
            <text:p>Occ. V26 Inc. V18 Edge</text:p>
          </table:table-cell>
          <table:table-cell table:style-name="ce2" office:value-type="string">
            <text:p>Alg 17</text:p>
          </table:table-cell>
          <table:table-cell table:style-name="ce5" office:value-type="float" office:value="60">
            <text:p>60,0000</text:p>
          </table:table-cell>
          <table:table-cell table:style-name="ce7" office:value-type="float" office:value="18.9873">
            <text:p>18,9873</text:p>
          </table:table-cell>
          <table:table-cell table:style-name="ce7" office:value-type="float" office:value="63.2911">
            <text:p>63,2911</text:p>
          </table:table-cell>
          <table:table-cell table:style-name="ce7" office:value-type="float" office:value="17.7215">
            <text:p>17,7215</text:p>
          </table:table-cell>
          <table:table-cell table:style-name="ce7" office:value-type="float" office:value="632">
            <text:p>632</text:p>
          </table:table-cell>
          <table:table-cell table:style-name="ce10" table:formula="of:=([.N41]+[.M41])/[.O41]" office:value-type="float" office:value="4.6428575459188">
            <text:p>4,6429</text:p>
          </table:table-cell>
          <table:table-cell table:style-name="ce2"/>
          <table:table-cell table:style-name="ce2" office:value-type="string">
            <text:p>Occ. V26 Inc. V18 Edge</text:p>
          </table:table-cell>
          <table:table-cell table:style-name="ce2" office:value-type="string">
            <text:p>Alg 17</text:p>
          </table:table-cell>
          <table:table-cell table:style-name="ce5" office:value-type="float" office:value="68">
            <text:p>68,0000</text:p>
          </table:table-cell>
          <table:table-cell table:style-name="ce5" office:value-type="float" office:value="56.6667">
            <text:p>56,6667</text:p>
          </table:table-cell>
          <table:table-cell table:style-name="ce5" office:value-type="float" office:value="43.3333">
            <text:p>43,3333</text:p>
          </table:table-cell>
          <table:table-cell table:style-name="ce5" office:value-type="float" office:value="0">
            <text:p>0,0000</text:p>
          </table:table-cell>
          <table:table-cell table:style-name="ce7" office:value-type="float" office:value="240">
            <text:p>240</text:p>
          </table:table-cell>
          <table:table-cell table:style-name="ce10" table:formula="of:=([.V41]+[.W41])/[.X41]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Occ. V26 Inc. V26 Edge</text:p>
          </table:table-cell>
          <table:table-cell table:style-name="ce2" office:value-type="string">
            <text:p>Alg 18</text:p>
          </table:table-cell>
          <table:table-cell table:style-name="ce5" office:value-type="float" office:value="100">
            <text:p>100,0000</text:p>
          </table:table-cell>
          <table:table-cell table:style-name="ce5" office:value-type="float" office:value="56.1798">
            <text:p>56,1798</text:p>
          </table:table-cell>
          <table:table-cell table:style-name="ce5" office:value-type="float" office:value="43.8202">
            <text:p>43,82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56">
            <text:p>356</text:p>
          </table:table-cell>
          <table:table-cell table:style-name="ce2" table:number-columns-repeated="2"/>
          <table:table-cell table:style-name="ce2" office:value-type="string">
            <text:p>Occ. V26 Inc. V26 Edge</text:p>
          </table:table-cell>
          <table:table-cell table:style-name="ce2" office:value-type="string">
            <text:p>Alg 18</text:p>
          </table:table-cell>
          <table:table-cell table:style-name="ce5" office:value-type="float" office:value="60">
            <text:p>60,0000</text:p>
          </table:table-cell>
          <table:table-cell table:style-name="ce7" office:value-type="float" office:value="15.3846">
            <text:p>15,3846</text:p>
          </table:table-cell>
          <table:table-cell table:style-name="ce7" office:value-type="float" office:value="61.5385">
            <text:p>61,5385</text:p>
          </table:table-cell>
          <table:table-cell table:style-name="ce7" office:value-type="float" office:value="23.0769">
            <text:p>23,0769</text:p>
          </table:table-cell>
          <table:table-cell table:style-name="ce7" office:value-type="float" office:value="780">
            <text:p>780</text:p>
          </table:table-cell>
          <table:table-cell table:style-name="ce10" table:formula="of:=([.N42]+[.M42])/[.O42]" office:value-type="float" office:value="3.333337666671">
            <text:p>3,3333</text:p>
          </table:table-cell>
          <table:table-cell table:style-name="ce2"/>
          <table:table-cell table:style-name="ce2" office:value-type="string">
            <text:p>Occ. V26 Inc. V26 Edge</text:p>
          </table:table-cell>
          <table:table-cell table:style-name="ce2" office:value-type="string">
            <text:p>Alg 18</text:p>
          </table:table-cell>
          <table:table-cell table:style-name="ce5" office:value-type="float" office:value="68">
            <text:p>68,0000</text:p>
          </table:table-cell>
          <table:table-cell table:style-name="ce5" office:value-type="float" office:value="56.6667">
            <text:p>56,6667</text:p>
          </table:table-cell>
          <table:table-cell table:style-name="ce5" office:value-type="float" office:value="43.3333">
            <text:p>43,3333</text:p>
          </table:table-cell>
          <table:table-cell table:style-name="ce5" office:value-type="float" office:value="0">
            <text:p>0,0000</text:p>
          </table:table-cell>
          <table:table-cell table:style-name="ce7" office:value-type="float" office:value="240">
            <text:p>240</text:p>
          </table:table-cell>
          <table:table-cell table:style-name="ce10" table:formula="of:=([.V42]+[.W42])/[.X42]" office:value-type="float" office:value="0">
            <text:p>#DIV/0!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5"/>
          <table:table-cell table:number-columns-repeated="4"/>
          <table:table-cell table:style-name="ce9" table:number-columns-repeated="4"/>
          <table:table-cell table:style-name="Default"/>
          <table:table-cell/>
        </table:table-row>
        <table:table-row table:style-name="ro1">
          <table:table-cell office:value-type="string">
            <text:p>Perfect Environment</text:p>
          </table:table-cell>
          <table:table-cell/>
          <table:table-cell table:style-name="Default"/>
          <table:table-cell table:number-columns-repeated="3" table:style-name="ce3" office:value-type="string">
            <text:p>Frontières</text:p>
          </table:table-cell>
          <table:table-cell table:style-name="ce3"/>
          <table:table-cell table:number-columns-repeated="2"/>
          <table:table-cell office:value-type="string">
            <text:p>Real Environment</text:p>
          </table:table-cell>
          <table:table-cell/>
          <table:table-cell table:style-name="Default"/>
          <table:table-cell table:number-columns-repeated="3" table:style-name="ce3" office:value-type="string">
            <text:p>Frontières</text:p>
          </table:table-cell>
          <table:table-cell table:style-name="ce3"/>
          <table:table-cell table:number-columns-repeated="2"/>
          <table:table-cell office:value-type="string">
            <text:p>Real Environment</text:p>
          </table:table-cell>
          <table:table-cell/>
          <table:table-cell table:style-name="ce9"/>
          <table:table-cell table:number-columns-repeated="3" table:style-name="ce11" office:value-type="string">
            <text:p>Frontières</text:p>
          </table:table-cell>
          <table:table-cell table:style-name="ce3"/>
          <table:table-cell/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Res: ~</text:p>
          </table:table-cell>
          <table:table-cell table:style-name="ce3" office:value-type="string">
            <text:p>Intégrité</text:p>
          </table:table-cell>
          <table:table-cell table:style-name="ce3" office:value-type="string">
            <text:p>Primaires</text:p>
          </table:table-cell>
          <table:table-cell table:style-name="ce3" office:value-type="string">
            <text:p>Secondaires</text:p>
          </table:table-cell>
          <table:table-cell table:style-name="ce3" office:value-type="string">
            <text:p>Fausses</text:p>
          </table:table-cell>
          <table:table-cell table:style-name="ce3" office:value-type="string">
            <text:p>Total</text:p>
          </table:table-cell>
          <table:table-cell table:number-columns-repeated="2"/>
          <table:table-cell table:style-name="ce1" office:value-type="float" office:value="3">
            <text:p>3</text:p>
          </table:table-cell>
          <table:table-cell office:value-type="string">
            <text:p>Res: [360,90]</text:p>
          </table:table-cell>
          <table:table-cell table:style-name="ce3" office:value-type="string">
            <text:p>Intégrité</text:p>
          </table:table-cell>
          <table:table-cell table:style-name="ce3" office:value-type="string">
            <text:p>Primaires</text:p>
          </table:table-cell>
          <table:table-cell table:style-name="ce3" office:value-type="string">
            <text:p>Secondaires</text:p>
          </table:table-cell>
          <table:table-cell table:style-name="ce3" office:value-type="string">
            <text:p>Fausses</text:p>
          </table:table-cell>
          <table:table-cell table:style-name="ce3" office:value-type="string">
            <text:p>Total</text:p>
          </table:table-cell>
          <table:table-cell office:value-type="string">
            <text:p>(P+S)/F</text:p>
          </table:table-cell>
          <table:table-cell/>
          <table:table-cell table:style-name="ce1" office:value-type="float" office:value="3">
            <text:p>3</text:p>
          </table:table-cell>
          <table:table-cell office:value-type="string">
            <text:p>Res: [720,180]</text:p>
          </table:table-cell>
          <table:table-cell table:style-name="ce11" office:value-type="string">
            <text:p>Intégrité</text:p>
          </table:table-cell>
          <table:table-cell table:style-name="ce11" office:value-type="string">
            <text:p>Primaires</text:p>
          </table:table-cell>
          <table:table-cell table:style-name="ce11" office:value-type="string">
            <text:p>Secondaires</text:p>
          </table:table-cell>
          <table:table-cell table:style-name="ce11" office:value-type="string">
            <text:p>Fausses</text:p>
          </table:table-cell>
          <table:table-cell table:style-name="ce3" office:value-type="string">
            <text:p>Total</text:p>
          </table:table-cell>
          <table:table-cell office:value-type="string">
            <text:p>(P+S)/F</text:p>
          </table:table-cell>
        </table:table-row>
        <table:table-row table:style-name="ro1"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float" office:value="55.6962">
            <text:p>55,6962</text:p>
          </table:table-cell>
          <table:table-cell office:value-type="float" office:value="61.9718">
            <text:p>61,9718</text:p>
          </table:table-cell>
          <table:table-cell office:value-type="float" office:value="38.0282">
            <text:p>38,0282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table:number-columns-repeated="2" office:value-type="float" office:value="0">
            <text:p>0,0000</text:p>
          </table:table-cell>
          <table:table-cell office:value-type="float" office:value="34.1246">
            <text:p>34,1246</text:p>
          </table:table-cell>
          <table:table-cell office:value-type="float" office:value="65.8754">
            <text:p>65,8754</text:p>
          </table:table-cell>
          <table:table-cell office:value-type="float" office:value="1348">
            <text:p>1348</text:p>
          </table:table-cell>
          <table:table-cell table:formula="of:=([.N47]+[.M47])/[.O47]" office:value-type="float" office:value="0.518017347902252">
            <text:p>0,5180</text:p>
          </table:table-cell>
          <table:table-cell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table:number-columns-repeated="2" office:value-type="float" office:value="0">
            <text:p>0,0000</text:p>
          </table:table-cell>
          <table:table-cell office:value-type="float" office:value="90.1235">
            <text:p>90,1235</text:p>
          </table:table-cell>
          <table:table-cell office:value-type="float" office:value="9.8765">
            <text:p>9,8765</text:p>
          </table:table-cell>
          <table:table-cell office:value-type="float" office:value="324">
            <text:p>324</text:p>
          </table:table-cell>
          <table:table-cell table:formula="of:=([.V47]+[.W47])/[.X47]" office:value-type="float" office:value="9.1250442970688">
            <text:p>9,1250</text:p>
          </table:table-cell>
        </table:table-row>
        <table:table-row table:style-name="ro1">
          <table:table-cell office:value-type="string">
            <text:p>Occ. V6 Inc. V18</text:p>
          </table:table-cell>
          <table:table-cell office:value-type="string">
            <text:p>Alg 2</text:p>
          </table:table-cell>
          <table:table-cell office:value-type="float" office:value="55.6962">
            <text:p>55,6962</text:p>
          </table:table-cell>
          <table:table-cell office:value-type="float" office:value="3.7006">
            <text:p>3,7006</text:p>
          </table:table-cell>
          <table:table-cell office:value-type="float" office:value="10.9336">
            <text:p>10,9336</text:p>
          </table:table-cell>
          <table:table-cell table:style-name="ce4" office:value-type="float" office:value="85.3659">
            <text:p>85,3659</text:p>
          </table:table-cell>
          <table:table-cell office:value-type="float" office:value="4756">
            <text:p>4756</text:p>
          </table:table-cell>
          <table:table-cell table:number-columns-repeated="2"/>
          <table:table-cell office:value-type="string">
            <text:p>Occ. V6 Inc. V18</text:p>
          </table:table-cell>
          <table:table-cell office:value-type="string">
            <text:p>Alg 2</text:p>
          </table:table-cell>
          <table:table-cell table:number-columns-repeated="2" office:value-type="float" office:value="0">
            <text:p>0,0000</text:p>
          </table:table-cell>
          <table:table-cell office:value-type="float" office:value="13.7272">
            <text:p>13,7272</text:p>
          </table:table-cell>
          <table:table-cell office:value-type="float" office:value="86.2728">
            <text:p>86,2728</text:p>
          </table:table-cell>
          <table:table-cell office:value-type="float" office:value="4604">
            <text:p>4604</text:p>
          </table:table-cell>
          <table:table-cell table:formula="of:=([.N48]+[.M48])/[.O48]" office:value-type="float" office:value="0.159113880620543">
            <text:p>0,1591</text:p>
          </table:table-cell>
          <table:table-cell/>
          <table:table-cell office:value-type="string">
            <text:p>Occ. V6 Inc. V18</text:p>
          </table:table-cell>
          <table:table-cell office:value-type="string">
            <text:p>Alg 2</text:p>
          </table:table-cell>
          <table:table-cell table:number-columns-repeated="2" office:value-type="float" office:value="0">
            <text:p>0,0000</text:p>
          </table:table-cell>
          <table:table-cell office:value-type="float" office:value="51.5957">
            <text:p>51,5957</text:p>
          </table:table-cell>
          <table:table-cell office:value-type="float" office:value="48.4043">
            <text:p>48,4043</text:p>
          </table:table-cell>
          <table:table-cell office:value-type="float" office:value="1504">
            <text:p>1504</text:p>
          </table:table-cell>
          <table:table-cell table:formula="of:=([.V48]+[.W48])/[.X48]" office:value-type="float" office:value="1.06593215891977">
            <text:p>1,0659</text:p>
          </table:table-cell>
        </table:table-row>
        <table:table-row table:style-name="ro1">
          <table:table-cell office:value-type="string">
            <text:p>Occ. V6 Inc. V26</text:p>
          </table:table-cell>
          <table:table-cell office:value-type="string">
            <text:p>Alg 3</text:p>
          </table:table-cell>
          <table:table-cell office:value-type="float" office:value="55.6962">
            <text:p>55,6962</text:p>
          </table:table-cell>
          <table:table-cell office:value-type="float" office:value="2.1869">
            <text:p>2,1869</text:p>
          </table:table-cell>
          <table:table-cell office:value-type="float" office:value="7.5547">
            <text:p>7,5547</text:p>
          </table:table-cell>
          <table:table-cell table:style-name="ce4" office:value-type="float" office:value="90.2584">
            <text:p>90,2584</text:p>
          </table:table-cell>
          <table:table-cell office:value-type="float" office:value="8048">
            <text:p>8048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3</text:p>
          </table:table-cell>
          <table:table-cell table:number-columns-repeated="2" office:value-type="float" office:value="0">
            <text:p>0,0000</text:p>
          </table:table-cell>
          <table:table-cell office:value-type="float" office:value="8.9536">
            <text:p>8,9536</text:p>
          </table:table-cell>
          <table:table-cell office:value-type="float" office:value="91.0464">
            <text:p>91,0464</text:p>
          </table:table-cell>
          <table:table-cell office:value-type="float" office:value="7148">
            <text:p>7148</text:p>
          </table:table-cell>
          <table:table-cell table:formula="of:=([.N49]+[.M49])/[.O49]" office:value-type="float" office:value="0.0983410656544355">
            <text:p>0,0983</text:p>
          </table:table-cell>
          <table:table-cell/>
          <table:table-cell office:value-type="string">
            <text:p>Occ. V6 Inc. V26</text:p>
          </table:table-cell>
          <table:table-cell office:value-type="string">
            <text:p>Alg 3</text:p>
          </table:table-cell>
          <table:table-cell table:number-columns-repeated="2" office:value-type="float" office:value="0">
            <text:p>0,0000</text:p>
          </table:table-cell>
          <table:table-cell office:value-type="float" office:value="28.972">
            <text:p>28,9720</text:p>
          </table:table-cell>
          <table:table-cell office:value-type="float" office:value="71.028">
            <text:p>71,0280</text:p>
          </table:table-cell>
          <table:table-cell office:value-type="float" office:value="3424">
            <text:p>3424</text:p>
          </table:table-cell>
          <table:table-cell table:formula="of:=([.V49]+[.W49])/[.X49]" office:value-type="float" office:value="0.407895477839725">
            <text:p>0,4079</text:p>
          </table:table-cell>
        </table:table-row>
        <table:table-row table:style-name="ro1">
          <table:table-cell office:value-type="string">
            <text:p>Occ. V18 Inc. V6</text:p>
          </table:table-cell>
          <table:table-cell office:value-type="string">
            <text:p>Alg 4</text:p>
          </table:table-cell>
          <table:table-cell office:value-type="float" office:value="55.6962">
            <text:p>55,6962</text:p>
          </table:table-cell>
          <table:table-cell office:value-type="float" office:value="42.7184">
            <text:p>42,7184</text:p>
          </table:table-cell>
          <table:table-cell office:value-type="float" office:value="57.2816">
            <text:p>57,2816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Occ. V18 Inc. V6</text:p>
          </table:table-cell>
          <table:table-cell office:value-type="string">
            <text:p>Alg 4</text:p>
          </table:table-cell>
          <table:table-cell table:number-columns-repeated="2" office:value-type="float" office:value="0">
            <text:p>0,0000</text:p>
          </table:table-cell>
          <table:table-cell office:value-type="float" office:value="40.3846">
            <text:p>40,3846</text:p>
          </table:table-cell>
          <table:table-cell office:value-type="float" office:value="59.6154">
            <text:p>59,6154</text:p>
          </table:table-cell>
          <table:table-cell office:value-type="float" office:value="2496">
            <text:p>2496</text:p>
          </table:table-cell>
          <table:table-cell table:formula="of:=([.N50]+[.M50])/[.O50]" office:value-type="float" office:value="0.677418921956407">
            <text:p>0,6774</text:p>
          </table:table-cell>
          <table:table-cell/>
          <table:table-cell office:value-type="string">
            <text:p>Occ. V18 Inc. V6</text:p>
          </table:table-cell>
          <table:table-cell office:value-type="string">
            <text:p>Alg 4</text:p>
          </table:table-cell>
          <table:table-cell table:number-columns-repeated="2" office:value-type="float" office:value="0">
            <text:p>0,0000</text:p>
          </table:table-cell>
          <table:table-cell office:value-type="float" office:value="92.2535">
            <text:p>92,2535</text:p>
          </table:table-cell>
          <table:table-cell office:value-type="float" office:value="7.7465">
            <text:p>7,7465</text:p>
          </table:table-cell>
          <table:table-cell office:value-type="float" office:value="568">
            <text:p>568</text:p>
          </table:table-cell>
          <table:table-cell table:formula="of:=([.V50]+[.W50])/[.X50]" office:value-type="float" office:value="11.9090557025754">
            <text:p>11,9091</text:p>
          </table:table-cell>
        </table:table-row>
        <table:table-row table:style-name="ro1">
          <table:table-cell office:value-type="string">
            <text:p>Occ. V18 Inc. V18</text:p>
          </table:table-cell>
          <table:table-cell office:value-type="string">
            <text:p>Alg 5</text:p>
          </table:table-cell>
          <table:table-cell office:value-type="float" office:value="55.6962">
            <text:p>55,6962</text:p>
          </table:table-cell>
          <table:table-cell office:value-type="float" office:value="3.6036">
            <text:p>3,6036</text:p>
          </table:table-cell>
          <table:table-cell office:value-type="float" office:value="13.2678">
            <text:p>13,2678</text:p>
          </table:table-cell>
          <table:table-cell table:style-name="ce4" office:value-type="float" office:value="83.1286">
            <text:p>83,1286</text:p>
          </table:table-cell>
          <table:table-cell office:value-type="float" office:value="4884">
            <text:p>4884</text:p>
          </table:table-cell>
          <table:table-cell table:style-name="ce3" table:number-columns-repeated="2"/>
          <table:table-cell office:value-type="string">
            <text:p>Occ. V18 Inc. V18</text:p>
          </table:table-cell>
          <table:table-cell office:value-type="string">
            <text:p>Alg 5</text:p>
          </table:table-cell>
          <table:table-cell table:number-columns-repeated="2" office:value-type="float" office:value="0">
            <text:p>0,0000</text:p>
          </table:table-cell>
          <table:table-cell office:value-type="float" office:value="20.4029">
            <text:p>20,4029</text:p>
          </table:table-cell>
          <table:table-cell office:value-type="float" office:value="79.5971">
            <text:p>79,5971</text:p>
          </table:table-cell>
          <table:table-cell office:value-type="float" office:value="6156">
            <text:p>6156</text:p>
          </table:table-cell>
          <table:table-cell table:formula="of:=([.N51]+[.M51])/[.O51]" office:value-type="float" office:value="0.256327177748938">
            <text:p>0,2563</text:p>
          </table:table-cell>
          <table:table-cell table:style-name="ce3"/>
          <table:table-cell office:value-type="string">
            <text:p>Occ. V18 Inc. V18</text:p>
          </table:table-cell>
          <table:table-cell office:value-type="string">
            <text:p>Alg 5</text:p>
          </table:table-cell>
          <table:table-cell table:number-columns-repeated="2" office:value-type="float" office:value="0">
            <text:p>0,0000</text:p>
          </table:table-cell>
          <table:table-cell office:value-type="float" office:value="57.7273">
            <text:p>57,7273</text:p>
          </table:table-cell>
          <table:table-cell office:value-type="float" office:value="42.2727">
            <text:p>42,2727</text:p>
          </table:table-cell>
          <table:table-cell office:value-type="float" office:value="1760">
            <text:p>1760</text:p>
          </table:table-cell>
          <table:table-cell table:formula="of:=([.V51]+[.W51])/[.X51]" office:value-type="float" office:value="1.36559292403845">
            <text:p>1,3656</text:p>
          </table:table-cell>
        </table:table-row>
        <table:table-row table:style-name="ro1"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float" office:value="55.6962">
            <text:p>55,6962</text:p>
          </table:table-cell>
          <table:table-cell office:value-type="float" office:value="2.1526">
            <text:p>2,1526</text:p>
          </table:table-cell>
          <table:table-cell office:value-type="float" office:value="9.002">
            <text:p>9,0020</text:p>
          </table:table-cell>
          <table:table-cell table:style-name="ce4" office:value-type="float" office:value="88.8454">
            <text:p>88,8454</text:p>
          </table:table-cell>
          <table:table-cell office:value-type="float" office:value="8176">
            <text:p>8176</text:p>
          </table:table-cell>
          <table:table-cell table:style-name="ce3"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table:number-columns-repeated="2" office:value-type="float" office:value="0">
            <text:p>0,0000</text:p>
          </table:table-cell>
          <table:table-cell office:value-type="float" office:value="13.9153">
            <text:p>13,9153</text:p>
          </table:table-cell>
          <table:table-cell office:value-type="float" office:value="86.0847">
            <text:p>86,0847</text:p>
          </table:table-cell>
          <table:table-cell office:value-type="float" office:value="9256">
            <text:p>9256</text:p>
          </table:table-cell>
          <table:table-cell table:formula="of:=([.N52]+[.M52])/[.O52]" office:value-type="float" office:value="0.161646610837931">
            <text:p>0,1616</text:p>
          </table:table-cell>
          <table:table-cell table:style-name="ce3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table:number-columns-repeated="2" office:value-type="float" office:value="0">
            <text:p>0,0000</text:p>
          </table:table-cell>
          <table:table-cell office:value-type="float" office:value="33.6549">
            <text:p>33,6549</text:p>
          </table:table-cell>
          <table:table-cell office:value-type="float" office:value="66.3451">
            <text:p>66,3451</text:p>
          </table:table-cell>
          <table:table-cell office:value-type="float" office:value="3732">
            <text:p>3732</text:p>
          </table:table-cell>
          <table:table-cell table:formula="of:=([.V52]+[.W52])/[.X52]" office:value-type="float" office:value="0.507270318380709">
            <text:p>0,5073</text:p>
          </table:table-cell>
        </table:table-row>
        <table:table-row table:style-name="ro1">
          <table:table-cell office:value-type="string">
            <text:p>Occ. V26 Inc. V6</text:p>
          </table:table-cell>
          <table:table-cell office:value-type="string">
            <text:p>Alg 7</text:p>
          </table:table-cell>
          <table:table-cell office:value-type="float" office:value="55.6962">
            <text:p>55,6962</text:p>
          </table:table-cell>
          <table:table-cell office:value-type="float" office:value="41.9048">
            <text:p>41,9048</text:p>
          </table:table-cell>
          <table:table-cell office:value-type="float" office:value="58.0952">
            <text:p>58,0952</text:p>
          </table:table-cell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7</text:p>
          </table:table-cell>
          <table:table-cell table:number-columns-repeated="2" office:value-type="float" office:value="0">
            <text:p>0,0000</text:p>
          </table:table-cell>
          <table:table-cell office:value-type="float" office:value="43.4018">
            <text:p>43,4018</text:p>
          </table:table-cell>
          <table:table-cell office:value-type="float" office:value="56.5982">
            <text:p>56,5982</text:p>
          </table:table-cell>
          <table:table-cell office:value-type="float" office:value="2728">
            <text:p>2728</text:p>
          </table:table-cell>
          <table:table-cell table:formula="of:=([.N53]+[.M53])/[.O53]" office:value-type="float" office:value="0.766840641575174">
            <text:p>0,7668</text:p>
          </table:table-cell>
          <table:table-cell/>
          <table:table-cell office:value-type="string">
            <text:p>Occ. V26 Inc. V6</text:p>
          </table:table-cell>
          <table:table-cell office:value-type="string">
            <text:p>Alg 7</text:p>
          </table:table-cell>
          <table:table-cell table:number-columns-repeated="2" office:value-type="float" office:value="0">
            <text:p>0,0000</text:p>
          </table:table-cell>
          <table:table-cell office:value-type="float" office:value="92.517">
            <text:p>92,5170</text:p>
          </table:table-cell>
          <table:table-cell office:value-type="float" office:value="7.483">
            <text:p>7,4830</text:p>
          </table:table-cell>
          <table:table-cell office:value-type="float" office:value="588">
            <text:p>588</text:p>
          </table:table-cell>
          <table:table-cell table:formula="of:=([.V53]+[.W53])/[.X53]" office:value-type="float" office:value="12.3636242148871">
            <text:p>12,3636</text:p>
          </table:table-cell>
        </table:table-row>
        <table:table-row table:style-name="ro1">
          <table:table-cell office:value-type="string">
            <text:p>Occ. V26 Inc. V18</text:p>
          </table:table-cell>
          <table:table-cell office:value-type="string">
            <text:p>Alg 8</text:p>
          </table:table-cell>
          <table:table-cell office:value-type="float" office:value="55.6962">
            <text:p>55,6962</text:p>
          </table:table-cell>
          <table:table-cell office:value-type="float" office:value="3.5977">
            <text:p>3,5977</text:p>
          </table:table-cell>
          <table:table-cell office:value-type="float" office:value="13.4096">
            <text:p>13,4096</text:p>
          </table:table-cell>
          <table:table-cell table:style-name="ce4" office:value-type="float" office:value="82.9926">
            <text:p>82,9926</text:p>
          </table:table-cell>
          <table:table-cell office:value-type="float" office:value="4892">
            <text:p>4892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8</text:p>
          </table:table-cell>
          <table:table-cell table:number-columns-repeated="2" office:value-type="float" office:value="0">
            <text:p>0,0000</text:p>
          </table:table-cell>
          <table:table-cell office:value-type="float" office:value="22.316">
            <text:p>22,3160</text:p>
          </table:table-cell>
          <table:table-cell office:value-type="float" office:value="77.684">
            <text:p>77,6840</text:p>
          </table:table-cell>
          <table:table-cell office:value-type="float" office:value="6632">
            <text:p>6632</text:p>
          </table:table-cell>
          <table:table-cell table:formula="of:=([.N54]+[.M54])/[.O54]" office:value-type="float" office:value="0.28726636115545">
            <text:p>0,2873</text:p>
          </table:table-cell>
          <table:table-cell/>
          <table:table-cell office:value-type="string">
            <text:p>Occ. V26 Inc. V18</text:p>
          </table:table-cell>
          <table:table-cell office:value-type="string">
            <text:p>Alg 8</text:p>
          </table:table-cell>
          <table:table-cell table:number-columns-repeated="2" office:value-type="float" office:value="0">
            <text:p>0,0000</text:p>
          </table:table-cell>
          <table:table-cell office:value-type="float" office:value="58.4989">
            <text:p>58,4989</text:p>
          </table:table-cell>
          <table:table-cell office:value-type="float" office:value="41.5011">
            <text:p>41,5011</text:p>
          </table:table-cell>
          <table:table-cell office:value-type="float" office:value="1812">
            <text:p>1812</text:p>
          </table:table-cell>
          <table:table-cell table:formula="of:=([.V54]+[.W54])/[.X54]" office:value-type="float" office:value="1.40957468597218">
            <text:p>1,4096</text:p>
          </table:table-cell>
        </table:table-row>
        <table:table-row table:style-name="ro1">
          <table:table-cell office:value-type="string">
            <text:p>Occ. V26 Inc. V26</text:p>
          </table:table-cell>
          <table:table-cell office:value-type="string">
            <text:p>Alg 9</text:p>
          </table:table-cell>
          <table:table-cell office:value-type="float" office:value="55.6962">
            <text:p>55,6962</text:p>
          </table:table-cell>
          <table:table-cell office:value-type="float" office:value="2.1505">
            <text:p>2,1505</text:p>
          </table:table-cell>
          <table:table-cell office:value-type="float" office:value="9.0909">
            <text:p>9,0909</text:p>
          </table:table-cell>
          <table:table-cell table:style-name="ce4" office:value-type="float" office:value="88.7586">
            <text:p>88,7586</text:p>
          </table:table-cell>
          <table:table-cell office:value-type="float" office:value="8184">
            <text:p>8184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9</text:p>
          </table:table-cell>
          <table:table-cell table:number-columns-repeated="2" office:value-type="float" office:value="0">
            <text:p>0,0000</text:p>
          </table:table-cell>
          <table:table-cell office:value-type="float" office:value="15.4349">
            <text:p>15,4349</text:p>
          </table:table-cell>
          <table:table-cell office:value-type="float" office:value="84.5651">
            <text:p>84,5651</text:p>
          </table:table-cell>
          <table:table-cell office:value-type="float" office:value="9796">
            <text:p>9796</text:p>
          </table:table-cell>
          <table:table-cell table:formula="of:=([.N55]+[.M55])/[.O55]" office:value-type="float" office:value="0.182520921751408">
            <text:p>0,1825</text:p>
          </table:table-cell>
          <table:table-cell/>
          <table:table-cell office:value-type="string">
            <text:p>Occ. V26 Inc. V26</text:p>
          </table:table-cell>
          <table:table-cell office:value-type="string">
            <text:p>Alg 9</text:p>
          </table:table-cell>
          <table:table-cell table:number-columns-repeated="2" office:value-type="float" office:value="0">
            <text:p>0,0000</text:p>
          </table:table-cell>
          <table:table-cell office:value-type="float" office:value="34.3552">
            <text:p>34,3552</text:p>
          </table:table-cell>
          <table:table-cell office:value-type="float" office:value="65.6448">
            <text:p>65,6448</text:p>
          </table:table-cell>
          <table:table-cell office:value-type="float" office:value="3784">
            <text:p>3784</text:p>
          </table:table-cell>
          <table:table-cell table:formula="of:=([.V55]+[.W55])/[.X55]" office:value-type="float" office:value="0.523349907380326">
            <text:p>0,5233</text:p>
          </table:table-cell>
        </table:table-row>
        <table:table-row table:style-name="ro1">
          <table:table-cell table:style-name="ce2" office:value-type="string">
            <text:p>Occ. V6 Inc. V6 Edge</text:p>
          </table:table-cell>
          <table:table-cell table:style-name="ce2" office:value-type="string">
            <text:p>Alg 10</text:p>
          </table:table-cell>
          <table:table-cell table:style-name="ce5" office:value-type="float" office:value="55.6962">
            <text:p>55,6962</text:p>
          </table:table-cell>
          <table:table-cell table:style-name="ce5" office:value-type="float" office:value="61.9718">
            <text:p>61,9718</text:p>
          </table:table-cell>
          <table:table-cell table:style-name="ce5" office:value-type="float" office:value="38.0282">
            <text:p>38,028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84">
            <text:p>284</text:p>
          </table:table-cell>
          <table:table-cell table:style-name="ce2" table:number-columns-repeated="2"/>
          <table:table-cell table:style-name="ce2" office:value-type="string">
            <text:p>Occ. V6 Inc. V6 Edge</text:p>
          </table:table-cell>
          <table:table-cell table:style-name="ce2" office:value-type="string">
            <text:p>Alg 10</text:p>
          </table:table-cell>
          <table:table-cell table:number-columns-repeated="2" table:style-name="ce5" office:value-type="float" office:value="0">
            <text:p>0,0000</text:p>
          </table:table-cell>
          <table:table-cell table:style-name="ce5" office:value-type="float" office:value="34.1246">
            <text:p>34,1246</text:p>
          </table:table-cell>
          <table:table-cell table:style-name="ce5" office:value-type="float" office:value="65.8754">
            <text:p>65,8754</text:p>
          </table:table-cell>
          <table:table-cell table:style-name="ce7" office:value-type="float" office:value="1348">
            <text:p>1348</text:p>
          </table:table-cell>
          <table:table-cell table:style-name="ce10" table:formula="of:=([.N56]+[.M56])/[.O56]" office:value-type="float" office:value="0.518017347902252">
            <text:p>0,5180</text:p>
          </table:table-cell>
          <table:table-cell table:style-name="ce2"/>
          <table:table-cell table:style-name="ce2" office:value-type="string">
            <text:p>Occ. V6 Inc. V6 Edge</text:p>
          </table:table-cell>
          <table:table-cell table:style-name="ce2" office:value-type="string">
            <text:p>Alg 10</text:p>
          </table:table-cell>
          <table:table-cell table:number-columns-repeated="2" table:style-name="ce5" office:value-type="float" office:value="0">
            <text:p>0,0000</text:p>
          </table:table-cell>
          <table:table-cell table:style-name="ce5" office:value-type="float" office:value="90.1235">
            <text:p>90,1235</text:p>
          </table:table-cell>
          <table:table-cell table:style-name="ce5" office:value-type="float" office:value="9.8765">
            <text:p>9,8765</text:p>
          </table:table-cell>
          <table:table-cell table:style-name="ce7" office:value-type="float" office:value="324">
            <text:p>324</text:p>
          </table:table-cell>
          <table:table-cell table:style-name="ce10" table:formula="of:=([.V56]+[.W56])/[.X56]" office:value-type="float" office:value="9.1250442970688">
            <text:p>9,1250</text:p>
          </table:table-cell>
        </table:table-row>
        <table:table-row table:style-name="ro1">
          <table:table-cell table:style-name="ce2" office:value-type="string">
            <text:p>Occ. V6 Inc. V18 Edge</text:p>
          </table:table-cell>
          <table:table-cell table:style-name="ce2" office:value-type="string">
            <text:p>Alg 11</text:p>
          </table:table-cell>
          <table:table-cell table:style-name="ce5" office:value-type="float" office:value="55.6962">
            <text:p>55,6962</text:p>
          </table:table-cell>
          <table:table-cell table:style-name="ce5" office:value-type="float" office:value="3.7006">
            <text:p>3,7006</text:p>
          </table:table-cell>
          <table:table-cell table:style-name="ce5" office:value-type="float" office:value="10.9336">
            <text:p>10,9336</text:p>
          </table:table-cell>
          <table:table-cell table:style-name="ce5" office:value-type="float" office:value="85.3659">
            <text:p>85,3659</text:p>
          </table:table-cell>
          <table:table-cell table:style-name="ce7" office:value-type="float" office:value="4756">
            <text:p>4756</text:p>
          </table:table-cell>
          <table:table-cell table:style-name="ce2" table:number-columns-repeated="2"/>
          <table:table-cell table:style-name="ce2" office:value-type="string">
            <text:p>Occ. V6 Inc. V18 Edge</text:p>
          </table:table-cell>
          <table:table-cell table:style-name="ce2" office:value-type="string">
            <text:p>Alg 11</text:p>
          </table:table-cell>
          <table:table-cell table:number-columns-repeated="2" table:style-name="ce5" office:value-type="float" office:value="0">
            <text:p>0,0000</text:p>
          </table:table-cell>
          <table:table-cell table:style-name="ce5" office:value-type="float" office:value="13.7871">
            <text:p>13,7871</text:p>
          </table:table-cell>
          <table:table-cell table:style-name="ce5" office:value-type="float" office:value="86.2129">
            <text:p>86,2129</text:p>
          </table:table-cell>
          <table:table-cell table:style-name="ce7" office:value-type="float" office:value="4584">
            <text:p>4584</text:p>
          </table:table-cell>
          <table:table-cell table:style-name="ce10" table:formula="of:=([.N57]+[.M57])/[.O57]" office:value-type="float" office:value="0.159919223225295">
            <text:p>0,1599</text:p>
          </table:table-cell>
          <table:table-cell table:style-name="ce2"/>
          <table:table-cell table:style-name="ce2" office:value-type="string">
            <text:p>Occ. V6 Inc. V18 Edge</text:p>
          </table:table-cell>
          <table:table-cell table:style-name="ce2" office:value-type="string">
            <text:p>Alg 11</text:p>
          </table:table-cell>
          <table:table-cell table:number-columns-repeated="2" table:style-name="ce5" office:value-type="float" office:value="0">
            <text:p>0,0000</text:p>
          </table:table-cell>
          <table:table-cell table:style-name="ce5" office:value-type="float" office:value="51.5957">
            <text:p>51,5957</text:p>
          </table:table-cell>
          <table:table-cell table:style-name="ce5" office:value-type="float" office:value="48.4043">
            <text:p>48,4043</text:p>
          </table:table-cell>
          <table:table-cell table:style-name="ce7" office:value-type="float" office:value="1504">
            <text:p>1504</text:p>
          </table:table-cell>
          <table:table-cell table:style-name="ce10" table:formula="of:=([.V57]+[.W57])/[.X57]" office:value-type="float" office:value="1.06593215891977">
            <text:p>1,0659</text:p>
          </table:table-cell>
        </table:table-row>
        <table:table-row table:style-name="ro1">
          <table:table-cell table:style-name="ce2" office:value-type="string">
            <text:p>Occ. V6 Inc. V26 Edge</text:p>
          </table:table-cell>
          <table:table-cell table:style-name="ce2" office:value-type="string">
            <text:p>Alg 12</text:p>
          </table:table-cell>
          <table:table-cell table:style-name="ce5" office:value-type="float" office:value="55.6962">
            <text:p>55,6962</text:p>
          </table:table-cell>
          <table:table-cell table:style-name="ce5" office:value-type="float" office:value="2.1869">
            <text:p>2,1869</text:p>
          </table:table-cell>
          <table:table-cell table:style-name="ce5" office:value-type="float" office:value="7.5547">
            <text:p>7,5547</text:p>
          </table:table-cell>
          <table:table-cell table:style-name="ce5" office:value-type="float" office:value="90.2584">
            <text:p>90,2584</text:p>
          </table:table-cell>
          <table:table-cell table:style-name="ce7" office:value-type="float" office:value="8048">
            <text:p>8048</text:p>
          </table:table-cell>
          <table:table-cell table:style-name="ce2" table:number-columns-repeated="2"/>
          <table:table-cell table:style-name="ce2" office:value-type="string">
            <text:p>Occ. V6 Inc. V26 Edge</text:p>
          </table:table-cell>
          <table:table-cell table:style-name="ce2" office:value-type="string">
            <text:p>Alg 12</text:p>
          </table:table-cell>
          <table:table-cell table:number-columns-repeated="2" table:style-name="ce5" office:value-type="float" office:value="0">
            <text:p>0,0000</text:p>
          </table:table-cell>
          <table:table-cell table:style-name="ce5" office:value-type="float" office:value="9.27">
            <text:p>9,2700</text:p>
          </table:table-cell>
          <table:table-cell table:style-name="ce5" office:value-type="float" office:value="90.73">
            <text:p>90,7300</text:p>
          </table:table-cell>
          <table:table-cell table:style-name="ce7" office:value-type="float" office:value="6904">
            <text:p>6904</text:p>
          </table:table-cell>
          <table:table-cell table:style-name="ce10" table:formula="of:=([.N58]+[.M58])/[.O58]" office:value-type="float" office:value="0.102171277416511">
            <text:p>0,1022</text:p>
          </table:table-cell>
          <table:table-cell table:style-name="ce2"/>
          <table:table-cell table:style-name="ce2" office:value-type="string">
            <text:p>Occ. V6 Inc. V26 Edge</text:p>
          </table:table-cell>
          <table:table-cell table:style-name="ce2" office:value-type="string">
            <text:p>Alg 12</text:p>
          </table:table-cell>
          <table:table-cell table:number-columns-repeated="2" table:style-name="ce5" office:value-type="float" office:value="0">
            <text:p>0,0000</text:p>
          </table:table-cell>
          <table:table-cell table:style-name="ce5" office:value-type="float" office:value="34.4444">
            <text:p>34,4444</text:p>
          </table:table-cell>
          <table:table-cell table:style-name="ce5" office:value-type="float" office:value="65.5556">
            <text:p>65,5556</text:p>
          </table:table-cell>
          <table:table-cell table:style-name="ce7" office:value-type="float" office:value="2880">
            <text:p>2880</text:p>
          </table:table-cell>
          <table:table-cell table:style-name="ce10" table:formula="of:=([.V58]+[.W58])/[.X58]" office:value-type="float" office:value="0.525422694628682">
            <text:p>0,5254</text:p>
          </table:table-cell>
        </table:table-row>
        <table:table-row table:style-name="ro1">
          <table:table-cell table:style-name="ce2" office:value-type="string">
            <text:p>Occ. V18 Inc. V6 Edge</text:p>
          </table:table-cell>
          <table:table-cell table:style-name="ce2" office:value-type="string">
            <text:p>Alg 13</text:p>
          </table:table-cell>
          <table:table-cell table:style-name="ce5" office:value-type="float" office:value="55.6962">
            <text:p>55,6962</text:p>
          </table:table-cell>
          <table:table-cell table:style-name="ce5" office:value-type="float" office:value="42.7184">
            <text:p>42,7184</text:p>
          </table:table-cell>
          <table:table-cell table:style-name="ce5" office:value-type="float" office:value="57.2816">
            <text:p>57,281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12">
            <text:p>412</text:p>
          </table:table-cell>
          <table:table-cell table:style-name="ce2" table:number-columns-repeated="2"/>
          <table:table-cell table:style-name="ce2" office:value-type="string">
            <text:p>Occ. V18 Inc. V6 Edge</text:p>
          </table:table-cell>
          <table:table-cell table:style-name="ce2" office:value-type="string">
            <text:p>Alg 13</text:p>
          </table:table-cell>
          <table:table-cell table:number-columns-repeated="2" table:style-name="ce5" office:value-type="float" office:value="0">
            <text:p>0,0000</text:p>
          </table:table-cell>
          <table:table-cell table:style-name="ce5" office:value-type="float" office:value="40.5145">
            <text:p>40,5145</text:p>
          </table:table-cell>
          <table:table-cell table:style-name="ce5" office:value-type="float" office:value="59.4855">
            <text:p>59,4855</text:p>
          </table:table-cell>
          <table:table-cell table:style-name="ce7" office:value-type="float" office:value="2488">
            <text:p>2488</text:p>
          </table:table-cell>
          <table:table-cell table:style-name="ce10" table:formula="of:=([.N59]+[.M59])/[.O59]" office:value-type="float" office:value="0.681081944339377">
            <text:p>0,6811</text:p>
          </table:table-cell>
          <table:table-cell table:style-name="ce2"/>
          <table:table-cell table:style-name="ce2" office:value-type="string">
            <text:p>Occ. V18 Inc. V6 Edge</text:p>
          </table:table-cell>
          <table:table-cell table:style-name="ce2" office:value-type="string">
            <text:p>Alg 13</text:p>
          </table:table-cell>
          <table:table-cell table:number-columns-repeated="2" table:style-name="ce5" office:value-type="float" office:value="0">
            <text:p>0,0000</text:p>
          </table:table-cell>
          <table:table-cell table:style-name="ce5" office:value-type="float" office:value="92.2535">
            <text:p>92,2535</text:p>
          </table:table-cell>
          <table:table-cell table:style-name="ce5" office:value-type="float" office:value="7.7465">
            <text:p>7,7465</text:p>
          </table:table-cell>
          <table:table-cell table:style-name="ce7" office:value-type="float" office:value="568">
            <text:p>568</text:p>
          </table:table-cell>
          <table:table-cell table:style-name="ce10" table:formula="of:=([.V59]+[.W59])/[.X59]" office:value-type="float" office:value="11.9090557025754">
            <text:p>11,9091</text:p>
          </table:table-cell>
        </table:table-row>
        <table:table-row table:style-name="ro1">
          <table:table-cell table:style-name="ce2" office:value-type="string">
            <text:p>Occ. V18 Inc. V18 Edge</text:p>
          </table:table-cell>
          <table:table-cell table:style-name="ce2" office:value-type="string">
            <text:p>Alg 14</text:p>
          </table:table-cell>
          <table:table-cell table:style-name="ce5" office:value-type="float" office:value="55.6962">
            <text:p>55,6962</text:p>
          </table:table-cell>
          <table:table-cell table:style-name="ce5" office:value-type="float" office:value="3.6036">
            <text:p>3,6036</text:p>
          </table:table-cell>
          <table:table-cell table:style-name="ce5" office:value-type="float" office:value="13.2678">
            <text:p>13,2678</text:p>
          </table:table-cell>
          <table:table-cell table:style-name="ce5" office:value-type="float" office:value="83.1286">
            <text:p>83,1286</text:p>
          </table:table-cell>
          <table:table-cell table:style-name="ce7" office:value-type="float" office:value="4884">
            <text:p>4884</text:p>
          </table:table-cell>
          <table:table-cell table:style-name="ce2" table:number-columns-repeated="2"/>
          <table:table-cell table:style-name="ce2" office:value-type="string">
            <text:p>Occ. V18 Inc. V18 Edge</text:p>
          </table:table-cell>
          <table:table-cell table:style-name="ce2" office:value-type="string">
            <text:p>Alg 14</text:p>
          </table:table-cell>
          <table:table-cell table:number-columns-repeated="2" table:style-name="ce5" office:value-type="float" office:value="0">
            <text:p>0,0000</text:p>
          </table:table-cell>
          <table:table-cell table:style-name="ce5" office:value-type="float" office:value="20.4961">
            <text:p>20,4961</text:p>
          </table:table-cell>
          <table:table-cell table:style-name="ce5" office:value-type="float" office:value="79.5039">
            <text:p>79,5039</text:p>
          </table:table-cell>
          <table:table-cell table:style-name="ce7" office:value-type="float" office:value="6128">
            <text:p>6128</text:p>
          </table:table-cell>
          <table:table-cell table:style-name="ce10" table:formula="of:=([.N60]+[.M60])/[.O60]" office:value-type="float" office:value="0.257799931827244">
            <text:p>0,2578</text:p>
          </table:table-cell>
          <table:table-cell table:style-name="ce2"/>
          <table:table-cell table:style-name="ce2" office:value-type="string">
            <text:p>Occ. V18 Inc. V18 Edge</text:p>
          </table:table-cell>
          <table:table-cell table:style-name="ce2" office:value-type="string">
            <text:p>Alg 14</text:p>
          </table:table-cell>
          <table:table-cell table:number-columns-repeated="2" table:style-name="ce5" office:value-type="float" office:value="0">
            <text:p>0,0000</text:p>
          </table:table-cell>
          <table:table-cell table:style-name="ce5" office:value-type="float" office:value="57.7273">
            <text:p>57,7273</text:p>
          </table:table-cell>
          <table:table-cell table:style-name="ce5" office:value-type="float" office:value="42.2727">
            <text:p>42,2727</text:p>
          </table:table-cell>
          <table:table-cell table:style-name="ce7" office:value-type="float" office:value="1760">
            <text:p>1760</text:p>
          </table:table-cell>
          <table:table-cell table:style-name="ce10" table:formula="of:=([.V60]+[.W60])/[.X60]" office:value-type="float" office:value="1.36559292403845">
            <text:p>1,3656</text:p>
          </table:table-cell>
        </table:table-row>
        <table:table-row table:style-name="ro1">
          <table:table-cell table:style-name="ce2" office:value-type="string">
            <text:p>Occ. V18 Inc. V26 Edge</text:p>
          </table:table-cell>
          <table:table-cell table:style-name="ce2" office:value-type="string">
            <text:p>Alg 15</text:p>
          </table:table-cell>
          <table:table-cell table:style-name="ce5" office:value-type="float" office:value="55.6962">
            <text:p>55,6962</text:p>
          </table:table-cell>
          <table:table-cell table:style-name="ce5" office:value-type="float" office:value="2.1526">
            <text:p>2,1526</text:p>
          </table:table-cell>
          <table:table-cell table:style-name="ce5" office:value-type="float" office:value="9.002">
            <text:p>9,0020</text:p>
          </table:table-cell>
          <table:table-cell table:style-name="ce5" office:value-type="float" office:value="88.8454">
            <text:p>88,8454</text:p>
          </table:table-cell>
          <table:table-cell table:style-name="ce7" office:value-type="float" office:value="8176">
            <text:p>8176</text:p>
          </table:table-cell>
          <table:table-cell table:style-name="ce2" table:number-columns-repeated="2"/>
          <table:table-cell table:style-name="ce2" office:value-type="string">
            <text:p>Occ. V18 Inc. V26 Edge</text:p>
          </table:table-cell>
          <table:table-cell table:style-name="ce2" office:value-type="string">
            <text:p>Alg 15</text:p>
          </table:table-cell>
          <table:table-cell table:number-columns-repeated="2" table:style-name="ce5" office:value-type="float" office:value="0">
            <text:p>0,0000</text:p>
          </table:table-cell>
          <table:table-cell table:style-name="ce5" office:value-type="float" office:value="14.3943">
            <text:p>14,3943</text:p>
          </table:table-cell>
          <table:table-cell table:style-name="ce5" office:value-type="float" office:value="85.6057">
            <text:p>85,6057</text:p>
          </table:table-cell>
          <table:table-cell table:style-name="ce7" office:value-type="float" office:value="8948">
            <text:p>8948</text:p>
          </table:table-cell>
          <table:table-cell table:style-name="ce10" table:formula="of:=([.N61]+[.M61])/[.O61]" office:value-type="float" office:value="0.168146513608323">
            <text:p>0,1681</text:p>
          </table:table-cell>
          <table:table-cell table:style-name="ce2"/>
          <table:table-cell table:style-name="ce2" office:value-type="string">
            <text:p>Occ. V18 Inc. V26 Edge</text:p>
          </table:table-cell>
          <table:table-cell table:style-name="ce2" office:value-type="string">
            <text:p>Alg 15</text:p>
          </table:table-cell>
          <table:table-cell table:number-columns-repeated="2" table:style-name="ce5" office:value-type="float" office:value="0">
            <text:p>0,0000</text:p>
          </table:table-cell>
          <table:table-cell table:style-name="ce5" office:value-type="float" office:value="39.5466">
            <text:p>39,5466</text:p>
          </table:table-cell>
          <table:table-cell table:style-name="ce5" office:value-type="float" office:value="60.4534">
            <text:p>60,4534</text:p>
          </table:table-cell>
          <table:table-cell table:style-name="ce7" office:value-type="float" office:value="3176">
            <text:p>3176</text:p>
          </table:table-cell>
          <table:table-cell table:style-name="ce10" table:formula="of:=([.V61]+[.W61])/[.X61]" office:value-type="float" office:value="0.654166680451389">
            <text:p>0,6542</text:p>
          </table:table-cell>
        </table:table-row>
        <table:table-row table:style-name="ro1">
          <table:table-cell table:style-name="ce2" office:value-type="string">
            <text:p>Occ. V26 Inc. V6 Edge</text:p>
          </table:table-cell>
          <table:table-cell table:style-name="ce2" office:value-type="string">
            <text:p>Alg 16</text:p>
          </table:table-cell>
          <table:table-cell table:style-name="ce5" office:value-type="float" office:value="55.6962">
            <text:p>55,6962</text:p>
          </table:table-cell>
          <table:table-cell table:style-name="ce5" office:value-type="float" office:value="41.9048">
            <text:p>41,9048</text:p>
          </table:table-cell>
          <table:table-cell table:style-name="ce5" office:value-type="float" office:value="58.0952">
            <text:p>58,095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20">
            <text:p>420</text:p>
          </table:table-cell>
          <table:table-cell table:style-name="ce2" table:number-columns-repeated="2"/>
          <table:table-cell table:style-name="ce2" office:value-type="string">
            <text:p>Occ. V26 Inc. V6 Edge</text:p>
          </table:table-cell>
          <table:table-cell table:style-name="ce2" office:value-type="string">
            <text:p>Alg 16</text:p>
          </table:table-cell>
          <table:table-cell table:number-columns-repeated="2" table:style-name="ce5" office:value-type="float" office:value="0">
            <text:p>0,0000</text:p>
          </table:table-cell>
          <table:table-cell table:style-name="ce5" office:value-type="float" office:value="43.5294">
            <text:p>43,5294</text:p>
          </table:table-cell>
          <table:table-cell table:style-name="ce5" office:value-type="float" office:value="56.4706">
            <text:p>56,4706</text:p>
          </table:table-cell>
          <table:table-cell table:style-name="ce7" office:value-type="float" office:value="2720">
            <text:p>2720</text:p>
          </table:table-cell>
          <table:table-cell table:style-name="ce10" table:formula="of:=([.N62]+[.M62])/[.O62]" office:value-type="float" office:value="0.770832964409799">
            <text:p>0,7708</text:p>
          </table:table-cell>
          <table:table-cell table:style-name="ce2"/>
          <table:table-cell table:style-name="ce2" office:value-type="string">
            <text:p>Occ. V26 Inc. V6 Edge</text:p>
          </table:table-cell>
          <table:table-cell table:style-name="ce2" office:value-type="string">
            <text:p>Alg 16</text:p>
          </table:table-cell>
          <table:table-cell table:number-columns-repeated="2" table:style-name="ce5" office:value-type="float" office:value="0">
            <text:p>0,0000</text:p>
          </table:table-cell>
          <table:table-cell table:style-name="ce5" office:value-type="float" office:value="92.517">
            <text:p>92,5170</text:p>
          </table:table-cell>
          <table:table-cell table:style-name="ce5" office:value-type="float" office:value="7.483">
            <text:p>7,4830</text:p>
          </table:table-cell>
          <table:table-cell table:style-name="ce7" office:value-type="float" office:value="588">
            <text:p>588</text:p>
          </table:table-cell>
          <table:table-cell table:style-name="ce10" table:formula="of:=([.V62]+[.W62])/[.X62]" office:value-type="float" office:value="12.3636242148871">
            <text:p>12,3636</text:p>
          </table:table-cell>
        </table:table-row>
        <table:table-row table:style-name="ro1">
          <table:table-cell table:style-name="ce2" office:value-type="string">
            <text:p>Occ. V26 Inc. V18 Edge</text:p>
          </table:table-cell>
          <table:table-cell table:style-name="ce2" office:value-type="string">
            <text:p>Alg 17</text:p>
          </table:table-cell>
          <table:table-cell table:style-name="ce5" office:value-type="float" office:value="55.6962">
            <text:p>55,6962</text:p>
          </table:table-cell>
          <table:table-cell table:style-name="ce5" office:value-type="float" office:value="3.5977">
            <text:p>3,5977</text:p>
          </table:table-cell>
          <table:table-cell table:style-name="ce5" office:value-type="float" office:value="13.4096">
            <text:p>13,4096</text:p>
          </table:table-cell>
          <table:table-cell table:style-name="ce5" office:value-type="float" office:value="82.9926">
            <text:p>82,9926</text:p>
          </table:table-cell>
          <table:table-cell table:style-name="ce7" office:value-type="float" office:value="4892">
            <text:p>4892</text:p>
          </table:table-cell>
          <table:table-cell table:style-name="ce2" table:number-columns-repeated="2"/>
          <table:table-cell table:style-name="ce2" office:value-type="string">
            <text:p>Occ. V26 Inc. V18 Edge</text:p>
          </table:table-cell>
          <table:table-cell table:style-name="ce2" office:value-type="string">
            <text:p>Alg 17</text:p>
          </table:table-cell>
          <table:table-cell table:number-columns-repeated="2" table:style-name="ce5" office:value-type="float" office:value="0">
            <text:p>0,0000</text:p>
          </table:table-cell>
          <table:table-cell table:style-name="ce5" office:value-type="float" office:value="22.4378">
            <text:p>22,4378</text:p>
          </table:table-cell>
          <table:table-cell table:style-name="ce5" office:value-type="float" office:value="77.5622">
            <text:p>77,5622</text:p>
          </table:table-cell>
          <table:table-cell table:style-name="ce7" office:value-type="float" office:value="6596">
            <text:p>6596</text:p>
          </table:table-cell>
          <table:table-cell table:style-name="ce10" table:formula="of:=([.N63]+[.M63])/[.O63]" office:value-type="float" office:value="0.289287823192225">
            <text:p>0,2893</text:p>
          </table:table-cell>
          <table:table-cell table:style-name="ce2"/>
          <table:table-cell table:style-name="ce2" office:value-type="string">
            <text:p>Occ. V26 Inc. V18 Edge</text:p>
          </table:table-cell>
          <table:table-cell table:style-name="ce2" office:value-type="string">
            <text:p>Alg 17</text:p>
          </table:table-cell>
          <table:table-cell table:number-columns-repeated="2" table:style-name="ce5" office:value-type="float" office:value="0">
            <text:p>0,0000</text:p>
          </table:table-cell>
          <table:table-cell table:style-name="ce5" office:value-type="float" office:value="58.7583">
            <text:p>58,7583</text:p>
          </table:table-cell>
          <table:table-cell table:style-name="ce5" office:value-type="float" office:value="41.2417">
            <text:p>41,2417</text:p>
          </table:table-cell>
          <table:table-cell table:style-name="ce7" office:value-type="float" office:value="1804">
            <text:p>1804</text:p>
          </table:table-cell>
          <table:table-cell table:style-name="ce10" table:formula="of:=([.V63]+[.W63])/[.X63]" office:value-type="float" office:value="1.42473030937134">
            <text:p>1,4247</text:p>
          </table:table-cell>
        </table:table-row>
        <table:table-row table:style-name="ro1">
          <table:table-cell table:style-name="ce2" office:value-type="string">
            <text:p>Occ. V26 Inc. V26 Edge</text:p>
          </table:table-cell>
          <table:table-cell table:style-name="ce2" office:value-type="string">
            <text:p>Alg 18</text:p>
          </table:table-cell>
          <table:table-cell table:style-name="ce5" office:value-type="float" office:value="55.6962">
            <text:p>55,6962</text:p>
          </table:table-cell>
          <table:table-cell table:style-name="ce5" office:value-type="float" office:value="2.1505">
            <text:p>2,1505</text:p>
          </table:table-cell>
          <table:table-cell table:style-name="ce5" office:value-type="float" office:value="9.0909">
            <text:p>9,0909</text:p>
          </table:table-cell>
          <table:table-cell table:style-name="ce5" office:value-type="float" office:value="88.7586">
            <text:p>88,7586</text:p>
          </table:table-cell>
          <table:table-cell table:style-name="ce7" office:value-type="float" office:value="8184">
            <text:p>8184</text:p>
          </table:table-cell>
          <table:table-cell table:style-name="ce2" table:number-columns-repeated="2"/>
          <table:table-cell table:style-name="ce2" office:value-type="string">
            <text:p>Occ. V26 Inc. V26 Edge</text:p>
          </table:table-cell>
          <table:table-cell table:style-name="ce2" office:value-type="string">
            <text:p>Alg 18</text:p>
          </table:table-cell>
          <table:table-cell table:number-columns-repeated="2" table:style-name="ce5" office:value-type="float" office:value="0">
            <text:p>0,0000</text:p>
          </table:table-cell>
          <table:table-cell table:style-name="ce5" office:value-type="float" office:value="15.9628">
            <text:p>15,9628</text:p>
          </table:table-cell>
          <table:table-cell table:style-name="ce5" office:value-type="float" office:value="84.0372">
            <text:p>84,0372</text:p>
          </table:table-cell>
          <table:table-cell table:style-name="ce7" office:value-type="float" office:value="9472">
            <text:p>9472</text:p>
          </table:table-cell>
          <table:table-cell table:style-name="ce10" table:formula="of:=([.N64]+[.M64])/[.O64]" office:value-type="float" office:value="0.189949212967591">
            <text:p>0,1899</text:p>
          </table:table-cell>
          <table:table-cell table:style-name="ce2"/>
          <table:table-cell table:style-name="ce2" office:value-type="string">
            <text:p>Occ. V26 Inc. V26 Edge</text:p>
          </table:table-cell>
          <table:table-cell table:style-name="ce2" office:value-type="string">
            <text:p>Alg 18</text:p>
          </table:table-cell>
          <table:table-cell table:number-columns-repeated="2" table:style-name="ce5" office:value-type="float" office:value="0">
            <text:p>0,0000</text:p>
          </table:table-cell>
          <table:table-cell table:style-name="ce5" office:value-type="float" office:value="40.3727">
            <text:p>40,3727</text:p>
          </table:table-cell>
          <table:table-cell table:style-name="ce5" office:value-type="float" office:value="59.6273">
            <text:p>59,6273</text:p>
          </table:table-cell>
          <table:table-cell table:style-name="ce7" office:value-type="float" office:value="3220">
            <text:p>3220</text:p>
          </table:table-cell>
          <table:table-cell table:style-name="ce10" table:formula="of:=([.V64]+[.W64])/[.X64]" office:value-type="float" office:value="0.677084154405784">
            <text:p>0,6771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5"/>
          <table:table-cell table:number-columns-repeated="4"/>
          <table:table-cell table:style-name="ce9" table:number-columns-repeated="4"/>
          <table:table-cell table:style-name="Default"/>
          <table:table-cell/>
        </table:table-row>
        <table:table-row table:style-name="ro1">
          <table:table-cell office:value-type="string">
            <text:p>Perfect Environment</text:p>
          </table:table-cell>
          <table:table-cell/>
          <table:table-cell table:style-name="Default"/>
          <table:table-cell table:number-columns-repeated="3" table:style-name="ce3" office:value-type="string">
            <text:p>Frontières</text:p>
          </table:table-cell>
          <table:table-cell table:style-name="ce3"/>
          <table:table-cell table:number-columns-repeated="2"/>
          <table:table-cell office:value-type="string">
            <text:p>Real Environment</text:p>
          </table:table-cell>
          <table:table-cell/>
          <table:table-cell table:style-name="Default"/>
          <table:table-cell table:number-columns-repeated="3" table:style-name="ce3" office:value-type="string">
            <text:p>Frontières</text:p>
          </table:table-cell>
          <table:table-cell table:style-name="ce3"/>
          <table:table-cell table:number-columns-repeated="2"/>
          <table:table-cell office:value-type="string">
            <text:p>Real Environment</text:p>
          </table:table-cell>
          <table:table-cell/>
          <table:table-cell table:style-name="ce9"/>
          <table:table-cell table:number-columns-repeated="3" table:style-name="ce11" office:value-type="string">
            <text:p>Frontières</text:p>
          </table:table-cell>
          <table:table-cell table:style-name="ce3"/>
          <table:table-cell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Res: ~</text:p>
          </table:table-cell>
          <table:table-cell table:style-name="ce3" office:value-type="string">
            <text:p>Intégrité</text:p>
          </table:table-cell>
          <table:table-cell table:style-name="ce3" office:value-type="string">
            <text:p>Primaires</text:p>
          </table:table-cell>
          <table:table-cell table:style-name="ce3" office:value-type="string">
            <text:p>Secondaires</text:p>
          </table:table-cell>
          <table:table-cell table:style-name="ce3" office:value-type="string">
            <text:p>Fausses</text:p>
          </table:table-cell>
          <table:table-cell table:style-name="ce3" office:value-type="string">
            <text:p>Total</text:p>
          </table:table-cell>
          <table:table-cell table:number-columns-repeated="2"/>
          <table:table-cell table:style-name="ce1" office:value-type="float" office:value="4">
            <text:p>4</text:p>
          </table:table-cell>
          <table:table-cell office:value-type="string">
            <text:p>Res: [360,90]</text:p>
          </table:table-cell>
          <table:table-cell table:style-name="ce3" office:value-type="string">
            <text:p>Intégrité</text:p>
          </table:table-cell>
          <table:table-cell table:style-name="ce3" office:value-type="string">
            <text:p>Primaires</text:p>
          </table:table-cell>
          <table:table-cell table:style-name="ce3" office:value-type="string">
            <text:p>Secondaires</text:p>
          </table:table-cell>
          <table:table-cell table:style-name="ce3" office:value-type="string">
            <text:p>Fausses</text:p>
          </table:table-cell>
          <table:table-cell table:style-name="ce3" office:value-type="string">
            <text:p>Total</text:p>
          </table:table-cell>
          <table:table-cell office:value-type="string">
            <text:p>(P+S)/F</text:p>
          </table:table-cell>
          <table:table-cell/>
          <table:table-cell table:style-name="ce1" office:value-type="float" office:value="4">
            <text:p>4</text:p>
          </table:table-cell>
          <table:table-cell office:value-type="string">
            <text:p>Res: [720,180]</text:p>
          </table:table-cell>
          <table:table-cell table:style-name="ce11" office:value-type="string">
            <text:p>Intégrité</text:p>
          </table:table-cell>
          <table:table-cell table:style-name="ce11" office:value-type="string">
            <text:p>Primaires</text:p>
          </table:table-cell>
          <table:table-cell table:style-name="ce11" office:value-type="string">
            <text:p>Secondaires</text:p>
          </table:table-cell>
          <table:table-cell table:style-name="ce11" office:value-type="string">
            <text:p>Fausses</text:p>
          </table:table-cell>
          <table:table-cell table:style-name="ce3" office:value-type="string">
            <text:p>Total</text:p>
          </table:table-cell>
          <table:table-cell office:value-type="string">
            <text:p>(P+S)/F</text:p>
          </table:table-cell>
        </table:table-row>
        <table:table-row table:style-name="ro1"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table:number-columns-repeated="2" office:value-type="float" office:value="100">
            <text:p>100,000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4">
            <text:p>404</text:p>
          </table:table-cell>
          <table:table-cell table:number-columns-repeated="2"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float" office:value="10.8911">
            <text:p>10,8911</text:p>
          </table:table-cell>
          <table:table-cell office:value-type="float" office:value="0.7284">
            <text:p>0,7284</text:p>
          </table:table-cell>
          <table:table-cell office:value-type="float" office:value="12.0841">
            <text:p>12,0841</text:p>
          </table:table-cell>
          <table:table-cell office:value-type="float" office:value="87.1876">
            <text:p>87,1876</text:p>
          </table:table-cell>
          <table:table-cell office:value-type="float" office:value="6041">
            <text:p>6041</text:p>
          </table:table-cell>
          <table:table-cell table:formula="of:=([.N69]+[.M69])/[.O69]" office:value-type="float" office:value="0.146953236469406">
            <text:p>0,1470</text:p>
          </table:table-cell>
          <table:table-cell/>
          <table:table-cell office:value-type="string">
            <text:p>Occ. V6 Inc. V6</text:p>
          </table:table-cell>
          <table:table-cell office:value-type="string">
            <text:p>Alg 1</text:p>
          </table:table-cell>
          <table:table-cell office:value-type="float" office:value="34.1584">
            <text:p>34,1584</text:p>
          </table:table-cell>
          <table:table-cell office:value-type="float" office:value="3.5668">
            <text:p>3,5668</text:p>
          </table:table-cell>
          <table:table-cell office:value-type="float" office:value="19.6433">
            <text:p>19,6433</text:p>
          </table:table-cell>
          <table:table-cell office:value-type="float" office:value="76.7899">
            <text:p>76,7899</text:p>
          </table:table-cell>
          <table:table-cell office:value-type="float" office:value="3869">
            <text:p>3869</text:p>
          </table:table-cell>
          <table:table-cell table:formula="of:=([.V69]+[.W69])/[.X69]" office:value-type="float" office:value="0.302254593377514">
            <text:p>0,3023</text:p>
          </table:table-cell>
        </table:table-row>
        <table:table-row table:style-name="ro1">
          <table:table-cell office:value-type="string">
            <text:p>Occ. V6 Inc. V18</text:p>
          </table:table-cell>
          <table:table-cell office:value-type="string">
            <text:p>Alg 2</text:p>
          </table:table-cell>
          <table:table-cell office:value-type="float" office:value="100">
            <text:p>100,0000</text:p>
          </table:table-cell>
          <table:table-cell office:value-type="float" office:value="3.8462">
            <text:p>3,8462</text:p>
          </table:table-cell>
          <table:table-cell office:value-type="float" office:value="12.9284">
            <text:p>12,9284</text:p>
          </table:table-cell>
          <table:table-cell table:style-name="ce4" office:value-type="float" office:value="83.2254">
            <text:p>83,2254</text:p>
          </table:table-cell>
          <table:table-cell office:value-type="float" office:value="10504">
            <text:p>10504</text:p>
          </table:table-cell>
          <table:table-cell table:number-columns-repeated="2"/>
          <table:table-cell office:value-type="string">
            <text:p>Occ. V6 Inc. V18</text:p>
          </table:table-cell>
          <table:table-cell office:value-type="string">
            <text:p>Alg 2</text:p>
          </table:table-cell>
          <table:table-cell office:value-type="float" office:value="10.8911">
            <text:p>10,8911</text:p>
          </table:table-cell>
          <table:table-cell office:value-type="float" office:value="0.607">
            <text:p>0,6070</text:p>
          </table:table-cell>
          <table:table-cell office:value-type="float" office:value="10.7187">
            <text:p>10,7187</text:p>
          </table:table-cell>
          <table:table-cell office:value-type="float" office:value="88.6743">
            <text:p>88,6743</text:p>
          </table:table-cell>
          <table:table-cell office:value-type="float" office:value="7249">
            <text:p>7249</text:p>
          </table:table-cell>
          <table:table-cell table:formula="of:=([.N70]+[.M70])/[.O70]" office:value-type="float" office:value="0.127722462990968">
            <text:p>0,1277</text:p>
          </table:table-cell>
          <table:table-cell/>
          <table:table-cell office:value-type="string">
            <text:p>Occ. V6 Inc. V18</text:p>
          </table:table-cell>
          <table:table-cell office:value-type="string">
            <text:p>Alg 2</text:p>
          </table:table-cell>
          <table:table-cell office:value-type="float" office:value="65.5941">
            <text:p>65,5941</text:p>
          </table:table-cell>
          <table:table-cell office:value-type="float" office:value="2.7906">
            <text:p>2,7906</text:p>
          </table:table-cell>
          <table:table-cell office:value-type="float" office:value="13.353">
            <text:p>13,3530</text:p>
          </table:table-cell>
          <table:table-cell office:value-type="float" office:value="83.8564">
            <text:p>83,8564</text:p>
          </table:table-cell>
          <table:table-cell office:value-type="float" office:value="9496">
            <text:p>9496</text:p>
          </table:table-cell>
          <table:table-cell table:formula="of:=([.V70]+[.W70])/[.X70]" office:value-type="float" office:value="0.192514822959249">
            <text:p>0,1925</text:p>
          </table:table-cell>
        </table:table-row>
        <table:table-row table:style-name="ro1">
          <table:table-cell office:value-type="string">
            <text:p>Occ. V6 Inc. V26</text:p>
          </table:table-cell>
          <table:table-cell office:value-type="string">
            <text:p>Alg 3</text:p>
          </table:table-cell>
          <table:table-cell office:value-type="float" office:value="100">
            <text:p>100,0000</text:p>
          </table:table-cell>
          <table:table-cell office:value-type="float" office:value="3.8462">
            <text:p>3,8462</text:p>
          </table:table-cell>
          <table:table-cell office:value-type="float" office:value="12.9284">
            <text:p>12,9284</text:p>
          </table:table-cell>
          <table:table-cell table:style-name="ce4" office:value-type="float" office:value="83.2254">
            <text:p>83,2254</text:p>
          </table:table-cell>
          <table:table-cell office:value-type="float" office:value="10504">
            <text:p>10504</text:p>
          </table:table-cell>
          <table:table-cell table:number-columns-repeated="2"/>
          <table:table-cell office:value-type="string">
            <text:p>Occ. V6 Inc. V26</text:p>
          </table:table-cell>
          <table:table-cell office:value-type="string">
            <text:p>Alg 3</text:p>
          </table:table-cell>
          <table:table-cell office:value-type="float" office:value="10.8911">
            <text:p>10,8911</text:p>
          </table:table-cell>
          <table:table-cell office:value-type="float" office:value="0.5963">
            <text:p>0,5963</text:p>
          </table:table-cell>
          <table:table-cell office:value-type="float" office:value="10.5299">
            <text:p>10,5299</text:p>
          </table:table-cell>
          <table:table-cell office:value-type="float" office:value="88.8738">
            <text:p>88,8738</text:p>
          </table:table-cell>
          <table:table-cell office:value-type="float" office:value="7379">
            <text:p>7379</text:p>
          </table:table-cell>
          <table:table-cell table:formula="of:=([.N71]+[.M71])/[.O71]" office:value-type="float" office:value="0.125191001172449">
            <text:p>0,1252</text:p>
          </table:table-cell>
          <table:table-cell/>
          <table:table-cell office:value-type="string">
            <text:p>Occ. V6 Inc. V26</text:p>
          </table:table-cell>
          <table:table-cell office:value-type="string">
            <text:p>Alg 3</text:p>
          </table:table-cell>
          <table:table-cell office:value-type="float" office:value="69.0594">
            <text:p>69,0594</text:p>
          </table:table-cell>
          <table:table-cell office:value-type="float" office:value="2.6055">
            <text:p>2,6055</text:p>
          </table:table-cell>
          <table:table-cell office:value-type="float" office:value="13.2051">
            <text:p>13,2051</text:p>
          </table:table-cell>
          <table:table-cell office:value-type="float" office:value="84.1894">
            <text:p>84,1894</text:p>
          </table:table-cell>
          <table:table-cell office:value-type="float" office:value="10708">
            <text:p>10708</text:p>
          </table:table-cell>
          <table:table-cell table:formula="of:=([.V71]+[.W71])/[.X71]" office:value-type="float" office:value="0.187797988820445">
            <text:p>0,1878</text:p>
          </table:table-cell>
        </table:table-row>
        <table:table-row table:style-name="ro1">
          <table:table-cell office:value-type="string">
            <text:p>Occ. V18 Inc. V6</text:p>
          </table:table-cell>
          <table:table-cell office:value-type="string">
            <text:p>Alg 4</text:p>
          </table:table-cell>
          <table:table-cell office:value-type="float" office:value="100">
            <text:p>100,0000</text:p>
          </table:table-cell>
          <table:table-cell office:value-type="float" office:value="66.2295">
            <text:p>66,2295</text:p>
          </table:table-cell>
          <table:table-cell office:value-type="float" office:value="33.7705">
            <text:p>33,7705</text:p>
          </table:table-cell>
          <table:table-cell office:value-type="float" office:value="0">
            <text:p>0</text:p>
          </table:table-cell>
          <table:table-cell office:value-type="float" office:value="610">
            <text:p>610</text:p>
          </table:table-cell>
          <table:table-cell table:number-columns-repeated="2"/>
          <table:table-cell office:value-type="string">
            <text:p>Occ. V18 Inc. V6</text:p>
          </table:table-cell>
          <table:table-cell office:value-type="string">
            <text:p>Alg 4</text:p>
          </table:table-cell>
          <table:table-cell office:value-type="float" office:value="17.3267">
            <text:p>17,3267</text:p>
          </table:table-cell>
          <table:table-cell office:value-type="float" office:value="0.6331">
            <text:p>0,6331</text:p>
          </table:table-cell>
          <table:table-cell office:value-type="float" office:value="13.0517">
            <text:p>13,0517</text:p>
          </table:table-cell>
          <table:table-cell office:value-type="float" office:value="86.3151">
            <text:p>86,3151</text:p>
          </table:table-cell>
          <table:table-cell office:value-type="float" office:value="11056">
            <text:p>11056</text:p>
          </table:table-cell>
          <table:table-cell table:formula="of:=([.N72]+[.M72])/[.O72]" office:value-type="float" office:value="0.158544681058123">
            <text:p>0,1585</text:p>
          </table:table-cell>
          <table:table-cell/>
          <table:table-cell office:value-type="string">
            <text:p>Occ. V18 Inc. V6</text:p>
          </table:table-cell>
          <table:table-cell office:value-type="string">
            <text:p>Alg 4</text:p>
          </table:table-cell>
          <table:table-cell office:value-type="float" office:value="41.5842">
            <text:p>41,5842</text:p>
          </table:table-cell>
          <table:table-cell office:value-type="float" office:value="2.2346">
            <text:p>2,2346</text:p>
          </table:table-cell>
          <table:table-cell office:value-type="float" office:value="22.8784">
            <text:p>22,8784</text:p>
          </table:table-cell>
          <table:table-cell office:value-type="float" office:value="74.8869">
            <text:p>74,8869</text:p>
          </table:table-cell>
          <table:table-cell office:value-type="float" office:value="7518">
            <text:p>7518</text:p>
          </table:table-cell>
          <table:table-cell table:formula="of:=([.V72]+[.W72])/[.X72]" office:value-type="float" office:value="0.335345701317587">
            <text:p>0,3353</text:p>
          </table:table-cell>
        </table:table-row>
        <table:table-row table:style-name="ro1">
          <table:table-cell office:value-type="string">
            <text:p>Occ. V18 Inc. V18</text:p>
          </table:table-cell>
          <table:table-cell office:value-type="string">
            <text:p>Alg 5</text:p>
          </table:table-cell>
          <table:table-cell office:value-type="float" office:value="100">
            <text:p>100,0000</text:p>
          </table:table-cell>
          <table:table-cell office:value-type="float" office:value="3.7023">
            <text:p>3,7023</text:p>
          </table:table-cell>
          <table:table-cell office:value-type="float" office:value="16.184">
            <text:p>16,1840</text:p>
          </table:table-cell>
          <table:table-cell table:style-name="ce4" office:value-type="float" office:value="80.1136">
            <text:p>80,1136</text:p>
          </table:table-cell>
          <table:table-cell office:value-type="float" office:value="10912">
            <text:p>10912</text:p>
          </table:table-cell>
          <table:table-cell table:number-columns-repeated="2"/>
          <table:table-cell office:value-type="string">
            <text:p>Occ. V18 Inc. V18</text:p>
          </table:table-cell>
          <table:table-cell office:value-type="string">
            <text:p>Alg 5</text:p>
          </table:table-cell>
          <table:table-cell office:value-type="float" office:value="17.3267">
            <text:p>17,3267</text:p>
          </table:table-cell>
          <table:table-cell office:value-type="float" office:value="0.538">
            <text:p>0,5380</text:p>
          </table:table-cell>
          <table:table-cell office:value-type="float" office:value="11.7123">
            <text:p>11,7123</text:p>
          </table:table-cell>
          <table:table-cell office:value-type="float" office:value="87.7498">
            <text:p>87,7498</text:p>
          </table:table-cell>
          <table:table-cell office:value-type="float" office:value="13012">
            <text:p>13012</text:p>
          </table:table-cell>
          <table:table-cell table:formula="of:=([.N73]+[.M73])/[.O73]" office:value-type="float" office:value="0.139604876592311">
            <text:p>0,1396</text:p>
          </table:table-cell>
          <table:table-cell/>
          <table:table-cell office:value-type="string">
            <text:p>Occ. V18 Inc. V18</text:p>
          </table:table-cell>
          <table:table-cell office:value-type="string">
            <text:p>Alg 5</text:p>
          </table:table-cell>
          <table:table-cell office:value-type="float" office:value="73.0198">
            <text:p>73,0198</text:p>
          </table:table-cell>
          <table:table-cell office:value-type="float" office:value="2.0176">
            <text:p>2,0176</text:p>
          </table:table-cell>
          <table:table-cell office:value-type="float" office:value="17.4817">
            <text:p>17,4817</text:p>
          </table:table-cell>
          <table:table-cell office:value-type="float" office:value="80.5006">
            <text:p>80,5006</text:p>
          </table:table-cell>
          <table:table-cell office:value-type="float" office:value="14621">
            <text:p>14621</text:p>
          </table:table-cell>
          <table:table-cell table:formula="of:=([.V73]+[.W73])/[.X73]" office:value-type="float" office:value="0.242225523784916">
            <text:p>0,2422</text:p>
          </table:table-cell>
        </table:table-row>
        <table:table-row table:style-name="ro1"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float" office:value="100">
            <text:p>100,0000</text:p>
          </table:table-cell>
          <table:table-cell office:value-type="float" office:value="3.7023">
            <text:p>3,7023</text:p>
          </table:table-cell>
          <table:table-cell office:value-type="float" office:value="16.184">
            <text:p>16,1840</text:p>
          </table:table-cell>
          <table:table-cell table:style-name="ce4" office:value-type="float" office:value="80.1136">
            <text:p>80,1136</text:p>
          </table:table-cell>
          <table:table-cell office:value-type="float" office:value="10912">
            <text:p>10912</text:p>
          </table:table-cell>
          <table:table-cell table:number-columns-repeated="2"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float" office:value="17.3267">
            <text:p>17,3267</text:p>
          </table:table-cell>
          <table:table-cell office:value-type="float" office:value="0.5265">
            <text:p>0,5265</text:p>
          </table:table-cell>
          <table:table-cell office:value-type="float" office:value="11.463">
            <text:p>11,4630</text:p>
          </table:table-cell>
          <table:table-cell office:value-type="float" office:value="88.0105">
            <text:p>88,0105</text:p>
          </table:table-cell>
          <table:table-cell office:value-type="float" office:value="13295">
            <text:p>13295</text:p>
          </table:table-cell>
          <table:table-cell table:formula="of:=([.N74]+[.M74])/[.O74]" office:value-type="float" office:value="0.136228063696945">
            <text:p>0,1362</text:p>
          </table:table-cell>
          <table:table-cell/>
          <table:table-cell office:value-type="string">
            <text:p>Occ. V18 Inc. V26</text:p>
          </table:table-cell>
          <table:table-cell office:value-type="string">
            <text:p>Alg 6</text:p>
          </table:table-cell>
          <table:table-cell office:value-type="float" office:value="76.4851">
            <text:p>76,4851</text:p>
          </table:table-cell>
          <table:table-cell office:value-type="float" office:value="1.8761">
            <text:p>1,8761</text:p>
          </table:table-cell>
          <table:table-cell office:value-type="float" office:value="17.1463">
            <text:p>17,1463</text:p>
          </table:table-cell>
          <table:table-cell office:value-type="float" office:value="80.9775">
            <text:p>80,9775</text:p>
          </table:table-cell>
          <table:table-cell office:value-type="float" office:value="16470">
            <text:p>16470</text:p>
          </table:table-cell>
          <table:table-cell table:formula="of:=([.V74]+[.W74])/[.X74]" office:value-type="float" office:value="0.234909697138094">
            <text:p>0,2349</text:p>
          </table:table-cell>
        </table:table-row>
        <table:table-row table:style-name="ro1">
          <table:table-cell office:value-type="string">
            <text:p>Occ. V26 Inc. V6</text:p>
          </table:table-cell>
          <table:table-cell office:value-type="string">
            <text:p>Alg 7</text:p>
          </table:table-cell>
          <table:table-cell office:value-type="float" office:value="100">
            <text:p>100,0000</text:p>
          </table:table-cell>
          <table:table-cell office:value-type="float" office:value="65.798">
            <text:p>65,7980</text:p>
          </table:table-cell>
          <table:table-cell office:value-type="float" office:value="34.202">
            <text:p>34,2020</text:p>
          </table:table-cell>
          <table:table-cell office:value-type="float" office:value="0">
            <text:p>0</text:p>
          </table:table-cell>
          <table:table-cell office:value-type="float" office:value="6614">
            <text:p>6614</text:p>
          </table:table-cell>
          <table:table-cell table:number-columns-repeated="2"/>
          <table:table-cell office:value-type="string">
            <text:p>Occ. V26 Inc. V6</text:p>
          </table:table-cell>
          <table:table-cell office:value-type="string">
            <text:p>Alg 7</text:p>
          </table:table-cell>
          <table:table-cell office:value-type="float" office:value="29.2079">
            <text:p>29,2079</text:p>
          </table:table-cell>
          <table:table-cell office:value-type="float" office:value="0.8854">
            <text:p>0,8854</text:p>
          </table:table-cell>
          <table:table-cell office:value-type="float" office:value="14.0692">
            <text:p>14,0692</text:p>
          </table:table-cell>
          <table:table-cell office:value-type="float" office:value="85.0454">
            <text:p>85,0454</text:p>
          </table:table-cell>
          <table:table-cell office:value-type="float" office:value="13327">
            <text:p>13327</text:p>
          </table:table-cell>
          <table:table-cell table:formula="of:=([.N75]+[.M75])/[.O75]" office:value-type="float" office:value="0.175842549979188">
            <text:p>0,1758</text:p>
          </table:table-cell>
          <table:table-cell/>
          <table:table-cell office:value-type="string">
            <text:p>Occ. V26 Inc. V6</text:p>
          </table:table-cell>
          <table:table-cell office:value-type="string">
            <text:p>Alg 7</text:p>
          </table:table-cell>
          <table:table-cell office:value-type="float" office:value="47.0297">
            <text:p>47,0297</text:p>
          </table:table-cell>
          <table:table-cell office:value-type="float" office:value="2.4263">
            <text:p>2,4263</text:p>
          </table:table-cell>
          <table:table-cell office:value-type="float" office:value="24.237">
            <text:p>24,2370</text:p>
          </table:table-cell>
          <table:table-cell office:value-type="float" office:value="73.3367">
            <text:p>73,3367</text:p>
          </table:table-cell>
          <table:table-cell office:value-type="float" office:value="7831">
            <text:p>7831</text:p>
          </table:table-cell>
          <table:table-cell table:formula="of:=([.V75]+[.W75])/[.X75]" office:value-type="float" office:value="0.363573763204507">
            <text:p>0,3636</text:p>
          </table:table-cell>
        </table:table-row>
        <table:table-row table:style-name="ro1">
          <table:table-cell office:value-type="string">
            <text:p>Occ. V26 Inc. V18</text:p>
          </table:table-cell>
          <table:table-cell office:value-type="string">
            <text:p>Alg 8</text:p>
          </table:table-cell>
          <table:table-cell office:value-type="float" office:value="100">
            <text:p>100,0000</text:p>
          </table:table-cell>
          <table:table-cell office:value-type="float" office:value="3.701">
            <text:p>3,7010</text:p>
          </table:table-cell>
          <table:table-cell office:value-type="float" office:value="16.2147">
            <text:p>16,2147</text:p>
          </table:table-cell>
          <table:table-cell table:style-name="ce4" office:value-type="float" office:value="80.0843">
            <text:p>80,0843</text:p>
          </table:table-cell>
          <table:table-cell office:value-type="float" office:value="10916">
            <text:p>10916</text:p>
          </table:table-cell>
          <table:table-cell table:number-columns-repeated="2"/>
          <table:table-cell office:value-type="string">
            <text:p>Occ. V26 Inc. V18</text:p>
          </table:table-cell>
          <table:table-cell office:value-type="string">
            <text:p>Alg 8</text:p>
          </table:table-cell>
          <table:table-cell office:value-type="float" office:value="29.2079">
            <text:p>29,2079</text:p>
          </table:table-cell>
          <table:table-cell office:value-type="float" office:value="0.7626">
            <text:p>0,7626</text:p>
          </table:table-cell>
          <table:table-cell office:value-type="float" office:value="12.706">
            <text:p>12,7060</text:p>
          </table:table-cell>
          <table:table-cell office:value-type="float" office:value="86.5314">
            <text:p>86,5314</text:p>
          </table:table-cell>
          <table:table-cell office:value-type="float" office:value="15473">
            <text:p>15473</text:p>
          </table:table-cell>
          <table:table-cell table:formula="of:=([.N76]+[.M76])/[.O76]" office:value-type="float" office:value="0.155649856583853">
            <text:p>0,1556</text:p>
          </table:table-cell>
          <table:table-cell/>
          <table:table-cell office:value-type="string">
            <text:p>Occ. V26 Inc. V18</text:p>
          </table:table-cell>
          <table:table-cell office:value-type="string">
            <text:p>Alg 8</text:p>
          </table:table-cell>
          <table:table-cell office:value-type="float" office:value="78.4653">
            <text:p>78,4653</text:p>
          </table:table-cell>
          <table:table-cell office:value-type="float" office:value="2.0543">
            <text:p>2,0543</text:p>
          </table:table-cell>
          <table:table-cell office:value-type="float" office:value="18.91">
            <text:p>18,9100</text:p>
          </table:table-cell>
          <table:table-cell office:value-type="float" office:value="79.0357">
            <text:p>79,0357</text:p>
          </table:table-cell>
          <table:table-cell office:value-type="float" office:value="15431">
            <text:p>15431</text:p>
          </table:table-cell>
          <table:table-cell table:formula="of:=([.V76]+[.W76])/[.X76]" office:value-type="float" office:value="0.265251019476009">
            <text:p>0,2653</text:p>
          </table:table-cell>
        </table:table-row>
        <table:table-row table:style-name="ro1">
          <table:table-cell office:value-type="string">
            <text:p>Occ. V26 Inc. V26</text:p>
          </table:table-cell>
          <table:table-cell office:value-type="string">
            <text:p>Alg 9</text:p>
          </table:table-cell>
          <table:table-cell office:value-type="float" office:value="100">
            <text:p>100,0000</text:p>
          </table:table-cell>
          <table:table-cell office:value-type="float" office:value="3.6344">
            <text:p>3,6344</text:p>
          </table:table-cell>
          <table:table-cell office:value-type="float" office:value="17.7222">
            <text:p>17,7222</text:p>
          </table:table-cell>
          <table:table-cell table:style-name="ce4" office:value-type="float" office:value="78.6434">
            <text:p>78,6434</text:p>
          </table:table-cell>
          <table:table-cell office:value-type="float" office:value="11116">
            <text:p>11116</text:p>
          </table:table-cell>
          <table:table-cell table:number-columns-repeated="2"/>
          <table:table-cell office:value-type="string">
            <text:p>Occ. V26 Inc. V26</text:p>
          </table:table-cell>
          <table:table-cell office:value-type="string">
            <text:p>Alg 9</text:p>
          </table:table-cell>
          <table:table-cell office:value-type="float" office:value="29.2079">
            <text:p>29,2079</text:p>
          </table:table-cell>
          <table:table-cell office:value-type="float" office:value="0.7489">
            <text:p>0,7489</text:p>
          </table:table-cell>
          <table:table-cell office:value-type="float" office:value="12.4778">
            <text:p>12,4778</text:p>
          </table:table-cell>
          <table:table-cell office:value-type="float" office:value="86.7733">
            <text:p>86,7733</text:p>
          </table:table-cell>
          <table:table-cell office:value-type="float" office:value="15756">
            <text:p>15756</text:p>
          </table:table-cell>
          <table:table-cell table:formula="of:=([.N77]+[.M77])/[.O77]" office:value-type="float" office:value="0.152428223889146">
            <text:p>0,1524</text:p>
          </table:table-cell>
          <table:table-cell/>
          <table:table-cell office:value-type="string">
            <text:p>Occ. V26 Inc. V26</text:p>
          </table:table-cell>
          <table:table-cell office:value-type="string">
            <text:p>Alg 9</text:p>
          </table:table-cell>
          <table:table-cell office:value-type="float" office:value="81.9307">
            <text:p>81,9307</text:p>
          </table:table-cell>
          <table:table-cell office:value-type="float" office:value="1.9131">
            <text:p>1,9131</text:p>
          </table:table-cell>
          <table:table-cell office:value-type="float" office:value="18.5412">
            <text:p>18,5412</text:p>
          </table:table-cell>
          <table:table-cell office:value-type="float" office:value="79.5457">
            <text:p>79,5457</text:p>
          </table:table-cell>
          <table:table-cell office:value-type="float" office:value="17302">
            <text:p>17302</text:p>
          </table:table-cell>
          <table:table-cell table:formula="of:=([.V77]+[.W77])/[.X77]" office:value-type="float" office:value="0.257138977971154">
            <text:p>0,2571</text:p>
          </table:table-cell>
        </table:table-row>
        <table:table-row table:style-name="ro1">
          <table:table-cell table:style-name="ce2" office:value-type="string">
            <text:p>Occ. V6 Inc. V6 Edge</text:p>
          </table:table-cell>
          <table:table-cell table:style-name="ce2" office:value-type="string">
            <text:p>Alg 10</text:p>
          </table:table-cell>
          <table:table-cell table:number-columns-repeated="2" table:style-name="ce5" office:value-type="float" office:value="100">
            <text:p>100,000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404">
            <text:p>404</text:p>
          </table:table-cell>
          <table:table-cell table:style-name="ce2" table:number-columns-repeated="2"/>
          <table:table-cell table:style-name="ce2" office:value-type="string">
            <text:p>Occ. V6 Inc. V6 Edge</text:p>
          </table:table-cell>
          <table:table-cell table:style-name="ce2" office:value-type="string">
            <text:p>Alg 10</text:p>
          </table:table-cell>
          <table:table-cell table:style-name="ce5" office:value-type="float" office:value="10.8911">
            <text:p>10,8911</text:p>
          </table:table-cell>
          <table:table-cell table:style-name="ce5" office:value-type="float" office:value="0.7291">
            <text:p>0,7291</text:p>
          </table:table-cell>
          <table:table-cell table:style-name="ce5" office:value-type="float" office:value="12.0961">
            <text:p>12,0961</text:p>
          </table:table-cell>
          <table:table-cell table:style-name="ce5" office:value-type="float" office:value="87.1748">
            <text:p>87,1748</text:p>
          </table:table-cell>
          <table:table-cell table:style-name="ce7" office:value-type="float" office:value="6035">
            <text:p>6035</text:p>
          </table:table-cell>
          <table:table-cell table:style-name="ce10" table:formula="of:=([.N78]+[.M78])/[.O78]" office:value-type="float" office:value="0.147120498125605">
            <text:p>0,1471</text:p>
          </table:table-cell>
          <table:table-cell table:style-name="ce2"/>
          <table:table-cell table:style-name="ce2" office:value-type="string">
            <text:p>Occ. V6 Inc. V6 Edge</text:p>
          </table:table-cell>
          <table:table-cell table:style-name="ce2" office:value-type="string">
            <text:p>Alg 10</text:p>
          </table:table-cell>
          <table:table-cell table:style-name="ce5" office:value-type="float" office:value="34.1584">
            <text:p>34,1584</text:p>
          </table:table-cell>
          <table:table-cell table:style-name="ce5" office:value-type="float" office:value="3.6771">
            <text:p>3,6771</text:p>
          </table:table-cell>
          <table:table-cell table:style-name="ce5" office:value-type="float" office:value="19.7176">
            <text:p>19,7176</text:p>
          </table:table-cell>
          <table:table-cell table:style-name="ce5" office:value-type="float" office:value="76.6054">
            <text:p>76,6054</text:p>
          </table:table-cell>
          <table:table-cell table:style-name="ce7" office:value-type="float" office:value="3753">
            <text:p>3753</text:p>
          </table:table-cell>
          <table:table-cell table:style-name="ce10" table:formula="of:=([.V78]+[.W78])/[.X78]" office:value-type="float" office:value="0.305392309158362">
            <text:p>0,3054</text:p>
          </table:table-cell>
        </table:table-row>
        <table:table-row table:style-name="ro1">
          <table:table-cell table:style-name="ce2" office:value-type="string">
            <text:p>Occ. V6 Inc. V18 Edge</text:p>
          </table:table-cell>
          <table:table-cell table:style-name="ce2" office:value-type="string">
            <text:p>Alg 11</text:p>
          </table:table-cell>
          <table:table-cell table:style-name="ce5" office:value-type="float" office:value="100">
            <text:p>100,0000</text:p>
          </table:table-cell>
          <table:table-cell table:style-name="ce5" office:value-type="float" office:value="3.8462">
            <text:p>3,8462</text:p>
          </table:table-cell>
          <table:table-cell table:style-name="ce5" office:value-type="float" office:value="12.9284">
            <text:p>12,9284</text:p>
          </table:table-cell>
          <table:table-cell table:style-name="ce5" office:value-type="float" office:value="83.2254">
            <text:p>83,2254</text:p>
          </table:table-cell>
          <table:table-cell table:style-name="ce7" office:value-type="float" office:value="10504">
            <text:p>10504</text:p>
          </table:table-cell>
          <table:table-cell table:style-name="ce2" table:number-columns-repeated="2"/>
          <table:table-cell table:style-name="ce2" office:value-type="string">
            <text:p>Occ. V6 Inc. V18 Edge</text:p>
          </table:table-cell>
          <table:table-cell table:style-name="ce2" office:value-type="string">
            <text:p>Alg 11</text:p>
          </table:table-cell>
          <table:table-cell table:style-name="ce5" office:value-type="float" office:value="10.8911">
            <text:p>10,8911</text:p>
          </table:table-cell>
          <table:table-cell table:style-name="ce5" office:value-type="float" office:value="0.6077">
            <text:p>0,6077</text:p>
          </table:table-cell>
          <table:table-cell table:style-name="ce5" office:value-type="float" office:value="10.7306">
            <text:p>10,7306</text:p>
          </table:table-cell>
          <table:table-cell table:style-name="ce5" office:value-type="float" office:value="88.6618">
            <text:p>88,6618</text:p>
          </table:table-cell>
          <table:table-cell table:style-name="ce7" office:value-type="float" office:value="7241">
            <text:p>7241</text:p>
          </table:table-cell>
          <table:table-cell table:style-name="ce10" table:formula="of:=([.N79]+[.M79])/[.O79]" office:value-type="float" office:value="0.127882583028993">
            <text:p>0,1279</text:p>
          </table:table-cell>
          <table:table-cell table:style-name="ce2"/>
          <table:table-cell table:style-name="ce2" office:value-type="string">
            <text:p>Occ. V6 Inc. V18 Edge</text:p>
          </table:table-cell>
          <table:table-cell table:style-name="ce2" office:value-type="string">
            <text:p>Alg 11</text:p>
          </table:table-cell>
          <table:table-cell table:style-name="ce5" office:value-type="float" office:value="65.5941">
            <text:p>65,5941</text:p>
          </table:table-cell>
          <table:table-cell table:style-name="ce5" office:value-type="float" office:value="2.9127">
            <text:p>2,9127</text:p>
          </table:table-cell>
          <table:table-cell table:style-name="ce5" office:value-type="float" office:value="13.5634">
            <text:p>13,5634</text:p>
          </table:table-cell>
          <table:table-cell table:style-name="ce5" office:value-type="float" office:value="83.5239">
            <text:p>83,5239</text:p>
          </table:table-cell>
          <table:table-cell table:style-name="ce7" office:value-type="float" office:value="9098">
            <text:p>9098</text:p>
          </table:table-cell>
          <table:table-cell table:style-name="ce10" table:formula="of:=([.V79]+[.W79])/[.X79]" office:value-type="float" office:value="0.197262101027371">
            <text:p>0,1973</text:p>
          </table:table-cell>
        </table:table-row>
        <table:table-row table:style-name="ro1">
          <table:table-cell table:style-name="ce2" office:value-type="string">
            <text:p>Occ. V6 Inc. V26 Edge</text:p>
          </table:table-cell>
          <table:table-cell table:style-name="ce2" office:value-type="string">
            <text:p>Alg 12</text:p>
          </table:table-cell>
          <table:table-cell table:style-name="ce5" office:value-type="float" office:value="100">
            <text:p>100,0000</text:p>
          </table:table-cell>
          <table:table-cell table:style-name="ce5" office:value-type="float" office:value="3.8462">
            <text:p>3,8462</text:p>
          </table:table-cell>
          <table:table-cell table:style-name="ce5" office:value-type="float" office:value="12.9284">
            <text:p>12,9284</text:p>
          </table:table-cell>
          <table:table-cell table:style-name="ce5" office:value-type="float" office:value="83.2254">
            <text:p>83,2254</text:p>
          </table:table-cell>
          <table:table-cell table:style-name="ce7" office:value-type="float" office:value="10504">
            <text:p>10504</text:p>
          </table:table-cell>
          <table:table-cell table:style-name="ce2" table:number-columns-repeated="2"/>
          <table:table-cell table:style-name="ce2" office:value-type="string">
            <text:p>Occ. V6 Inc. V26 Edge</text:p>
          </table:table-cell>
          <table:table-cell table:style-name="ce2" office:value-type="string">
            <text:p>Alg 12</text:p>
          </table:table-cell>
          <table:table-cell table:style-name="ce5" office:value-type="float" office:value="10.8911">
            <text:p>10,8911</text:p>
          </table:table-cell>
          <table:table-cell table:style-name="ce5" office:value-type="float" office:value="0.5973">
            <text:p>0,5973</text:p>
          </table:table-cell>
          <table:table-cell table:style-name="ce5" office:value-type="float" office:value="10.547">
            <text:p>10,5470</text:p>
          </table:table-cell>
          <table:table-cell table:style-name="ce5" office:value-type="float" office:value="88.8557">
            <text:p>88,8557</text:p>
          </table:table-cell>
          <table:table-cell table:style-name="ce7" office:value-type="float" office:value="7367">
            <text:p>7367</text:p>
          </table:table-cell>
          <table:table-cell table:style-name="ce10" table:formula="of:=([.N80]+[.M80])/[.O80]" office:value-type="float" office:value="0.125420203768582">
            <text:p>0,1254</text:p>
          </table:table-cell>
          <table:table-cell table:style-name="ce2"/>
          <table:table-cell table:style-name="ce2" office:value-type="string">
            <text:p>Occ. V6 Inc. V26 Edge</text:p>
          </table:table-cell>
          <table:table-cell table:style-name="ce2" office:value-type="string">
            <text:p>Alg 12</text:p>
          </table:table-cell>
          <table:table-cell table:style-name="ce5" office:value-type="float" office:value="69.0594">
            <text:p>69,0594</text:p>
          </table:table-cell>
          <table:table-cell table:style-name="ce5" office:value-type="float" office:value="2.7684">
            <text:p>2,7684</text:p>
          </table:table-cell>
          <table:table-cell table:style-name="ce5" office:value-type="float" office:value="13.6932">
            <text:p>13,6932</text:p>
          </table:table-cell>
          <table:table-cell table:style-name="ce5" office:value-type="float" office:value="83.5384">
            <text:p>83,5384</text:p>
          </table:table-cell>
          <table:table-cell table:style-name="ce7" office:value-type="float" office:value="10078">
            <text:p>10078</text:p>
          </table:table-cell>
          <table:table-cell table:style-name="ce10" table:formula="of:=([.V80]+[.W80])/[.X80]" office:value-type="float" office:value="0.197054288806106">
            <text:p>0,1971</text:p>
          </table:table-cell>
        </table:table-row>
        <table:table-row table:style-name="ro1">
          <table:table-cell table:style-name="ce2" office:value-type="string">
            <text:p>Occ. V18 Inc. V6 Edge</text:p>
          </table:table-cell>
          <table:table-cell table:style-name="ce2" office:value-type="string">
            <text:p>Alg 13</text:p>
          </table:table-cell>
          <table:table-cell table:style-name="ce5" office:value-type="float" office:value="100">
            <text:p>100,0000</text:p>
          </table:table-cell>
          <table:table-cell table:style-name="ce5" office:value-type="float" office:value="66.2295">
            <text:p>66,2295</text:p>
          </table:table-cell>
          <table:table-cell table:style-name="ce5" office:value-type="float" office:value="33.7705">
            <text:p>33,770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610">
            <text:p>610</text:p>
          </table:table-cell>
          <table:table-cell table:style-name="ce2" table:number-columns-repeated="2"/>
          <table:table-cell table:style-name="ce2" office:value-type="string">
            <text:p>Occ. V18 Inc. V6 Edge</text:p>
          </table:table-cell>
          <table:table-cell table:style-name="ce2" office:value-type="string">
            <text:p>Alg 13</text:p>
          </table:table-cell>
          <table:table-cell table:style-name="ce5" office:value-type="float" office:value="17.3267">
            <text:p>17,3267</text:p>
          </table:table-cell>
          <table:table-cell table:style-name="ce5" office:value-type="float" office:value="0.6374">
            <text:p>0,6374</text:p>
          </table:table-cell>
          <table:table-cell table:style-name="ce5" office:value-type="float" office:value="13.1397">
            <text:p>13,1397</text:p>
          </table:table-cell>
          <table:table-cell table:style-name="ce5" office:value-type="float" office:value="86.2229">
            <text:p>86,2229</text:p>
          </table:table-cell>
          <table:table-cell table:style-name="ce7" office:value-type="float" office:value="10982">
            <text:p>10982</text:p>
          </table:table-cell>
          <table:table-cell table:style-name="ce10" table:formula="of:=([.N81]+[.M81])/[.O81]" office:value-type="float" office:value="0.159784697568743">
            <text:p>0,1598</text:p>
          </table:table-cell>
          <table:table-cell table:style-name="ce2"/>
          <table:table-cell table:style-name="ce2" office:value-type="string">
            <text:p>Occ. V18 Inc. V6 Edge</text:p>
          </table:table-cell>
          <table:table-cell table:style-name="ce2" office:value-type="string">
            <text:p>Alg 13</text:p>
          </table:table-cell>
          <table:table-cell table:style-name="ce5" office:value-type="float" office:value="41.5842">
            <text:p>41,5842</text:p>
          </table:table-cell>
          <table:table-cell table:style-name="ce5" office:value-type="float" office:value="2.5071">
            <text:p>2,5071</text:p>
          </table:table-cell>
          <table:table-cell table:style-name="ce5" office:value-type="float" office:value="24.3993">
            <text:p>24,3993</text:p>
          </table:table-cell>
          <table:table-cell table:style-name="ce5" office:value-type="float" office:value="73.0936">
            <text:p>73,0936</text:p>
          </table:table-cell>
          <table:table-cell table:style-name="ce7" office:value-type="float" office:value="6701">
            <text:p>6701</text:p>
          </table:table-cell>
          <table:table-cell table:style-name="ce10" table:formula="of:=([.V81]+[.W81])/[.X81]" office:value-type="float" office:value="0.368108835794105">
            <text:p>0,3681</text:p>
          </table:table-cell>
        </table:table-row>
        <table:table-row table:style-name="ro1">
          <table:table-cell table:style-name="ce2" office:value-type="string">
            <text:p>Occ. V18 Inc. V18 Edge</text:p>
          </table:table-cell>
          <table:table-cell table:style-name="ce2" office:value-type="string">
            <text:p>Alg 14</text:p>
          </table:table-cell>
          <table:table-cell table:style-name="ce5" office:value-type="float" office:value="100">
            <text:p>100,0000</text:p>
          </table:table-cell>
          <table:table-cell table:style-name="ce5" office:value-type="float" office:value="3.7023">
            <text:p>3,7023</text:p>
          </table:table-cell>
          <table:table-cell table:style-name="ce5" office:value-type="float" office:value="16.184">
            <text:p>16,1840</text:p>
          </table:table-cell>
          <table:table-cell table:style-name="ce5" office:value-type="float" office:value="80.1136">
            <text:p>80,1136</text:p>
          </table:table-cell>
          <table:table-cell table:style-name="ce7" office:value-type="float" office:value="10912">
            <text:p>10912</text:p>
          </table:table-cell>
          <table:table-cell table:style-name="ce2" table:number-columns-repeated="2"/>
          <table:table-cell table:style-name="ce2" office:value-type="string">
            <text:p>Occ. V18 Inc. V18 Edge</text:p>
          </table:table-cell>
          <table:table-cell table:style-name="ce2" office:value-type="string">
            <text:p>Alg 14</text:p>
          </table:table-cell>
          <table:table-cell table:style-name="ce5" office:value-type="float" office:value="17.3267">
            <text:p>17,3267</text:p>
          </table:table-cell>
          <table:table-cell table:style-name="ce5" office:value-type="float" office:value="0.542">
            <text:p>0,5420</text:p>
          </table:table-cell>
          <table:table-cell table:style-name="ce5" office:value-type="float" office:value="11.7993">
            <text:p>11,7993</text:p>
          </table:table-cell>
          <table:table-cell table:style-name="ce5" office:value-type="float" office:value="87.6587">
            <text:p>87,6587</text:p>
          </table:table-cell>
          <table:table-cell table:style-name="ce7" office:value-type="float" office:value="12916">
            <text:p>12916</text:p>
          </table:table-cell>
          <table:table-cell table:style-name="ce10" table:formula="of:=([.N82]+[.M82])/[.O82]" office:value-type="float" office:value="0.140788079220887">
            <text:p>0,1408</text:p>
          </table:table-cell>
          <table:table-cell table:style-name="ce2"/>
          <table:table-cell table:style-name="ce2" office:value-type="string">
            <text:p>Occ. V18 Inc. V18 Edge</text:p>
          </table:table-cell>
          <table:table-cell table:style-name="ce2" office:value-type="string">
            <text:p>Alg 14</text:p>
          </table:table-cell>
          <table:table-cell table:style-name="ce5" office:value-type="float" office:value="73.0198">
            <text:p>73,0198</text:p>
          </table:table-cell>
          <table:table-cell table:style-name="ce5" office:value-type="float" office:value="2.2445">
            <text:p>2,2445</text:p>
          </table:table-cell>
          <table:table-cell table:style-name="ce5" office:value-type="float" office:value="18.6107">
            <text:p>18,6107</text:p>
          </table:table-cell>
          <table:table-cell table:style-name="ce5" office:value-type="float" office:value="79.1448">
            <text:p>79,1448</text:p>
          </table:table-cell>
          <table:table-cell table:style-name="ce7" office:value-type="float" office:value="13143">
            <text:p>13143</text:p>
          </table:table-cell>
          <table:table-cell table:style-name="ce10" table:formula="of:=([.V82]+[.W82])/[.X82]" office:value-type="float" office:value="0.263506888639557">
            <text:p>0,2635</text:p>
          </table:table-cell>
        </table:table-row>
        <table:table-row table:style-name="ro1">
          <table:table-cell table:style-name="ce2" office:value-type="string">
            <text:p>Occ. V18 Inc. V26 Edge</text:p>
          </table:table-cell>
          <table:table-cell table:style-name="ce2" office:value-type="string">
            <text:p>Alg 15</text:p>
          </table:table-cell>
          <table:table-cell table:style-name="ce5" office:value-type="float" office:value="100">
            <text:p>100,0000</text:p>
          </table:table-cell>
          <table:table-cell table:style-name="ce5" office:value-type="float" office:value="3.7023">
            <text:p>3,7023</text:p>
          </table:table-cell>
          <table:table-cell table:style-name="ce5" office:value-type="float" office:value="16.184">
            <text:p>16,1840</text:p>
          </table:table-cell>
          <table:table-cell table:style-name="ce5" office:value-type="float" office:value="80.1136">
            <text:p>80,1136</text:p>
          </table:table-cell>
          <table:table-cell table:style-name="ce7" office:value-type="float" office:value="10912">
            <text:p>10912</text:p>
          </table:table-cell>
          <table:table-cell table:style-name="ce2" table:number-columns-repeated="2"/>
          <table:table-cell table:style-name="ce2" office:value-type="string">
            <text:p>Occ. V18 Inc. V26 Edge</text:p>
          </table:table-cell>
          <table:table-cell table:style-name="ce2" office:value-type="string">
            <text:p>Alg 15</text:p>
          </table:table-cell>
          <table:table-cell table:style-name="ce5" office:value-type="float" office:value="17.3267">
            <text:p>17,3267</text:p>
          </table:table-cell>
          <table:table-cell table:style-name="ce5" office:value-type="float" office:value="0.5307">
            <text:p>0,5307</text:p>
          </table:table-cell>
          <table:table-cell table:style-name="ce5" office:value-type="float" office:value="11.5551">
            <text:p>11,5551</text:p>
          </table:table-cell>
          <table:table-cell table:style-name="ce5" office:value-type="float" office:value="87.9142">
            <text:p>87,9142</text:p>
          </table:table-cell>
          <table:table-cell table:style-name="ce7" office:value-type="float" office:value="13189">
            <text:p>13189</text:p>
          </table:table-cell>
          <table:table-cell table:style-name="ce10" table:formula="of:=([.N83]+[.M83])/[.O83]" office:value-type="float" office:value="0.13747267221905">
            <text:p>0,1375</text:p>
          </table:table-cell>
          <table:table-cell table:style-name="ce2"/>
          <table:table-cell table:style-name="ce2" office:value-type="string">
            <text:p>Occ. V18 Inc. V26 Edge</text:p>
          </table:table-cell>
          <table:table-cell table:style-name="ce2" office:value-type="string">
            <text:p>Alg 15</text:p>
          </table:table-cell>
          <table:table-cell table:style-name="ce5" office:value-type="float" office:value="76.4851">
            <text:p>76,4851</text:p>
          </table:table-cell>
          <table:table-cell table:style-name="ce5" office:value-type="float" office:value="2.1061">
            <text:p>2,1061</text:p>
          </table:table-cell>
          <table:table-cell table:style-name="ce5" office:value-type="float" office:value="18.4978">
            <text:p>18,4978</text:p>
          </table:table-cell>
          <table:table-cell table:style-name="ce5" office:value-type="float" office:value="79.3961">
            <text:p>79,3961</text:p>
          </table:table-cell>
          <table:table-cell table:style-name="ce7" office:value-type="float" office:value="14672">
            <text:p>14672</text:p>
          </table:table-cell>
          <table:table-cell table:style-name="ce10" table:formula="of:=([.V83]+[.W83])/[.X83]" office:value-type="float" office:value="0.259507708816932">
            <text:p>0,2595</text:p>
          </table:table-cell>
        </table:table-row>
        <table:table-row table:style-name="ro1">
          <table:table-cell table:style-name="ce2" office:value-type="string">
            <text:p>Occ. V26 Inc. V6 Edge</text:p>
          </table:table-cell>
          <table:table-cell table:style-name="ce2" office:value-type="string">
            <text:p>Alg 16</text:p>
          </table:table-cell>
          <table:table-cell table:style-name="ce5" office:value-type="float" office:value="100">
            <text:p>100,0000</text:p>
          </table:table-cell>
          <table:table-cell table:style-name="ce5" office:value-type="float" office:value="65.798">
            <text:p>65,7980</text:p>
          </table:table-cell>
          <table:table-cell table:style-name="ce5" office:value-type="float" office:value="34.202">
            <text:p>34,20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6614">
            <text:p>6614</text:p>
          </table:table-cell>
          <table:table-cell table:style-name="ce2" table:number-columns-repeated="2"/>
          <table:table-cell table:style-name="ce2" office:value-type="string">
            <text:p>Occ. V26 Inc. V6 Edge</text:p>
          </table:table-cell>
          <table:table-cell table:style-name="ce2" office:value-type="string">
            <text:p>Alg 16</text:p>
          </table:table-cell>
          <table:table-cell table:style-name="ce5" office:value-type="float" office:value="29.2079">
            <text:p>29,2079</text:p>
          </table:table-cell>
          <table:table-cell table:style-name="ce5" office:value-type="float" office:value="0.8909">
            <text:p>0,8909</text:p>
          </table:table-cell>
          <table:table-cell table:style-name="ce5" office:value-type="float" office:value="14.1563">
            <text:p>14,1563</text:p>
          </table:table-cell>
          <table:table-cell table:style-name="ce5" office:value-type="float" office:value="84.9528">
            <text:p>84,9528</text:p>
          </table:table-cell>
          <table:table-cell table:style-name="ce7" office:value-type="float" office:value="13245">
            <text:p>13245</text:p>
          </table:table-cell>
          <table:table-cell table:style-name="ce10" table:formula="of:=([.N84]+[.M84])/[.O84]" office:value-type="float" office:value="0.177124238400618">
            <text:p>0,1771</text:p>
          </table:table-cell>
          <table:table-cell table:style-name="ce2"/>
          <table:table-cell table:style-name="ce2" office:value-type="string">
            <text:p>Occ. V26 Inc. V6 Edge</text:p>
          </table:table-cell>
          <table:table-cell table:style-name="ce2" office:value-type="string">
            <text:p>Alg 16</text:p>
          </table:table-cell>
          <table:table-cell table:style-name="ce5" office:value-type="float" office:value="47.0297">
            <text:p>47,0297</text:p>
          </table:table-cell>
          <table:table-cell table:style-name="ce5" office:value-type="float" office:value="2.7089">
            <text:p>2,7089</text:p>
          </table:table-cell>
          <table:table-cell table:style-name="ce5" office:value-type="float" office:value="25.8483">
            <text:p>25,8483</text:p>
          </table:table-cell>
          <table:table-cell table:style-name="ce5" office:value-type="float" office:value="71.4428">
            <text:p>71,4428</text:p>
          </table:table-cell>
          <table:table-cell table:style-name="ce7" office:value-type="float" office:value="7014">
            <text:p>7014</text:p>
          </table:table-cell>
          <table:table-cell table:style-name="ce10" table:formula="of:=([.V84]+[.W84])/[.X84]" office:value-type="float" office:value="0.399721175541832">
            <text:p>0,3997</text:p>
          </table:table-cell>
        </table:table-row>
        <table:table-row table:style-name="ro1">
          <table:table-cell table:style-name="ce2" office:value-type="string">
            <text:p>Occ. V26 Inc. V18 Edge</text:p>
          </table:table-cell>
          <table:table-cell table:style-name="ce2" office:value-type="string">
            <text:p>Alg 17</text:p>
          </table:table-cell>
          <table:table-cell table:style-name="ce5" office:value-type="float" office:value="100">
            <text:p>100,0000</text:p>
          </table:table-cell>
          <table:table-cell table:style-name="ce5" office:value-type="float" office:value="3.701">
            <text:p>3,7010</text:p>
          </table:table-cell>
          <table:table-cell table:style-name="ce5" office:value-type="float" office:value="16.2147">
            <text:p>16,2147</text:p>
          </table:table-cell>
          <table:table-cell table:style-name="ce5" office:value-type="float" office:value="80.0843">
            <text:p>80,0843</text:p>
          </table:table-cell>
          <table:table-cell table:style-name="ce7" office:value-type="float" office:value="10916">
            <text:p>10916</text:p>
          </table:table-cell>
          <table:table-cell table:style-name="ce2" table:number-columns-repeated="2"/>
          <table:table-cell table:style-name="ce2" office:value-type="string">
            <text:p>Occ. V26 Inc. V18 Edge</text:p>
          </table:table-cell>
          <table:table-cell table:style-name="ce2" office:value-type="string">
            <text:p>Alg 17</text:p>
          </table:table-cell>
          <table:table-cell table:style-name="ce5" office:value-type="float" office:value="29.2079">
            <text:p>29,2079</text:p>
          </table:table-cell>
          <table:table-cell table:style-name="ce5" office:value-type="float" office:value="0.768">
            <text:p>0,7680</text:p>
          </table:table-cell>
          <table:table-cell table:style-name="ce5" office:value-type="float" office:value="12.7953">
            <text:p>12,7953</text:p>
          </table:table-cell>
          <table:table-cell table:style-name="ce5" office:value-type="float" office:value="86.4367">
            <text:p>86,4367</text:p>
          </table:table-cell>
          <table:table-cell table:style-name="ce7" office:value-type="float" office:value="15365">
            <text:p>15365</text:p>
          </table:table-cell>
          <table:table-cell table:style-name="ce10" table:formula="of:=([.N85]+[.M85])/[.O85]" office:value-type="float" office:value="0.156915985918019">
            <text:p>0,1569</text:p>
          </table:table-cell>
          <table:table-cell table:style-name="ce2"/>
          <table:table-cell table:style-name="ce2" office:value-type="string">
            <text:p>Occ. V26 Inc. V18 Edge</text:p>
          </table:table-cell>
          <table:table-cell table:style-name="ce2" office:value-type="string">
            <text:p>Alg 17</text:p>
          </table:table-cell>
          <table:table-cell table:style-name="ce5" office:value-type="float" office:value="78.4653">
            <text:p>78,4653</text:p>
          </table:table-cell>
          <table:table-cell table:style-name="ce5" office:value-type="float" office:value="2.2719">
            <text:p>2,2719</text:p>
          </table:table-cell>
          <table:table-cell table:style-name="ce5" office:value-type="float" office:value="20.1247">
            <text:p>20,1247</text:p>
          </table:table-cell>
          <table:table-cell table:style-name="ce5" office:value-type="float" office:value="77.6034">
            <text:p>77,6034</text:p>
          </table:table-cell>
          <table:table-cell table:style-name="ce7" office:value-type="float" office:value="13953">
            <text:p>13953</text:p>
          </table:table-cell>
          <table:table-cell table:style-name="ce10" table:formula="of:=([.V85]+[.W85])/[.X85]" office:value-type="float" office:value="0.288603334389988">
            <text:p>0,2886</text:p>
          </table:table-cell>
        </table:table-row>
        <table:table-row table:style-name="ro1">
          <table:table-cell table:style-name="ce2" office:value-type="string">
            <text:p>Occ. V26 Inc. V26 Edge</text:p>
          </table:table-cell>
          <table:table-cell table:style-name="ce2" office:value-type="string">
            <text:p>Alg 18</text:p>
          </table:table-cell>
          <table:table-cell table:style-name="ce5" office:value-type="float" office:value="100">
            <text:p>100,0000</text:p>
          </table:table-cell>
          <table:table-cell table:style-name="ce5" office:value-type="float" office:value="3.6344">
            <text:p>3,6344</text:p>
          </table:table-cell>
          <table:table-cell table:style-name="ce5" office:value-type="float" office:value="17.7222">
            <text:p>17,7222</text:p>
          </table:table-cell>
          <table:table-cell table:style-name="ce5" office:value-type="float" office:value="78.6434">
            <text:p>78,6434</text:p>
          </table:table-cell>
          <table:table-cell table:style-name="ce7" office:value-type="float" office:value="11116">
            <text:p>11116</text:p>
          </table:table-cell>
          <table:table-cell table:style-name="ce2" table:number-columns-repeated="2"/>
          <table:table-cell table:style-name="ce2" office:value-type="string">
            <text:p>Occ. V26 Inc. V26 Edge</text:p>
          </table:table-cell>
          <table:table-cell table:style-name="ce2" office:value-type="string">
            <text:p>Alg 18</text:p>
          </table:table-cell>
          <table:table-cell table:style-name="ce5" office:value-type="float" office:value="29.2079">
            <text:p>29,2079</text:p>
          </table:table-cell>
          <table:table-cell table:style-name="ce5" office:value-type="float" office:value="0.7546">
            <text:p>0,7546</text:p>
          </table:table-cell>
          <table:table-cell table:style-name="ce5" office:value-type="float" office:value="12.5719">
            <text:p>12,5719</text:p>
          </table:table-cell>
          <table:table-cell table:style-name="ce5" office:value-type="float" office:value="86.6735">
            <text:p>86,6735</text:p>
          </table:table-cell>
          <table:table-cell table:style-name="ce7" office:value-type="float" office:value="15638">
            <text:p>15638</text:p>
          </table:table-cell>
          <table:table-cell table:style-name="ce10" table:formula="of:=([.N86]+[.M86])/[.O86]" office:value-type="float" office:value="0.153755184687361">
            <text:p>0,1538</text:p>
          </table:table-cell>
          <table:table-cell table:style-name="ce2"/>
          <table:table-cell table:style-name="ce2" office:value-type="string">
            <text:p>Occ. V26 Inc. V26 Edge</text:p>
          </table:table-cell>
          <table:table-cell table:style-name="ce2" office:value-type="string">
            <text:p>Alg 18</text:p>
          </table:table-cell>
          <table:table-cell table:style-name="ce5" office:value-type="float" office:value="81.9307">
            <text:p>81,9307</text:p>
          </table:table-cell>
          <table:table-cell table:style-name="ce5" office:value-type="float" office:value="2.1349">
            <text:p>2,1349</text:p>
          </table:table-cell>
          <table:table-cell table:style-name="ce5" office:value-type="float" office:value="19.9819">
            <text:p>19,9819</text:p>
          </table:table-cell>
          <table:table-cell table:style-name="ce5" office:value-type="float" office:value="77.8831">
            <text:p>77,8831</text:p>
          </table:table-cell>
          <table:table-cell table:style-name="ce7" office:value-type="float" office:value="15504">
            <text:p>15504</text:p>
          </table:table-cell>
          <table:table-cell table:style-name="ce10" table:formula="of:=([.V86]+[.W86])/[.X86]" office:value-type="float" office:value="0.283974315352111">
            <text:p>0,2840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percentage-style style:name="N108">
      <number:number number:decimal-places="4" number:min-integer-digits="1"/>
      <number:text>%</number:text>
    </number:percentage-style>
    <number:number-style style:name="N109">
      <number:number number:decimal-places="4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6">16.12.2019</text:date>, <text:time>03:18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21:41:28.59</meta:creation-date>
    <dc:date>2019-12-16T03:18:34.02</dc:date>
    <meta:editing-duration>PT11H52M52S</meta:editing-duration>
    <meta:editing-cycles>7</meta:editing-cycles>
    <meta:generator>OpenOffice/4.1.6$Win32 OpenOffice.org_project/416m1$Build-9790</meta:generator>
    <meta:document-statistic meta:table-count="3" meta:cell-count="1796" meta:object-count="0"/>
  </office:meta>
</office:document-meta>
</file>